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none"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none" fo:border-right="0.5pt solid #000000" fo:border-top="none" fo:border-bottom="none"/>
    </style:style>
    <style:style style:name="Personagem-Exemplo.A7" style:family="table-cell">
      <style:table-cell-properties fo:padding="0.097cm" fo:border-left="0.5pt solid #000000" fo:border-right="none" fo:border-top="none" fo:border-bottom="0.5pt solid #000000"/>
    </style:style>
    <style:style style:name="Personagem-Exemplo.B7" style:family="table-cell">
      <style:table-cell-properties fo:padding="0.097cm" fo:border-left="none" fo:border-right="0.5pt solid #000000" fo:border-top="none" fo:border-bottom="0.5pt solid #000000"/>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Exempl-Impacto" style:family="table">
      <style:table-properties style:width="12.201cm" table:align="margins"/>
    </style:style>
    <style:style style:name="Exempl-Impacto.A" style:family="table-column">
      <style:table-column-properties style:column-width="12.201cm" style:rel-column-width="65535*"/>
    </style:style>
    <style:style style:name="Exempl-Impacto.A1" style:family="table-cell">
      <style:table-cell-properties fo:padding="0.097cm" fo:border="0.5pt solid #000000"/>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left="0.5pt solid #000000" fo:border-right="none" fo:border-top="0.5pt solid #000000" fo:border-bottom="none"/>
    </style:style>
    <style:style style:name="Traços-Exemplo.B1" style:family="table-cell">
      <style:table-cell-properties fo:padding="0.097cm" fo:border-left="none" fo:border-right="0.5pt solid #000000" fo:border-top="0.5pt solid #000000" fo:border-bottom="none"/>
    </style:style>
    <style:style style:name="Traços-Exemplo.A2" style:family="table-cell">
      <style:table-cell-properties style:vertical-align="middle" fo:padding="0.097cm" fo:border-left="0.5pt solid #000000" fo:border-right="none" fo:border-top="none" fo:border-bottom="none"/>
    </style:style>
    <style:style style:name="Traços-Exemplo.B2" style:family="table-cell">
      <style:table-cell-properties fo:padding="0.097cm" fo:border-left="none" fo:border-right="0.5pt solid #000000" fo:border-top="none" fo:border-bottom="none"/>
    </style:style>
    <style:style style:name="Traços-Exemplo.B3" style:family="table-cell">
      <style:table-cell-properties fo:padding="0.097cm" fo:border-left="none" fo:border-right="0.5pt solid #000000" fo:border-top="none" fo:border-bottom="none"/>
    </style:style>
    <style:style style:name="Traços-Exemplo.A4" style:family="table-cell">
      <style:table-cell-properties style:vertical-align="middle" fo:padding="0.097cm" fo:border-left="0.5pt solid #000000" fo:border-right="none"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left="0.5pt solid #000000" fo:border-right="none" fo:border-top="0.5pt solid #000000" fo:border-bottom="none"/>
    </style:style>
    <style:style style:name="Equipamentos-Exemplo.B1" style:family="table-cell">
      <style:table-cell-properties fo:padding="0.097cm" fo:border-left="none" fo:border-right="0.5pt solid #000000" fo:border-top="0.5pt solid #000000" fo:border-bottom="none"/>
    </style:style>
    <style:style style:name="Equipamentos-Exemplo.A2" style:family="table-cell">
      <style:table-cell-properties style:vertical-align="middle" fo:padding="0.097cm" fo:border-left="0.5pt solid #000000" fo:border-right="none" fo:border-top="none" fo:border-bottom="none"/>
    </style:style>
    <style:style style:name="Equipamentos-Exemplo.B2" style:family="table-cell">
      <style:table-cell-properties fo:padding="0.097cm" fo:border-left="none" fo:border-right="0.5pt solid #000000" fo:border-top="none" fo:border-bottom="none"/>
    </style:style>
    <style:style style:name="Equipamentos-Exemplo.B3" style:family="table-cell">
      <style:table-cell-properties fo:padding="0.097cm" fo:border-left="none" fo:border-right="0.5pt solid #000000" fo:border-top="none" fo:border-bottom="none"/>
    </style:style>
    <style:style style:name="Equipamentos-Exemplo.A4" style:family="table-cell">
      <style:table-cell-properties style:vertical-align="middle" fo:padding="0.097cm" fo:border-left="0.5pt solid #000000" fo:border-right="none"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201cm" table:align="margins" fo:keep-with-next="alway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left="0.5pt solid #000000" fo:border-right="none" fo:border-top="0.5pt solid #000000" fo:border-bottom="none"/>
    </style:style>
    <style:style style:name="Efeitos-Exemplo.B1" style:family="table-cell">
      <style:table-cell-properties fo:padding="0.097cm" fo:border-left="none" fo:border-right="0.5pt solid #000000" fo:border-top="0.5pt solid #000000" fo:border-bottom="none"/>
    </style:style>
    <style:style style:name="Efeitos-Exemplo.A2" style:family="table-cell">
      <style:table-cell-properties style:vertical-align="middle" fo:padding="0.097cm" fo:border-left="0.5pt solid #000000" fo:border-right="none" fo:border-top="none" fo:border-bottom="none"/>
    </style:style>
    <style:style style:name="Efeitos-Exemplo.B2" style:family="table-cell">
      <style:table-cell-properties fo:padding="0.097cm" fo:border-left="none" fo:border-right="0.5pt solid #000000" fo:border-top="none" fo:border-bottom="none"/>
    </style:style>
    <style:style style:name="Efeitos-Exemplo.B3" style:family="table-cell">
      <style:table-cell-properties fo:padding="0.097cm" fo:border-left="none" fo:border-right="0.5pt solid #000000" fo:border-top="none" fo:border-bottom="none"/>
    </style:style>
    <style:style style:name="Efeitos-Exemplo.A4" style:family="table-cell">
      <style:table-cell-properties style:vertical-align="middle" fo:padding="0.097cm" fo:border-left="0.5pt solid #000000" fo:border-right="none"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Squencia-do-Teste" style:family="table">
      <style:table-properties style:width="12.201cm" table:align="margins" style:may-break-between-rows="false"/>
    </style:style>
    <style:style style:name="Squencia-do-Teste.A" style:family="table-column">
      <style:table-column-properties style:column-width="1.639cm" style:rel-column-width="8801*"/>
    </style:style>
    <style:style style:name="Squencia-do-Teste.B" style:family="table-column">
      <style:table-column-properties style:column-width="10.562cm" style:rel-column-width="56734*"/>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201cm" table:align="margins" style:may-break-between-rows="false"/>
    </style:style>
    <style:style style:name="Impactos-Causados.A" style:family="table-column">
      <style:table-column-properties style:column-width="2.05cm" style:rel-column-width="11009*"/>
    </style:style>
    <style:style style:name="Impactos-Causados.B" style:family="table-column">
      <style:table-column-properties style:column-width="2.408cm" style:rel-column-width="12936*"/>
    </style:style>
    <style:style style:name="Impactos-Causados.C" style:family="table-column">
      <style:table-column-properties style:column-width="3.971cm" style:rel-column-width="21331*"/>
    </style:style>
    <style:style style:name="Impactos-Causados.D" style:family="table-column">
      <style:table-column-properties style:column-width="3.771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2.605cm" style:rel-column-width="13993*"/>
    </style:style>
    <style:style style:name="Atencao-e-Reflexo.B" style:family="table-column">
      <style:table-column-properties style:column-width="3.256cm" style:rel-column-width="17489*"/>
    </style:style>
    <style:style style:name="Atencao-e-Reflexo.C" style:family="table-column">
      <style:table-column-properties style:column-width="3.013cm" style:rel-column-width="16182*"/>
    </style:style>
    <style:style style:name="Atencao-e-Reflexo.D" style:family="table-column">
      <style:table-column-properties style:column-width="3.327cm" style:rel-column-width="17871*"/>
    </style:style>
    <style:style style:name="Atencao-e-Reflexo.1" style:family="table-row">
      <style:table-row-properties fo:keep-together="always"/>
    </style:style>
    <style:style style:name="Atencao-e-Reflexo.A1" style:family="table-cell">
      <style:table-cell-properties style:vertical-align="middle" fo:padding="0.097cm" fo:border-left="0.5pt solid #000000" fo:border-right="none" fo:border-top="0.5pt solid #000000" fo:border-bottom="none"/>
    </style:style>
    <style:style style:name="Atencao-e-Reflexo.B1" style:family="table-cell">
      <style:table-cell-properties style:vertical-align="middle" fo:padding="0.097cm" fo:border-left="none" fo:border-right="none" fo:border-top="0.5pt solid #000000" fo:border-bottom="none"/>
    </style:style>
    <style:style style:name="Atencao-e-Reflexo.D1" style:family="table-cell">
      <style:table-cell-properties style:vertical-align="middle" fo:padding="0.097cm" fo:border-left="none" fo:border-right="0.5pt solid #000000" fo:border-top="0.5pt solid #000000" fo:border-bottom="none"/>
    </style:style>
    <style:style style:name="Atencao-e-Reflexo.2" style:family="table-row">
      <style:table-row-properties style:min-row-height="2.455cm" fo:keep-together="always"/>
    </style:style>
    <style:style style:name="Atencao-e-Reflexo.A2" style:family="table-cell">
      <style:table-cell-properties style:vertical-align="middle" fo:padding="0.097cm" fo:border-left="0.5pt solid #000000" fo:border-right="none" fo:border-top="none" fo:border-bottom="none"/>
    </style:style>
    <style:style style:name="Atencao-e-Reflexo.B2" style:family="table-cell">
      <style:table-cell-properties style:vertical-align="middle" fo:padding="0.097cm" fo:border="none"/>
    </style:style>
    <style:style style:name="Atencao-e-Reflexo.D2" style:family="table-cell">
      <style:table-cell-properties style:vertical-align="middle" fo:padding="0.097cm" fo:border-left="none" fo:border-right="0.5pt solid #000000" fo:border-top="none" fo:border-bottom="none"/>
    </style:style>
    <style:style style:name="Atencao-e-Reflexo.A3" style:family="table-cell">
      <style:table-cell-properties style:vertical-align="middle" fo:padding="0.097cm" fo:border-left="0.5pt solid #000000" fo:border-right="none" fo:border-top="none" fo:border-bottom="0.5pt solid #000000"/>
    </style:style>
    <style:style style:name="Atencao-e-Reflexo.B3" style:family="table-cell">
      <style:table-cell-properties style:vertical-align="middle" fo:padding="0.097cm" fo:border-left="none" fo:border-right="none" fo:border-top="none" fo:border-bottom="0.5pt solid #000000"/>
    </style:style>
    <style:style style:name="Atencao-e-Reflexo.D3" style:family="table-cell">
      <style:table-cell-properties style:vertical-align="middle" fo:padding="0.097cm" fo:border-left="none" fo:border-right="0.5pt solid #000000" fo:border-top="none" fo:border-bottom="0.5pt solid #000000"/>
    </style:style>
    <style:style style:name="Temas" style:family="table">
      <style:table-properties style:width="12.197cm" table:align="left"/>
    </style:style>
    <style:style style:name="Temas.A" style:family="table-column">
      <style:table-column-properties style:column-width="2.408cm"/>
    </style:style>
    <style:style style:name="Temas.B" style:family="table-column">
      <style:table-column-properties style:column-width="9.79cm"/>
    </style:style>
    <style:style style:name="Temas.A1" style:family="table-cell">
      <style:table-cell-properties fo:padding="0.097cm" fo:border-left="0.5pt solid #000000" fo:border-right="none" fo:border-top="0.5pt solid #000000" fo:border-bottom="none"/>
    </style:style>
    <style:style style:name="Temas.B1" style:family="table-cell">
      <style:table-cell-properties fo:padding="0.097cm" fo:border-left="none" fo:border-right="0.5pt solid #000000" fo:border-top="0.5pt solid #000000" fo:border-bottom="none"/>
    </style:style>
    <style:style style:name="Temas.A2" style:family="table-cell">
      <style:table-cell-properties style:vertical-align="middle" fo:padding="0.097cm" fo:border-left="0.5pt solid #000000" fo:border-right="none" fo:border-top="none" fo:border-bottom="none"/>
    </style:style>
    <style:style style:name="Temas.B2" style:family="table-cell">
      <style:table-cell-properties fo:padding="0.097cm" fo:border-left="none" fo:border-right="0.5pt solid #000000" fo:border-top="none" fo:border-bottom="none"/>
    </style:style>
    <style:style style:name="Temas.B3" style:family="table-cell">
      <style:table-cell-properties fo:padding="0.097cm" fo:border-left="none" fo:border-right="0.5pt solid #000000" fo:border-top="none" fo:border-bottom="none"/>
    </style:style>
    <style:style style:name="Temas.B4" style:family="table-cell">
      <style:table-cell-properties fo:padding="0.097cm" fo:border-left="none" fo:border-right="0.5pt solid #000000" fo:border-top="none" fo:border-bottom="none"/>
    </style:style>
    <style:style style:name="Temas.A5" style:family="table-cell">
      <style:table-cell-properties style:vertical-align="middle" fo:padding="0.097cm" fo:border-left="0.5pt solid #000000" fo:border-right="none" fo:border-top="none" fo:border-bottom="0.5pt solid #000000"/>
    </style:style>
    <style:style style:name="Temas.B5" style:family="table-cell">
      <style:table-cell-properties fo:padding="0.097cm" fo:border-left="none" fo:border-right="0.5pt solid #000000" fo:border-top="none" fo:border-bottom="0.5pt solid #000000"/>
    </style:style>
    <style:style style:name="Personagens-Exemplo" style:family="table">
      <style:table-properties style:width="12.204cm" fo:margin-left="-0.004cm" table:align="left"/>
    </style:style>
    <style:style style:name="Personagens-Exemplo.A" style:family="table-column">
      <style:table-column-properties style:column-width="2.805cm"/>
    </style:style>
    <style:style style:name="Personagens-Exemplo.B" style:family="table-column">
      <style:table-column-properties style:column-width="9.4cm"/>
    </style:style>
    <style:style style:name="Personagens-Exemplo.A1" style:family="table-cell">
      <style:table-cell-properties fo:padding="0.097cm" fo:border-left="0.5pt solid #000000" fo:border-right="none" fo:border-top="0.5pt solid #000000" fo:border-bottom="none"/>
    </style:style>
    <style:style style:name="Personagens-Exemplo.B1" style:family="table-cell">
      <style:table-cell-properties fo:padding="0.097cm" fo:border-left="none" fo:border-right="0.5pt solid #000000" fo:border-top="0.5pt solid #000000" fo:border-bottom="none"/>
    </style:style>
    <style:style style:name="Personagens-Exemplo.2" style:family="table-row">
      <style:table-row-properties style:min-row-height="0.868cm"/>
    </style:style>
    <style:style style:name="Personagens-Exemplo.A2" style:family="table-cell">
      <style:table-cell-properties style:vertical-align="middle" fo:padding="0.097cm" fo:border-left="0.5pt solid #000000" fo:border-right="none" fo:border-top="none" fo:border-bottom="none"/>
    </style:style>
    <style:style style:name="Personagens-Exemplo.B2" style:family="table-cell">
      <style:table-cell-properties style:vertical-align="middle" fo:padding="0.097cm" fo:border-left="none" fo:border-right="0.5pt solid #000000" fo:border-top="none" fo:border-bottom="none"/>
    </style:style>
    <style:style style:name="Personagens-Exemplo.3" style:family="table-row">
      <style:table-row-properties style:min-row-height="1.145cm"/>
    </style:style>
    <style:style style:name="Personagens-Exemplo.A4" style:family="table-cell">
      <style:table-cell-properties style:vertical-align="middle" fo:padding="0.097cm" fo:border-left="0.5pt solid #000000" fo:border-right="none" fo:border-top="none" fo:border-bottom="0.5pt solid #000000"/>
    </style:style>
    <style:style style:name="Personagens-Exemplo.B4" style:family="table-cell">
      <style:table-cell-properties fo:padding="0.097cm" fo:border-left="none" fo:border-right="0.5pt solid #000000" fo:border-top="none" fo:border-bottom="0.5pt solid #000000"/>
    </style:style>
    <style:style style:name="P1" style:family="paragraph" style:parent-style-name="Table_20_Contents">
      <style:paragraph-properties fo:text-align="center" style:justify-single-word="false"/>
      <style:text-properties officeooo:paragraph-rsid="034a66fb"/>
    </style:style>
    <style:style style:name="P2" style:family="paragraph" style:parent-style-name="Table_20_Contents">
      <style:paragraph-properties fo:text-align="justify" style:justify-single-word="false"/>
      <style:text-properties fo:font-size="11pt" officeooo:rsid="0228f443" officeooo:paragraph-rsid="0228f443" style:font-size-asian="11pt" style:font-size-complex="11pt"/>
    </style:style>
    <style:style style:name="P3" style:family="paragraph" style:parent-style-name="Table_20_Contents">
      <style:paragraph-properties fo:text-align="justify" style:justify-single-word="false"/>
      <style:text-properties fo:font-size="11pt" officeooo:rsid="022acc41" officeooo:paragraph-rsid="022acc41" style:font-size-asian="11pt" style:font-size-complex="11pt"/>
    </style:style>
    <style:style style:name="P4" style:family="paragraph" style:parent-style-name="Table_20_Contents">
      <style:paragraph-properties fo:text-align="justify" style:justify-single-word="false"/>
      <style:text-properties fo:font-size="11pt" style:font-size-asian="11pt" style:font-size-complex="11pt"/>
    </style:style>
    <style:style style:name="P5" style:family="paragraph" style:parent-style-name="Table_20_Contents">
      <style:paragraph-properties fo:text-align="justify" style:justify-single-word="false"/>
      <style:text-properties fo:font-size="11pt" officeooo:rsid="02271c23" officeooo:paragraph-rsid="02271c23" style:font-size-asian="11pt" style:font-size-complex="11pt"/>
    </style:style>
    <style:style style:name="P6" style:family="paragraph" style:parent-style-name="Table_20_Contents">
      <style:text-properties fo:font-size="11pt" officeooo:rsid="024d78c7" officeooo:paragraph-rsid="024d78c7" style:font-size-asian="11pt" style:font-size-complex="11pt"/>
    </style:style>
    <style:style style:name="P7" style:family="paragraph" style:parent-style-name="Table_20_Contents">
      <style:text-properties fo:font-size="11pt" officeooo:rsid="02502fa6" officeooo:paragraph-rsid="02502fa6" style:font-size-asian="11pt" style:font-size-complex="11pt"/>
    </style:style>
    <style:style style:name="P8"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9"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10"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11"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12"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13" style:family="paragraph" style:parent-style-name="Table_20_Contents">
      <style:text-properties fo:font-size="11pt" officeooo:rsid="02eeef3e" officeooo:paragraph-rsid="02eeef3e" style:font-size-asian="11pt" style:font-size-complex="11pt"/>
    </style:style>
    <style:style style:name="P14" style:family="paragraph" style:parent-style-name="Table_20_Contents">
      <style:text-properties fo:font-size="11pt" officeooo:rsid="02445b9d" officeooo:paragraph-rsid="02445b9d" style:font-size-asian="11pt" style:font-size-complex="11pt"/>
    </style:style>
    <style:style style:name="P15" style:family="paragraph" style:parent-style-name="Table_20_Contents">
      <style:text-properties fo:font-size="11pt" officeooo:rsid="02443802" officeooo:paragraph-rsid="02443802" style:font-size-asian="11pt" style:font-size-complex="11pt"/>
    </style:style>
    <style:style style:name="P16" style:family="paragraph" style:parent-style-name="Table_20_Contents">
      <style:text-properties fo:font-size="11pt" officeooo:rsid="02476975" officeooo:paragraph-rsid="02476975" style:font-size-asian="11pt" style:font-size-complex="11pt"/>
    </style:style>
    <style:style style:name="P17" style:family="paragraph" style:parent-style-name="Standard">
      <style:text-properties fo:font-size="11pt" style:font-size-asian="11pt" style:font-size-complex="11pt"/>
    </style:style>
    <style:style style:name="P18" style:family="paragraph" style:parent-style-name="Table_20_Contents">
      <style:paragraph-properties fo:text-align="center" style:justify-single-word="false"/>
      <style:text-properties fo:font-size="11pt" officeooo:rsid="017c7ba8" officeooo:paragraph-rsid="017c7ba8" style:font-size-asian="11pt" style:font-size-complex="11pt"/>
    </style:style>
    <style:style style:name="P19" style:family="paragraph" style:parent-style-name="Table_20_Contents">
      <style:paragraph-properties fo:text-align="center" style:justify-single-word="false"/>
      <style:text-properties fo:font-size="11pt" officeooo:rsid="017c7ba8" officeooo:paragraph-rsid="0295c517" style:font-size-asian="11pt" style:font-size-complex="11pt"/>
    </style:style>
    <style:style style:name="P20" style:family="paragraph" style:parent-style-name="Table_20_Contents">
      <style:paragraph-properties fo:text-align="center" style:justify-single-word="false"/>
      <style:text-properties fo:font-size="11pt" officeooo:rsid="0295c517" officeooo:paragraph-rsid="0295c517" style:font-size-asian="11pt" style:font-size-complex="11pt"/>
    </style:style>
    <style:style style:name="P21" style:family="paragraph" style:parent-style-name="Table_20_Contents">
      <style:paragraph-properties fo:text-align="justify" style:justify-single-word="false"/>
      <style:text-properties fo:font-size="11pt" fo:font-weight="bold" officeooo:rsid="0228f443" officeooo:paragraph-rsid="0228f443" style:font-size-asian="11pt" style:font-weight-asian="bold" style:font-size-complex="11pt" style:font-weight-complex="bold"/>
    </style:style>
    <style:style style:name="P22"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23" style:family="paragraph" style:parent-style-name="Table_20_Contents">
      <style:text-properties fo:font-size="11pt" fo:font-weight="bold" officeooo:rsid="02443802" officeooo:paragraph-rsid="02443802" style:font-size-asian="11pt" style:font-weight-asian="bold" style:font-size-complex="11pt" style:font-weight-complex="bold"/>
    </style:style>
    <style:style style:name="P24"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25"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26"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27" style:family="paragraph" style:parent-style-name="Table_20_Contents">
      <style:text-properties fo:font-size="11pt" fo:font-weight="bold" officeooo:rsid="02eeef3e" officeooo:paragraph-rsid="02eeef3e" style:font-size-asian="11pt" style:font-weight-asian="bold" style:font-size-complex="11pt" style:font-weight-complex="bold"/>
    </style:style>
    <style:style style:name="P28"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29" style:family="paragraph" style:parent-style-name="Table_20_Contents">
      <style:paragraph-properties fo:margin-top="0.101cm" fo:margin-bottom="0.101cm" style:contextual-spacing="false"/>
      <style:text-properties fo:font-size="11pt" officeooo:rsid="025fd303" officeooo:paragraph-rsid="025fd303" style:font-size-asian="9.60000038146973pt" style:font-size-complex="11pt"/>
    </style:style>
    <style:style style:name="P30" style:family="paragraph" style:parent-style-name="Table_20_Contents">
      <style:paragraph-properties fo:margin-top="0.101cm" fo:margin-bottom="0.101cm" style:contextual-spacing="false"/>
      <style:text-properties fo:font-size="11pt" officeooo:rsid="026b165c" officeooo:paragraph-rsid="026b165c" style:font-size-asian="9.60000038146973pt" style:font-size-complex="11pt"/>
    </style:style>
    <style:style style:name="P31" style:family="paragraph" style:parent-style-name="Standard">
      <style:paragraph-properties fo:text-align="center" style:justify-single-word="false"/>
      <style:text-properties fo:font-size="11pt" officeooo:rsid="00ef6690" officeooo:paragraph-rsid="03c53812" style:font-size-asian="9.60000038146973pt" style:font-size-complex="11pt"/>
    </style:style>
    <style:style style:name="P32" style:family="paragraph" style:parent-style-name="Standard">
      <style:text-properties fo:font-size="11pt" fo:language="pt" fo:country="BR" officeooo:rsid="00347cd8" officeooo:paragraph-rsid="00347cd8" style:font-size-asian="9.60000038146973pt" style:font-size-complex="11pt"/>
    </style:style>
    <style:style style:name="P33" style:family="paragraph" style:parent-style-name="Table_20_Contents">
      <style:paragraph-properties fo:text-align="center"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35"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36"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37"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8"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39"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40" style:family="paragraph" style:parent-style-name="Standard">
      <style:text-properties fo:font-size="10pt" officeooo:rsid="02ee5b95" officeooo:paragraph-rsid="02ee5b95" style:font-size-asian="8.75pt" style:font-size-complex="10pt"/>
    </style:style>
    <style:style style:name="P41" style:family="paragraph" style:parent-style-name="Standard">
      <style:text-properties fo:font-size="10pt" style:font-size-asian="8.75pt" style:font-size-complex="10pt"/>
    </style:style>
    <style:style style:name="P42" style:family="paragraph" style:parent-style-name="Table_20_Contents">
      <style:paragraph-properties fo:margin-top="0.101cm" fo:margin-bottom="0.101cm" style:contextual-spacing="false"/>
      <style:text-properties style:font-name="Garamond-Math" fo:font-size="12pt" officeooo:rsid="0302984a" officeooo:paragraph-rsid="032695fb" style:font-size-asian="10.5pt" style:font-size-complex="12pt"/>
    </style:style>
    <style:style style:name="P43" style:family="paragraph" style:parent-style-name="Table_20_Contents">
      <style:paragraph-properties fo:margin-top="0.101cm" fo:margin-bottom="0.101cm" style:contextual-spacing="false" fo:text-align="justify" style:justify-single-word="false"/>
      <style:text-properties style:font-name="Garamond-Math" fo:font-size="11pt" officeooo:rsid="02f3fdbf" officeooo:paragraph-rsid="032695fb" style:font-size-asian="11pt" style:font-size-complex="11pt"/>
    </style:style>
    <style:style style:name="P44" style:family="paragraph" style:parent-style-name="Table_20_Contents">
      <style:paragraph-properties fo:margin-top="0.101cm" fo:margin-bottom="0.101cm" style:contextual-spacing="false" fo:text-align="justify" style:justify-single-word="false"/>
      <style:text-properties style:font-name="Garamond-Math" fo:font-size="11pt" officeooo:rsid="02f586d2" officeooo:paragraph-rsid="032695fb" style:font-size-asian="11pt" style:font-size-complex="11pt"/>
    </style:style>
    <style:style style:name="P45" style:family="paragraph" style:parent-style-name="Table_20_Contents">
      <style:paragraph-properties fo:margin-top="0.101cm" fo:margin-bottom="0.101cm" style:contextual-spacing="false" fo:text-align="justify" style:justify-single-word="false"/>
      <style:text-properties style:font-name="Garamond-Math" fo:font-size="11pt" officeooo:rsid="02f7f856" officeooo:paragraph-rsid="032695fb" style:font-size-asian="11pt" style:font-size-complex="11pt"/>
    </style:style>
    <style:style style:name="P46" style:family="paragraph" style:parent-style-name="Table_20_Contents">
      <style:paragraph-properties fo:margin-top="0.101cm" fo:margin-bottom="0.101cm" style:contextual-spacing="false" fo:text-align="justify" style:justify-single-word="false"/>
      <style:text-properties style:font-name="Garamond-Math" fo:font-size="11pt" officeooo:rsid="02f83353" officeooo:paragraph-rsid="032695fb" style:font-size-asian="11pt" style:font-size-complex="11pt"/>
    </style:style>
    <style:style style:name="P47" style:family="paragraph" style:parent-style-name="Table_20_Contents">
      <style:paragraph-properties fo:margin-top="0.101cm" fo:margin-bottom="0.101cm" style:contextual-spacing="false" fo:text-align="justify" style:justify-single-word="false"/>
      <style:text-properties style:font-name="Garamond-Math" fo:font-size="11pt" officeooo:rsid="02ff32be" officeooo:paragraph-rsid="032695fb" style:font-size-asian="11pt" style:font-size-complex="11pt"/>
    </style:style>
    <style:style style:name="P48" style:family="paragraph" style:parent-style-name="Table_20_Contents">
      <style:paragraph-properties fo:margin-top="0.101cm" fo:margin-bottom="0.101cm" style:contextual-spacing="false" fo:text-align="justify" style:justify-single-word="false"/>
      <style:text-properties style:font-name="Garamond-Math" fo:font-size="11pt" officeooo:rsid="02ff32be" officeooo:paragraph-rsid="032c97fc" style:font-size-asian="11pt" style:font-size-complex="11pt"/>
    </style:style>
    <style:style style:name="P49" style:family="paragraph" style:parent-style-name="Table_20_Contents">
      <style:paragraph-properties fo:margin-top="0.101cm" fo:margin-bottom="0.101cm" style:contextual-spacing="false" fo:text-align="justify" style:justify-single-word="false"/>
      <style:text-properties style:font-name="Garamond-Math" fo:font-size="11pt" officeooo:rsid="0302984a" officeooo:paragraph-rsid="032695fb" style:font-size-asian="11pt" style:font-size-complex="11pt"/>
    </style:style>
    <style:style style:name="P50" style:family="paragraph" style:parent-style-name="Standard">
      <style:paragraph-properties fo:text-align="start" style:justify-single-word="false"/>
      <style:text-properties style:font-name="Garamond-Math" fo:font-size="14pt" fo:font-weight="bold" officeooo:rsid="02fd2d90" officeooo:paragraph-rsid="032695fb" style:font-size-asian="14pt" style:font-weight-asian="bold" style:font-size-complex="14pt" style:font-weight-complex="bold"/>
    </style:style>
    <style:style style:name="P51" style:family="paragraph" style:parent-style-name="Standard">
      <style:text-properties fo:language="pt" fo:country="BR"/>
    </style:style>
    <style:style style:name="P52" style:family="paragraph" style:parent-style-name="Standard">
      <style:text-properties fo:language="pt" fo:country="BR" officeooo:rsid="0015eb52" officeooo:paragraph-rsid="0015eb52"/>
    </style:style>
    <style:style style:name="P53" style:family="paragraph" style:parent-style-name="Standard">
      <style:text-properties fo:language="pt" fo:country="BR" officeooo:rsid="0015eb52"/>
    </style:style>
    <style:style style:name="P54" style:family="paragraph" style:parent-style-name="Standard">
      <style:paragraph-properties fo:text-align="justify" style:justify-single-word="false"/>
      <style:text-properties fo:language="pt" fo:country="BR" officeooo:rsid="00347cd8" officeooo:paragraph-rsid="013adc10"/>
    </style:style>
    <style:style style:name="P55" style:family="paragraph" style:parent-style-name="Standard">
      <style:text-properties fo:language="pt" fo:country="BR" officeooo:rsid="0042cfd9" officeooo:paragraph-rsid="0015eb52"/>
    </style:style>
    <style:style style:name="P56" style:family="paragraph" style:parent-style-name="Standard">
      <style:text-properties fo:language="pt" fo:country="BR" officeooo:rsid="0042cfd9" officeooo:paragraph-rsid="0042cfd9"/>
    </style:style>
    <style:style style:name="P57" style:family="paragraph" style:parent-style-name="Standard">
      <style:paragraph-properties fo:text-align="justify" style:justify-single-word="false"/>
      <style:text-properties fo:language="pt" fo:country="BR" officeooo:rsid="0042cfd9" officeooo:paragraph-rsid="0042cfd9"/>
    </style:style>
    <style:style style:name="P58" style:family="paragraph" style:parent-style-name="Standard">
      <style:text-properties fo:language="pt" fo:country="BR" officeooo:rsid="0042cfd9" officeooo:paragraph-rsid="0089f721"/>
    </style:style>
    <style:style style:name="P59" style:family="paragraph" style:parent-style-name="Standard">
      <style:text-properties fo:language="pt" fo:country="BR" officeooo:rsid="00633b85" officeooo:paragraph-rsid="0136a1c2"/>
    </style:style>
    <style:style style:name="P60" style:family="paragraph" style:parent-style-name="Standard">
      <style:paragraph-properties fo:text-align="justify" style:justify-single-word="false"/>
      <style:text-properties fo:language="pt" fo:country="BR" officeooo:rsid="00633b85" officeooo:paragraph-rsid="00633b85"/>
    </style:style>
    <style:style style:name="P61" style:family="paragraph" style:parent-style-name="Standard">
      <style:paragraph-properties fo:text-align="justify" style:justify-single-word="false"/>
      <style:text-properties fo:language="pt" fo:country="BR"/>
    </style:style>
    <style:style style:name="P62" style:family="paragraph" style:parent-style-name="Standard">
      <style:paragraph-properties fo:text-align="justify" style:justify-single-word="false"/>
      <style:text-properties fo:language="pt" fo:country="BR" officeooo:paragraph-rsid="001021ff"/>
    </style:style>
    <style:style style:name="P63" style:family="paragraph" style:parent-style-name="Standard">
      <style:paragraph-properties fo:text-align="justify" style:justify-single-word="false"/>
      <style:text-properties fo:language="pt" fo:country="BR" officeooo:paragraph-rsid="0019f563"/>
    </style:style>
    <style:style style:name="P64" style:family="paragraph" style:parent-style-name="Standard">
      <style:paragraph-properties fo:text-align="justify" style:justify-single-word="false"/>
      <style:text-properties fo:language="pt" fo:country="BR" officeooo:paragraph-rsid="00221051"/>
    </style:style>
    <style:style style:name="P65" style:family="paragraph" style:parent-style-name="Standard">
      <style:paragraph-properties fo:text-align="justify" style:justify-single-word="false"/>
      <style:text-properties fo:language="pt" fo:country="BR" officeooo:paragraph-rsid="02103f83"/>
    </style:style>
    <style:style style:name="P66" style:family="paragraph" style:parent-style-name="Standard">
      <style:paragraph-properties fo:text-align="justify" style:justify-single-word="false"/>
      <style:text-properties fo:language="pt" fo:country="BR" officeooo:paragraph-rsid="036b3fdb"/>
    </style:style>
    <style:style style:name="P67" style:family="paragraph" style:parent-style-name="Standard">
      <style:paragraph-properties fo:text-align="justify" style:justify-single-word="false"/>
      <style:text-properties fo:language="pt" fo:country="BR" officeooo:rsid="005f8751" officeooo:paragraph-rsid="005f8751"/>
    </style:style>
    <style:style style:name="P68" style:family="paragraph" style:parent-style-name="Standard">
      <style:paragraph-properties fo:text-align="justify" style:justify-single-word="false"/>
      <style:text-properties fo:language="pt" fo:country="BR" officeooo:rsid="00664f1b" officeooo:paragraph-rsid="00664f1b"/>
    </style:style>
    <style:style style:name="P69" style:family="paragraph" style:parent-style-name="Standard">
      <style:paragraph-properties fo:text-align="justify" style:justify-single-word="false"/>
      <style:text-properties fo:language="pt" fo:country="BR" officeooo:rsid="0068b372" officeooo:paragraph-rsid="0068b372"/>
    </style:style>
    <style:style style:name="P70" style:family="paragraph" style:parent-style-name="Standard">
      <style:paragraph-properties fo:text-align="justify" style:justify-single-word="false"/>
      <style:text-properties fo:language="pt" fo:country="BR" officeooo:rsid="004d4663" officeooo:paragraph-rsid="00671f2e"/>
    </style:style>
    <style:style style:name="P71" style:family="paragraph" style:parent-style-name="Standard">
      <style:paragraph-properties fo:text-align="justify" style:justify-single-word="false"/>
      <style:text-properties fo:language="pt" fo:country="BR" officeooo:rsid="00870394" officeooo:paragraph-rsid="00870394"/>
    </style:style>
    <style:style style:name="P72" style:family="paragraph" style:parent-style-name="Standard">
      <style:paragraph-properties fo:text-align="justify" style:justify-single-word="false"/>
      <style:text-properties fo:language="pt" fo:country="BR" officeooo:rsid="01328aec" officeooo:paragraph-rsid="01328aec"/>
    </style:style>
    <style:style style:name="P73" style:family="paragraph" style:parent-style-name="Standard">
      <style:text-properties fo:language="pt" fo:country="BR" officeooo:rsid="01505984" officeooo:paragraph-rsid="01505984"/>
    </style:style>
    <style:style style:name="P74" style:family="paragraph" style:parent-style-name="Standard">
      <style:paragraph-properties fo:text-align="justify" style:justify-single-word="false"/>
      <style:text-properties fo:language="pt" fo:country="BR" officeooo:rsid="01505984" officeooo:paragraph-rsid="0151778d"/>
    </style:style>
    <style:style style:name="P75" style:family="paragraph" style:parent-style-name="Standard">
      <style:paragraph-properties fo:text-align="justify" style:justify-single-word="false"/>
      <style:text-properties fo:language="pt" fo:country="BR" officeooo:rsid="01505984" officeooo:paragraph-rsid="0295c517"/>
    </style:style>
    <style:style style:name="P76" style:family="paragraph" style:parent-style-name="Standard">
      <style:paragraph-properties fo:text-align="justify" style:justify-single-word="false"/>
      <style:text-properties fo:language="pt" fo:country="BR" officeooo:rsid="01583ac4" officeooo:paragraph-rsid="0287fddb"/>
    </style:style>
    <style:style style:name="P77" style:family="paragraph" style:parent-style-name="Standard">
      <style:paragraph-properties fo:text-align="justify" style:justify-single-word="false"/>
      <style:text-properties fo:language="pt" fo:country="BR" officeooo:rsid="015a074b" officeooo:paragraph-rsid="015a074b"/>
    </style:style>
    <style:style style:name="P78" style:family="paragraph" style:parent-style-name="Standard">
      <style:paragraph-properties fo:text-align="justify" style:justify-single-word="false"/>
      <style:text-properties fo:language="pt" fo:country="BR" officeooo:rsid="015a074b" officeooo:paragraph-rsid="0287fddb"/>
    </style:style>
    <style:style style:name="P79" style:family="paragraph" style:parent-style-name="Standard">
      <style:text-properties fo:language="pt" fo:country="BR" officeooo:rsid="017e336b" officeooo:paragraph-rsid="017e336b"/>
    </style:style>
    <style:style style:name="P80" style:family="paragraph" style:parent-style-name="Standard">
      <style:paragraph-properties fo:text-align="justify" style:justify-single-word="false"/>
      <style:text-properties fo:language="pt" fo:country="BR" officeooo:rsid="018b9968" officeooo:paragraph-rsid="018b9968"/>
    </style:style>
    <style:style style:name="P81" style:family="paragraph" style:parent-style-name="Standard">
      <style:paragraph-properties fo:text-align="justify" style:justify-single-word="false"/>
      <style:text-properties fo:language="pt" fo:country="BR" officeooo:rsid="018b9968" officeooo:paragraph-rsid="02986553"/>
    </style:style>
    <style:style style:name="P82" style:family="paragraph" style:parent-style-name="Standard">
      <style:paragraph-properties fo:text-align="justify" style:justify-single-word="false"/>
      <style:text-properties fo:language="pt" fo:country="BR" officeooo:rsid="0134816e" officeooo:paragraph-rsid="0134816e"/>
    </style:style>
    <style:style style:name="P83" style:family="paragraph" style:parent-style-name="Standard">
      <style:paragraph-properties fo:text-align="justify" style:justify-single-word="false"/>
      <style:text-properties fo:language="pt" fo:country="BR" officeooo:rsid="006f4d4c" officeooo:paragraph-rsid="01984c5c"/>
    </style:style>
    <style:style style:name="P84" style:family="paragraph" style:parent-style-name="Standard">
      <style:paragraph-properties fo:text-align="start" style:justify-single-word="false"/>
      <style:text-properties fo:language="pt" fo:country="BR"/>
    </style:style>
    <style:style style:name="P85" style:family="paragraph" style:parent-style-name="Standard">
      <style:paragraph-properties fo:text-align="justify" style:justify-single-word="false"/>
      <style:text-properties fo:language="pt" fo:country="BR" officeooo:rsid="007479f3" officeooo:paragraph-rsid="007a3a8a"/>
    </style:style>
    <style:style style:name="P86" style:family="paragraph" style:parent-style-name="Standard">
      <style:paragraph-properties fo:text-align="justify" style:justify-single-word="false"/>
      <style:text-properties fo:language="pt" fo:country="BR" officeooo:rsid="0089f721" officeooo:paragraph-rsid="01fafb7a"/>
    </style:style>
    <style:style style:name="P87" style:family="paragraph" style:parent-style-name="Standard">
      <style:paragraph-properties fo:text-align="justify" style:justify-single-word="false"/>
      <style:text-properties fo:language="pt" fo:country="BR" officeooo:rsid="0089f721" officeooo:paragraph-rsid="0211b00b"/>
    </style:style>
    <style:style style:name="P88" style:family="paragraph" style:parent-style-name="Standard">
      <style:paragraph-properties fo:text-align="justify" style:justify-single-word="false"/>
      <style:text-properties fo:language="pt" fo:country="BR" officeooo:rsid="0089f721" officeooo:paragraph-rsid="02476975"/>
    </style:style>
    <style:style style:name="P89" style:family="paragraph" style:parent-style-name="Standard">
      <style:paragraph-properties fo:text-align="justify" style:justify-single-word="false"/>
      <style:text-properties fo:language="pt" fo:country="BR" officeooo:rsid="0089f721" officeooo:paragraph-rsid="0212f9fc"/>
    </style:style>
    <style:style style:name="P90" style:family="paragraph" style:parent-style-name="Standard">
      <style:text-properties fo:language="pt" fo:country="BR" officeooo:rsid="02082bb1" officeooo:paragraph-rsid="02082bb1"/>
    </style:style>
    <style:style style:name="P91" style:family="paragraph" style:parent-style-name="Standard">
      <style:paragraph-properties fo:text-align="justify" style:justify-single-word="false"/>
      <style:text-properties fo:language="pt" fo:country="BR" officeooo:rsid="02082bb1" officeooo:paragraph-rsid="02082bb1"/>
    </style:style>
    <style:style style:name="P92" style:family="paragraph" style:parent-style-name="Standard">
      <style:text-properties fo:language="pt" fo:country="BR" officeooo:rsid="020e4669"/>
    </style:style>
    <style:style style:name="P93" style:family="paragraph" style:parent-style-name="Standard">
      <style:paragraph-properties fo:text-align="justify" style:justify-single-word="false"/>
      <style:text-properties fo:language="pt" fo:country="BR" officeooo:rsid="02171970" officeooo:paragraph-rsid="02171970"/>
    </style:style>
    <style:style style:name="P94" style:family="paragraph" style:parent-style-name="Standard">
      <style:paragraph-properties fo:text-align="justify" style:justify-single-word="false"/>
      <style:text-properties fo:language="pt" fo:country="BR" officeooo:rsid="0220804c" officeooo:paragraph-rsid="0220804c"/>
    </style:style>
    <style:style style:name="P95" style:family="paragraph" style:parent-style-name="Standard">
      <style:paragraph-properties fo:text-align="justify" style:justify-single-word="false"/>
      <style:text-properties fo:language="pt" fo:country="BR" officeooo:rsid="029466db" officeooo:paragraph-rsid="0299b467"/>
    </style:style>
    <style:style style:name="P96" style:family="paragraph" style:parent-style-name="Standard">
      <style:paragraph-properties fo:text-align="justify" style:justify-single-word="false"/>
      <style:text-properties fo:language="pt" fo:country="BR" officeooo:rsid="03533df5" officeooo:paragraph-rsid="03533df5"/>
    </style:style>
    <style:style style:name="P97" style:family="paragraph" style:parent-style-name="Standard">
      <style:text-properties fo:language="pt" fo:country="BR" officeooo:paragraph-rsid="0015eb52"/>
    </style:style>
    <style:style style:name="P98" style:family="paragraph" style:parent-style-name="Standard">
      <style:paragraph-properties fo:text-align="justify" style:justify-single-word="false"/>
      <style:text-properties fo:language="pt" fo:country="BR" officeooo:rsid="00b1267b" officeooo:paragraph-rsid="00b1267b"/>
    </style:style>
    <style:style style:name="P99" style:family="paragraph" style:parent-style-name="Standard" style:master-page-name="">
      <style:paragraph-properties fo:text-align="justify" style:justify-single-word="false" style:page-number="auto" fo:keep-with-next="always"/>
      <style:text-properties fo:language="pt" fo:country="BR" officeooo:rsid="013a7242" officeooo:paragraph-rsid="013a7242"/>
    </style:style>
    <style:style style:name="P100" style:family="paragraph" style:parent-style-name="Standard">
      <style:paragraph-properties fo:text-align="center" style:justify-single-word="false"/>
      <style:text-properties officeooo:rsid="00ef6690" officeooo:paragraph-rsid="027eed86"/>
    </style:style>
    <style:style style:name="P101" style:family="paragraph" style:parent-style-name="Standard">
      <style:paragraph-properties fo:text-align="center" style:justify-single-word="false"/>
      <style:text-properties officeooo:rsid="00ef6690" officeooo:paragraph-rsid="03c53812"/>
    </style:style>
    <style:style style:name="P102" style:family="paragraph" style:parent-style-name="Table_20_Contents">
      <style:text-properties officeooo:rsid="013c50ae" officeooo:paragraph-rsid="013c50ae"/>
    </style:style>
    <style:style style:name="P103" style:family="paragraph" style:parent-style-name="Table_20_Contents">
      <style:paragraph-properties fo:text-align="center" style:justify-single-word="false"/>
      <style:text-properties officeooo:rsid="013c50ae" officeooo:paragraph-rsid="013c50ae"/>
    </style:style>
    <style:style style:name="P104" style:family="paragraph" style:parent-style-name="Standard">
      <style:paragraph-properties fo:text-align="justify" style:justify-single-word="false"/>
      <style:text-properties officeooo:rsid="01a43673" officeooo:paragraph-rsid="01a43673"/>
    </style:style>
    <style:style style:name="P105" style:family="paragraph" style:parent-style-name="Standard">
      <style:paragraph-properties fo:text-align="justify" style:justify-single-word="false"/>
      <style:text-properties officeooo:paragraph-rsid="01891d04"/>
    </style:style>
    <style:style style:name="P106" style:family="paragraph" style:parent-style-name="Standard">
      <style:paragraph-properties fo:text-align="justify" style:justify-single-word="false"/>
      <style:text-properties officeooo:paragraph-rsid="02f3fdbf"/>
    </style:style>
    <style:style style:name="P107"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08" style:family="paragraph" style:parent-style-name="Standard">
      <style:paragraph-properties fo:text-align="justify" style:justify-single-word="false"/>
      <style:text-properties officeooo:rsid="0218e0cd" officeooo:paragraph-rsid="0218e0cd"/>
    </style:style>
    <style:style style:name="P109"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10" style:family="paragraph" style:parent-style-name="Standard">
      <style:paragraph-properties fo:text-align="justify" style:justify-single-word="false"/>
      <style:text-properties officeooo:rsid="0220804c" officeooo:paragraph-rsid="0220804c"/>
    </style:style>
    <style:style style:name="P111" style:family="paragraph" style:parent-style-name="Standard">
      <style:paragraph-properties fo:text-align="start" style:justify-single-word="false"/>
      <style:text-properties officeooo:rsid="02a3797a" officeooo:paragraph-rsid="02a3797a"/>
    </style:style>
    <style:style style:name="P112" style:family="paragraph" style:parent-style-name="Standard">
      <style:paragraph-properties fo:text-align="justify" style:justify-single-word="false"/>
      <style:text-properties officeooo:rsid="02a3797a" officeooo:paragraph-rsid="02a3797a"/>
    </style:style>
    <style:style style:name="P113" style:family="paragraph" style:parent-style-name="Standard">
      <style:paragraph-properties fo:text-align="start" style:justify-single-word="false"/>
      <style:text-properties officeooo:rsid="02a3b1db" officeooo:paragraph-rsid="02a3b1db"/>
    </style:style>
    <style:style style:name="P114" style:family="paragraph" style:parent-style-name="Standard">
      <style:paragraph-properties fo:text-align="justify" style:justify-single-word="false"/>
      <style:text-properties officeooo:rsid="02a53fda" officeooo:paragraph-rsid="02a53fda"/>
    </style:style>
    <style:style style:name="P115" style:family="paragraph" style:parent-style-name="Standard">
      <style:paragraph-properties fo:text-align="justify" style:justify-single-word="false"/>
      <style:text-properties officeooo:rsid="02c13af8" officeooo:paragraph-rsid="02c13af8"/>
    </style:style>
    <style:style style:name="P116" style:family="paragraph" style:parent-style-name="Standard">
      <style:paragraph-properties fo:text-align="justify" style:justify-single-word="false"/>
      <style:text-properties officeooo:rsid="02a6e06d" officeooo:paragraph-rsid="02d024a1"/>
    </style:style>
    <style:style style:name="P117" style:family="paragraph" style:parent-style-name="Standard">
      <style:paragraph-properties fo:text-align="start" style:justify-single-word="false"/>
      <style:text-properties officeooo:rsid="02ec5854" officeooo:paragraph-rsid="02ec5854"/>
    </style:style>
    <style:style style:name="P118" style:family="paragraph" style:parent-style-name="Standard">
      <style:paragraph-properties fo:text-align="justify" style:justify-single-word="false"/>
      <style:text-properties officeooo:rsid="02ec5854" officeooo:paragraph-rsid="02ec5854"/>
    </style:style>
    <style:style style:name="P119" style:family="paragraph" style:parent-style-name="Standard">
      <style:paragraph-properties fo:text-align="justify" style:justify-single-word="false"/>
      <style:text-properties officeooo:rsid="02ee5b95" officeooo:paragraph-rsid="02ee5b95"/>
    </style:style>
    <style:style style:name="P120" style:family="paragraph" style:parent-style-name="Standard">
      <style:paragraph-properties fo:text-align="justify" style:justify-single-word="false"/>
      <style:text-properties officeooo:rsid="02ee5b95" officeooo:paragraph-rsid="032695fb"/>
    </style:style>
    <style:style style:name="P121" style:family="paragraph" style:parent-style-name="Standard">
      <style:paragraph-properties fo:text-align="justify" style:justify-single-word="false"/>
      <style:text-properties officeooo:rsid="02faa52e" officeooo:paragraph-rsid="02faa52e"/>
    </style:style>
    <style:style style:name="P122" style:family="paragraph" style:parent-style-name="Standard">
      <style:paragraph-properties fo:text-align="start" style:justify-single-word="false" fo:break-before="page"/>
      <style:text-properties officeooo:paragraph-rsid="02df2171"/>
    </style:style>
    <style:style style:name="P123" style:family="paragraph" style:parent-style-name="Standard">
      <style:paragraph-properties fo:text-align="justify" style:justify-single-word="false"/>
      <style:text-properties fo:font-size="13pt" fo:language="pt" fo:country="BR" officeooo:paragraph-rsid="02103f83" style:font-size-asian="11.3500003814697pt" style:font-size-complex="13pt"/>
    </style:style>
    <style:style style:name="P124" style:family="paragraph" style:parent-style-name="Standard">
      <style:paragraph-properties fo:text-align="justify" style:justify-single-word="false"/>
      <style:text-properties fo:font-size="13pt" fo:language="pt" fo:country="BR" officeooo:paragraph-rsid="01505984" style:font-size-asian="11.3500003814697pt" style:font-size-complex="13pt"/>
    </style:style>
    <style:style style:name="P125" style:family="paragraph" style:parent-style-name="Standard">
      <style:text-properties fo:font-size="13pt" fo:language="pt" fo:country="BR" officeooo:rsid="0015eb52" officeooo:paragraph-rsid="0015eb52" style:font-size-asian="11.3500003814697pt" style:font-size-complex="13pt"/>
    </style:style>
    <style:style style:name="P126" style:family="paragraph" style:parent-style-name="Standard">
      <style:text-properties fo:font-size="13pt" fo:language="pt" fo:country="BR" officeooo:rsid="0042cfd9" officeooo:paragraph-rsid="0042cfd9" style:font-size-asian="11.3500003814697pt" style:font-size-complex="13pt"/>
    </style:style>
    <style:style style:name="P127" style:family="paragraph" style:parent-style-name="Standard">
      <style:text-properties fo:font-size="13pt" officeooo:paragraph-rsid="03c53812" style:font-size-asian="11.3500003814697pt" style:font-size-complex="13pt"/>
    </style:style>
    <style:style style:name="P128" style:family="paragraph" style:parent-style-name="Standard">
      <style:paragraph-properties fo:text-align="justify" style:justify-single-word="false"/>
      <style:text-properties fo:font-size="14pt" officeooo:paragraph-rsid="024d78c7" style:font-size-asian="12.25pt" style:font-size-complex="14pt"/>
    </style:style>
    <style:style style:name="P129" style:family="paragraph" style:parent-style-name="Standard">
      <style:text-properties fo:font-size="14pt" officeooo:paragraph-rsid="009ba7c0" style:font-size-asian="12.25pt" style:font-size-complex="14pt"/>
    </style:style>
    <style:style style:name="P130" style:family="paragraph" style:parent-style-name="Standard">
      <style:text-properties fo:font-size="14pt" fo:language="pt" fo:country="BR" style:font-size-asian="12.25pt" style:font-size-complex="14pt"/>
    </style:style>
    <style:style style:name="P131" style:family="paragraph" style:parent-style-name="Standard">
      <style:paragraph-properties fo:text-align="justify" style:justify-single-word="false"/>
      <style:text-properties fo:font-size="14pt" fo:language="pt" fo:country="BR" officeooo:rsid="01583ac4" officeooo:paragraph-rsid="01583ac4" style:font-size-asian="12.25pt" style:font-size-complex="14pt"/>
    </style:style>
    <style:style style:name="P132" style:family="paragraph" style:parent-style-name="Standard">
      <style:paragraph-properties fo:text-align="end" style:justify-single-word="false"/>
      <style:text-properties fo:font-size="14pt" officeooo:paragraph-rsid="03c53812" style:font-size-asian="14pt" style:font-size-complex="14pt"/>
    </style:style>
    <style:style style:name="P133" style:family="paragraph" style:parent-style-name="Standard">
      <style:paragraph-properties fo:text-align="start" style:justify-single-word="false"/>
      <style:text-properties fo:font-size="14pt" officeooo:rsid="00ef6690" officeooo:paragraph-rsid="03c53812" style:font-size-asian="14pt" style:font-size-complex="14pt"/>
    </style:style>
    <style:style style:name="P134" style:family="paragraph" style:parent-style-name="Standard">
      <style:paragraph-properties fo:text-align="start" style:justify-single-word="false"/>
      <style:text-properties fo:font-size="14pt" officeooo:rsid="02fd2d90" officeooo:paragraph-rsid="03c6c0f9" style:font-size-asian="14pt" style:font-size-complex="14pt"/>
    </style:style>
    <style:style style:name="P135" style:family="paragraph" style:parent-style-name="Standard">
      <style:paragraph-properties fo:text-align="end" style:justify-single-word="false"/>
      <style:text-properties officeooo:paragraph-rsid="02df2171"/>
    </style:style>
    <style:style style:name="P136" style:family="paragraph" style:parent-style-name="Standard">
      <style:paragraph-properties fo:text-align="end" style:justify-single-word="false"/>
      <style:text-properties fo:font-size="6pt" officeooo:paragraph-rsid="02df2171" style:font-size-asian="5.25pt" style:font-size-complex="6pt"/>
    </style:style>
    <style:style style:name="P137" style:family="paragraph" style:parent-style-name="Table_20_Contents">
      <style:text-properties fo:font-size="12pt" fo:font-weight="bold" officeooo:rsid="0151b5eb" officeooo:paragraph-rsid="0151b5eb"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fo:font-size="12pt" fo:font-weight="bold" officeooo:rsid="0151778d" officeooo:paragraph-rsid="0151778d" style:font-size-asian="12pt" style:font-weight-asian="bold" style:font-size-complex="12pt" style:font-weight-complex="bold"/>
    </style:style>
    <style:style style:name="P139" style:family="paragraph" style:parent-style-name="Table_20_Contents">
      <style:text-properties fo:font-size="12pt" fo:font-weight="bold" officeooo:rsid="017c7ba8" officeooo:paragraph-rsid="017c7ba8" style:font-size-asian="12pt" style:font-weight-asian="bold" style:font-size-complex="12pt" style:font-weight-complex="bold"/>
    </style:style>
    <style:style style:name="P140"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style:font-size-asian="12pt" style:font-size-complex="12pt"/>
    </style:style>
    <style:style style:name="P141"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fo:background-color="transparent" style:font-size-asian="12pt" style:font-size-complex="12pt"/>
    </style:style>
    <style:style style:name="P142"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143"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144"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145"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146"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147"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148"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149" style:family="paragraph" style:parent-style-name="Contents_20_1">
      <style:paragraph-properties>
        <style:tab-stops>
          <style:tab-stop style:position="12.201cm" style:type="right" style:leader-style="dotted" style:leader-text="."/>
        </style:tab-stops>
      </style:paragraph-properties>
    </style:style>
    <style:style style:name="P150" style:family="paragraph" style:parent-style-name="Contents_20_2">
      <style:paragraph-properties>
        <style:tab-stops>
          <style:tab-stop style:position="12.201cm" style:type="right" style:leader-style="dotted" style:leader-text="."/>
        </style:tab-stops>
      </style:paragraph-properties>
    </style:style>
    <style:style style:name="P151" style:family="paragraph" style:parent-style-name="Contents_20_3">
      <style:paragraph-properties>
        <style:tab-stops>
          <style:tab-stop style:position="12.201cm" style:type="right" style:leader-style="dotted" style:leader-text="."/>
        </style:tab-stops>
      </style:paragraph-properties>
    </style:style>
    <style:style style:name="P152" style:family="paragraph" style:parent-style-name="Standard">
      <style:text-properties officeooo:rsid="03629889" officeooo:paragraph-rsid="03629889"/>
    </style:style>
    <style:style style:name="P153" style:family="paragraph" style:parent-style-name="Standard">
      <style:text-properties officeooo:paragraph-rsid="03c53812"/>
    </style:style>
    <style:style style:name="P154" style:family="paragraph" style:parent-style-name="Title">
      <style:paragraph-properties fo:text-align="center" style:justify-single-word="false"/>
      <style:text-properties style:font-name="Garamond Libre" fo:font-size="28pt" fo:font-style="normal" fo:font-weight="bold" officeooo:paragraph-rsid="03c53812" style:font-size-asian="28pt" style:font-style-asian="normal" style:font-weight-asian="bold" style:font-size-complex="28pt" style:font-style-complex="normal" style:font-weight-complex="bold"/>
    </style:style>
    <style:style style:name="P155" style:family="paragraph" style:parent-style-name="Contents_20_1">
      <style:paragraph-properties>
        <style:tab-stops>
          <style:tab-stop style:position="12.201cm" style:type="right" style:leader-style="dotted" style:leader-text="."/>
        </style:tab-stops>
      </style:paragraph-properties>
    </style:style>
    <style:style style:name="P156" style:family="paragraph" style:parent-style-name="Contents_20_2">
      <style:paragraph-properties>
        <style:tab-stops>
          <style:tab-stop style:position="12.201cm" style:type="right" style:leader-style="dotted" style:leader-text="."/>
        </style:tab-stops>
      </style:paragraph-properties>
    </style:style>
    <style:style style:name="P157" style:family="paragraph" style:parent-style-name="Contents_20_3">
      <style:paragraph-properties>
        <style:tab-stops>
          <style:tab-stop style:position="12.201cm" style:type="right" style:leader-style="dotted" style:leader-text="."/>
        </style:tab-stops>
      </style:paragraph-properties>
    </style:style>
    <style:style style:name="P158" style:family="paragraph" style:parent-style-name="Heading_20_1" style:master-page-name="Standard">
      <style:paragraph-properties style:page-number="1"/>
      <style:text-properties fo:language="pt" fo:country="BR" officeooo:paragraph-rsid="000c3da5"/>
    </style:style>
    <style:style style:name="P159" style:family="paragraph" style:parent-style-name="Heading_20_2">
      <style:text-properties fo:language="pt" fo:country="BR"/>
    </style:style>
    <style:style style:name="P160" style:family="paragraph" style:parent-style-name="Heading_20_2">
      <style:text-properties fo:language="pt" fo:country="BR" officeooo:paragraph-rsid="00d0788a"/>
    </style:style>
    <style:style style:name="P161" style:family="paragraph" style:parent-style-name="Heading_20_3">
      <style:text-properties fo:language="pt" fo:country="BR"/>
    </style:style>
    <style:style style:name="P162" style:family="paragraph" style:parent-style-name="Heading_20_3">
      <style:text-properties fo:language="pt" fo:country="BR" officeooo:rsid="003bea0b" officeooo:paragraph-rsid="003bea0b"/>
    </style:style>
    <style:style style:name="P163" style:family="paragraph" style:parent-style-name="Heading_20_3">
      <style:text-properties fo:language="pt" fo:country="BR" officeooo:paragraph-rsid="00cf720e"/>
    </style:style>
    <style:style style:name="P164" style:family="paragraph" style:parent-style-name="Heading_20_3">
      <style:text-properties fo:language="pt" fo:country="BR" officeooo:paragraph-rsid="01d7abce"/>
    </style:style>
    <style:style style:name="P165" style:family="paragraph" style:parent-style-name="Heading_20_3">
      <style:text-properties officeooo:paragraph-rsid="03884cec"/>
    </style:style>
    <style:style style:name="P166" style:family="paragraph" style:parent-style-name="Heading_20_3">
      <style:text-properties officeooo:rsid="02acc435" officeooo:paragraph-rsid="02acc435"/>
    </style:style>
    <style:style style:name="P167" style:family="paragraph" style:parent-style-name="Standard">
      <style:text-properties fo:font-size="11pt" officeooo:paragraph-rsid="034e419f" style:font-size-asian="11pt" style:font-size-complex="11pt"/>
    </style:style>
    <style:style style:name="P168" style:family="paragraph" style:parent-style-name="Standard">
      <style:paragraph-properties fo:text-align="justify" style:justify-single-word="false"/>
      <style:text-properties fo:language="pt" fo:country="BR" officeooo:rsid="02171970" officeooo:paragraph-rsid="02171970"/>
    </style:style>
    <style:style style:name="P169" style:family="paragraph" style:parent-style-name="Standard">
      <style:text-properties officeooo:paragraph-rsid="034be335"/>
    </style:style>
    <style:style style:name="P170"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697823" style:font-size-asian="12pt" style:font-size-complex="12pt"/>
    </style:style>
    <style:style style:name="P171"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84cfe9" style:font-size-asian="12pt" style:font-size-complex="12pt"/>
    </style:style>
    <style:style style:name="P172" style:family="paragraph" style:parent-style-name="Table_20_Contents">
      <style:paragraph-properties fo:margin-top="0.049cm" fo:margin-bottom="0.049cm" style:contextual-spacing="false" fo:text-align="justify" style:justify-single-word="false"/>
      <style:text-properties fo:font-size="12pt" officeooo:rsid="01675ea0" officeooo:paragraph-rsid="01675ea0" style:font-size-asian="12pt" style:font-size-complex="12pt"/>
    </style:style>
    <style:style style:name="P173" style:family="paragraph" style:parent-style-name="Table_20_Contents">
      <style:paragraph-properties fo:margin-top="0.049cm" fo:margin-bottom="0.049cm" style:contextual-spacing="false" fo:text-align="justify" style:justify-single-word="false"/>
      <style:text-properties fo:font-size="12pt" fo:font-weight="bold" officeooo:rsid="01675ea0" officeooo:paragraph-rsid="01675ea0" style:font-size-asian="12pt" style:font-weight-asian="bold" style:font-size-complex="12pt" style:font-weight-complex="bold"/>
    </style:style>
    <style:style style:name="P174" style:family="paragraph" style:parent-style-name="Table_20_Contents">
      <style:paragraph-properties fo:margin-top="0.049cm" fo:margin-bottom="0.049cm" style:contextual-spacing="false" fo:text-align="justify" style:justify-single-word="false"/>
      <style:text-properties fo:font-size="12pt" fo:font-weight="bold" officeooo:rsid="01697823" officeooo:paragraph-rsid="01697823" style:font-size-asian="12pt" style:font-weight-asian="bold" style:font-size-complex="12pt" style:font-weight-complex="bold"/>
    </style:style>
    <style:style style:name="P175" style:family="paragraph">
      <loext:graphic-properties draw:fill-color="#000000"/>
      <style:paragraph-properties fo:text-align="center"/>
    </style:style>
    <style:style style:name="P176" style:family="paragraph">
      <style:paragraph-properties fo:text-align="center"/>
    </style:style>
    <style:style style:name="P177" style:family="paragraph">
      <loext:graphic-properties draw:fill="none" draw:fill-color="#ffffff"/>
      <style:text-properties fo:font-size="12pt"/>
    </style:style>
    <style:style style:name="P178" style:family="paragraph">
      <loext:graphic-properties draw:fill="solid" draw:fill-color="#ffffff"/>
      <style:paragraph-properties fo:text-align="center"/>
      <style:text-properties style:font-name="Garamond Libre" fo:font-size="14pt" style:font-size-complex="14pt"/>
    </style:style>
    <style:style style:name="P179" style:family="paragraph">
      <loext:graphic-properties draw:fill-color="#ffffff"/>
      <style:paragraph-properties fo:text-align="center"/>
      <style:text-properties fo:font-size="12pt"/>
    </style:style>
    <style:style style:name="T1" style:family="text">
      <style:text-properties officeooo:rsid="0010d6ca"/>
    </style:style>
    <style:style style:name="T2" style:family="text">
      <style:text-properties officeooo:rsid="001207cd"/>
    </style:style>
    <style:style style:name="T3" style:family="text">
      <style:text-properties officeooo:rsid="00182182"/>
    </style:style>
    <style:style style:name="T4" style:family="text">
      <style:text-properties officeooo:rsid="00199368"/>
    </style:style>
    <style:style style:name="T5" style:family="text">
      <style:text-properties officeooo:rsid="0019f563"/>
    </style:style>
    <style:style style:name="T6" style:family="text">
      <style:text-properties officeooo:rsid="001ef43d"/>
    </style:style>
    <style:style style:name="T7" style:family="text">
      <style:text-properties officeooo:rsid="001f8c78"/>
    </style:style>
    <style:style style:name="T8" style:family="text">
      <style:text-properties officeooo:rsid="0020f8a8"/>
    </style:style>
    <style:style style:name="T9" style:family="text">
      <style:text-properties officeooo:rsid="00221051"/>
    </style:style>
    <style:style style:name="T10" style:family="text">
      <style:text-properties officeooo:rsid="002a3ee0"/>
    </style:style>
    <style:style style:name="T11" style:family="text">
      <style:text-properties officeooo:rsid="003114e7"/>
    </style:style>
    <style:style style:name="T12" style:family="text">
      <style:text-properties officeooo:rsid="00339488"/>
    </style:style>
    <style:style style:name="T13" style:family="text">
      <style:text-properties officeooo:rsid="0036a6f3"/>
    </style:style>
    <style:style style:name="T14" style:family="text">
      <style:text-properties officeooo:rsid="0038768f"/>
    </style:style>
    <style:style style:name="T15" style:family="text">
      <style:text-properties officeooo:rsid="003d0592"/>
    </style:style>
    <style:style style:name="T16" style:family="text">
      <style:text-properties officeooo:rsid="003da05f"/>
    </style:style>
    <style:style style:name="T17" style:family="text">
      <style:text-properties officeooo:rsid="0046526f"/>
    </style:style>
    <style:style style:name="T18" style:family="text">
      <style:text-properties officeooo:rsid="00480163"/>
    </style:style>
    <style:style style:name="T19" style:family="text">
      <style:text-properties fo:font-style="italic" officeooo:rsid="00480163" style:font-style-asian="italic" style:font-style-complex="italic"/>
    </style:style>
    <style:style style:name="T20" style:family="text">
      <style:text-properties officeooo:rsid="005220dc"/>
    </style:style>
    <style:style style:name="T21" style:family="text">
      <style:text-properties officeooo:rsid="0052b2ac"/>
    </style:style>
    <style:style style:name="T22" style:family="text">
      <style:text-properties officeooo:rsid="0052d45e"/>
    </style:style>
    <style:style style:name="T23" style:family="text">
      <style:text-properties officeooo:rsid="0052f6bb"/>
    </style:style>
    <style:style style:name="T24" style:family="text">
      <style:text-properties officeooo:rsid="0054483f"/>
    </style:style>
    <style:style style:name="T25" style:family="text">
      <style:text-properties officeooo:rsid="0056fc39"/>
    </style:style>
    <style:style style:name="T26" style:family="text">
      <style:text-properties officeooo:rsid="005879c6"/>
    </style:style>
    <style:style style:name="T27" style:family="text">
      <style:text-properties officeooo:rsid="00587f49"/>
    </style:style>
    <style:style style:name="T28" style:family="text">
      <style:text-properties officeooo:rsid="005c2f1b"/>
    </style:style>
    <style:style style:name="T29" style:family="text">
      <style:text-properties officeooo:rsid="005ec2e3"/>
    </style:style>
    <style:style style:name="T30" style:family="text">
      <style:text-properties officeooo:rsid="00634324"/>
    </style:style>
    <style:style style:name="T31" style:family="text">
      <style:text-properties officeooo:rsid="0065146d"/>
    </style:style>
    <style:style style:name="T32" style:family="text">
      <style:text-properties officeooo:rsid="0065cec5"/>
    </style:style>
    <style:style style:name="T33" style:family="text">
      <style:text-properties officeooo:rsid="00664f1b"/>
    </style:style>
    <style:style style:name="T34" style:family="text">
      <style:text-properties officeooo:rsid="00671f2e"/>
    </style:style>
    <style:style style:name="T35" style:family="text">
      <style:text-properties officeooo:rsid="0068b372"/>
    </style:style>
    <style:style style:name="T36" style:family="text">
      <style:text-properties officeooo:rsid="006c1e08"/>
    </style:style>
    <style:style style:name="T37" style:family="text">
      <style:text-properties officeooo:rsid="006f5956"/>
    </style:style>
    <style:style style:name="T38" style:family="text">
      <style:text-properties officeooo:rsid="0076fe9c"/>
    </style:style>
    <style:style style:name="T39" style:family="text">
      <style:text-properties officeooo:rsid="0077d679"/>
    </style:style>
    <style:style style:name="T40" style:family="text">
      <style:text-properties officeooo:rsid="007a3a8a"/>
    </style:style>
    <style:style style:name="T41" style:family="text">
      <style:text-properties officeooo:rsid="007e3d26"/>
    </style:style>
    <style:style style:name="T42" style:family="text">
      <style:text-properties officeooo:rsid="007ed583"/>
    </style:style>
    <style:style style:name="T43" style:family="text">
      <style:text-properties officeooo:rsid="0082f056"/>
    </style:style>
    <style:style style:name="T44" style:family="text">
      <style:text-properties officeooo:rsid="00872f9e"/>
    </style:style>
    <style:style style:name="T45" style:family="text">
      <style:text-properties officeooo:rsid="008b40f7"/>
    </style:style>
    <style:style style:name="T46" style:family="text">
      <style:text-properties officeooo:rsid="008e5452"/>
    </style:style>
    <style:style style:name="T47" style:family="text">
      <style:text-properties officeooo:rsid="008e92bd"/>
    </style:style>
    <style:style style:name="T48" style:family="text">
      <style:text-properties officeooo:rsid="008f5845"/>
    </style:style>
    <style:style style:name="T49" style:family="text">
      <style:text-properties officeooo:rsid="009ba7c0"/>
    </style:style>
    <style:style style:name="T50" style:family="text">
      <style:text-properties officeooo:rsid="009d3f17"/>
    </style:style>
    <style:style style:name="T51" style:family="text">
      <style:text-properties fo:font-weight="bold" style:font-weight-asian="bold" style:font-weight-complex="bold"/>
    </style:style>
    <style:style style:name="T52" style:family="text">
      <style:text-properties fo:font-weight="bold" officeooo:rsid="0228f443" style:font-weight-asian="bold" style:font-weight-complex="bold"/>
    </style:style>
    <style:style style:name="T53" style:family="text">
      <style:text-properties fo:font-weight="bold" officeooo:rsid="029df28d" style:font-weight-asian="bold" style:font-weight-complex="bold"/>
    </style:style>
    <style:style style:name="T54" style:family="text">
      <style:text-properties fo:font-weight="bold" officeooo:rsid="03945e59" style:font-weight-asian="bold" style:font-weight-complex="bold"/>
    </style:style>
    <style:style style:name="T55" style:family="text">
      <style:text-properties officeooo:rsid="00ea2f4c"/>
    </style:style>
    <style:style style:name="T56" style:family="text">
      <style:text-properties officeooo:rsid="01284a8b"/>
    </style:style>
    <style:style style:name="T57" style:family="text">
      <style:text-properties officeooo:rsid="012d346f"/>
    </style:style>
    <style:style style:name="T58" style:family="text">
      <style:text-properties officeooo:rsid="012f9338"/>
    </style:style>
    <style:style style:name="T59" style:family="text">
      <style:text-properties officeooo:rsid="012fd402"/>
    </style:style>
    <style:style style:name="T60" style:family="text">
      <style:text-properties officeooo:rsid="0130a9f9"/>
    </style:style>
    <style:style style:name="T61" style:family="text">
      <style:text-properties officeooo:rsid="013235e8"/>
    </style:style>
    <style:style style:name="T62" style:family="text">
      <style:text-properties officeooo:rsid="0144bc70"/>
    </style:style>
    <style:style style:name="T63" style:family="text">
      <style:text-properties officeooo:rsid="0151778d"/>
    </style:style>
    <style:style style:name="T64" style:family="text">
      <style:text-properties officeooo:rsid="0151b5eb"/>
    </style:style>
    <style:style style:name="T65" style:family="text">
      <style:text-properties officeooo:rsid="015575e5"/>
    </style:style>
    <style:style style:name="T66" style:family="text">
      <style:text-properties officeooo:rsid="015f5b29"/>
    </style:style>
    <style:style style:name="T67" style:family="text">
      <style:text-properties officeooo:rsid="01697823"/>
    </style:style>
    <style:style style:name="T68" style:family="text">
      <style:text-properties officeooo:rsid="0178536d"/>
    </style:style>
    <style:style style:name="T69" style:family="text">
      <style:text-properties officeooo:rsid="017e336b"/>
    </style:style>
    <style:style style:name="T70" style:family="text">
      <style:text-properties officeooo:rsid="017f4595"/>
    </style:style>
    <style:style style:name="T71" style:family="text">
      <style:text-properties officeooo:rsid="01810619"/>
    </style:style>
    <style:style style:name="T72" style:family="text">
      <style:text-properties officeooo:rsid="0182f40c"/>
    </style:style>
    <style:style style:name="T73" style:family="text">
      <style:text-properties officeooo:rsid="0184cfe9"/>
    </style:style>
    <style:style style:name="T74" style:family="text">
      <style:text-properties fo:language="pt" fo:country="BR"/>
    </style:style>
    <style:style style:name="T75" style:family="text">
      <style:text-properties fo:language="pt" fo:country="BR" officeooo:rsid="0184cfe9"/>
    </style:style>
    <style:style style:name="T76" style:family="text">
      <style:text-properties fo:language="pt" fo:country="BR" officeooo:rsid="01891d04"/>
    </style:style>
    <style:style style:name="T77" style:family="text">
      <style:text-properties fo:language="pt" fo:country="BR" officeooo:rsid="019821d0"/>
    </style:style>
    <style:style style:name="T78" style:family="text">
      <style:text-properties fo:language="pt" fo:country="BR" officeooo:rsid="018ace03"/>
    </style:style>
    <style:style style:name="T79" style:family="text">
      <style:text-properties fo:language="pt" fo:country="BR" officeooo:rsid="0222dd39"/>
    </style:style>
    <style:style style:name="T80" style:family="text">
      <style:text-properties officeooo:rsid="0186681a"/>
    </style:style>
    <style:style style:name="T81" style:family="text">
      <style:text-properties officeooo:rsid="01868c65"/>
    </style:style>
    <style:style style:name="T82" style:family="text">
      <style:text-properties officeooo:rsid="018b9968"/>
    </style:style>
    <style:style style:name="T83" style:family="text">
      <style:text-properties officeooo:rsid="006a5d02"/>
    </style:style>
    <style:style style:name="T84" style:family="text">
      <style:text-properties officeooo:rsid="018c0860"/>
    </style:style>
    <style:style style:name="T85" style:family="text">
      <style:text-properties officeooo:rsid="018f94ca"/>
    </style:style>
    <style:style style:name="T86" style:family="text">
      <style:text-properties officeooo:rsid="01932c22"/>
    </style:style>
    <style:style style:name="T87" style:family="text">
      <style:text-properties officeooo:rsid="019821d0"/>
    </style:style>
    <style:style style:name="T88" style:family="text">
      <style:text-properties officeooo:rsid="01993f87"/>
    </style:style>
    <style:style style:name="T89" style:family="text">
      <style:text-properties officeooo:rsid="01998497"/>
    </style:style>
    <style:style style:name="T90" style:family="text">
      <style:text-properties officeooo:rsid="019ab235"/>
    </style:style>
    <style:style style:name="T91" style:family="text">
      <style:text-properties officeooo:rsid="019c9fdb"/>
    </style:style>
    <style:style style:name="T92" style:family="text">
      <style:text-properties officeooo:rsid="01a069d9"/>
    </style:style>
    <style:style style:name="T93" style:family="text">
      <style:text-properties officeooo:rsid="01a58638"/>
    </style:style>
    <style:style style:name="T94" style:family="text">
      <style:text-properties officeooo:rsid="01b169b7"/>
    </style:style>
    <style:style style:name="T95" style:family="text">
      <style:text-properties officeooo:rsid="01b16fd4"/>
    </style:style>
    <style:style style:name="T96" style:family="text">
      <style:text-properties officeooo:rsid="01b52503"/>
    </style:style>
    <style:style style:name="T97" style:family="text">
      <style:text-properties officeooo:rsid="01b5ccf6"/>
    </style:style>
    <style:style style:name="T98" style:family="text">
      <style:text-properties officeooo:rsid="01b7c1d6"/>
    </style:style>
    <style:style style:name="T99" style:family="text">
      <style:text-properties officeooo:rsid="01b8f41d"/>
    </style:style>
    <style:style style:name="T100" style:family="text">
      <style:text-properties officeooo:rsid="01bdef97"/>
    </style:style>
    <style:style style:name="T101" style:family="text">
      <style:text-properties officeooo:rsid="01be632f"/>
    </style:style>
    <style:style style:name="T102" style:family="text">
      <style:text-properties officeooo:rsid="01bfac6d"/>
    </style:style>
    <style:style style:name="T103" style:family="text">
      <style:text-properties officeooo:rsid="01c0c0bf"/>
    </style:style>
    <style:style style:name="T104" style:family="text">
      <style:text-properties officeooo:rsid="01c155bd"/>
    </style:style>
    <style:style style:name="T105" style:family="text">
      <style:text-properties officeooo:rsid="01c36a15"/>
    </style:style>
    <style:style style:name="T106" style:family="text">
      <style:text-properties officeooo:rsid="01c49cd7"/>
    </style:style>
    <style:style style:name="T107" style:family="text">
      <style:text-properties officeooo:rsid="01c7ee22"/>
    </style:style>
    <style:style style:name="T108" style:family="text">
      <style:text-properties officeooo:rsid="01cbab6c"/>
    </style:style>
    <style:style style:name="T109" style:family="text">
      <style:text-properties officeooo:rsid="01d0e3c4"/>
    </style:style>
    <style:style style:name="T110" style:family="text">
      <style:text-properties officeooo:rsid="01d50108"/>
    </style:style>
    <style:style style:name="T111" style:family="text">
      <style:text-properties fo:font-weight="normal" style:font-weight-asian="normal" style:font-weight-complex="normal"/>
    </style:style>
    <style:style style:name="T112" style:family="text">
      <style:text-properties fo:font-weight="normal" officeooo:rsid="0249ae8e" style:font-weight-asian="normal" style:font-weight-complex="normal"/>
    </style:style>
    <style:style style:name="T113" style:family="text">
      <style:text-properties fo:font-weight="normal" officeooo:rsid="02631eaa" style:font-weight-asian="normal" style:font-weight-complex="normal"/>
    </style:style>
    <style:style style:name="T114" style:family="text">
      <style:text-properties fo:font-weight="normal" officeooo:rsid="026a9e83" style:font-weight-asian="normal" style:font-weight-complex="normal"/>
    </style:style>
    <style:style style:name="T115" style:family="text">
      <style:text-properties fo:font-weight="normal" officeooo:rsid="02f83353" style:font-weight-asian="normal" style:font-weight-complex="normal"/>
    </style:style>
    <style:style style:name="T116" style:family="text">
      <style:text-properties fo:font-weight="normal" officeooo:rsid="03122243" style:font-weight-asian="normal" style:font-weight-complex="normal"/>
    </style:style>
    <style:style style:name="T117" style:family="text">
      <style:text-properties fo:font-weight="normal" officeooo:rsid="03124f67" style:font-weight-asian="normal" style:font-weight-complex="normal"/>
    </style:style>
    <style:style style:name="T118" style:family="text">
      <style:text-properties fo:font-weight="normal" officeooo:rsid="031350c0" style:font-weight-asian="normal" style:font-weight-complex="normal"/>
    </style:style>
    <style:style style:name="T119" style:family="text">
      <style:text-properties fo:font-weight="normal" officeooo:rsid="032adaf6" style:font-weight-asian="normal" style:font-weight-complex="normal"/>
    </style:style>
    <style:style style:name="T120" style:family="text">
      <style:text-properties fo:font-weight="normal" officeooo:rsid="03945e59" style:font-weight-asian="normal" style:font-weight-complex="normal"/>
    </style:style>
    <style:style style:name="T121" style:family="text">
      <style:text-properties officeooo:rsid="02082bb1"/>
    </style:style>
    <style:style style:name="T122" style:family="text">
      <style:text-properties officeooo:rsid="02083738"/>
    </style:style>
    <style:style style:name="T123" style:family="text">
      <style:text-properties officeooo:rsid="020a0851"/>
    </style:style>
    <style:style style:name="T124" style:family="text">
      <style:text-properties officeooo:rsid="02103f83"/>
    </style:style>
    <style:style style:name="T125" style:family="text">
      <style:text-properties officeooo:rsid="0089f721"/>
    </style:style>
    <style:style style:name="T126" style:family="text">
      <style:text-properties officeooo:rsid="0211b00b"/>
    </style:style>
    <style:style style:name="T127" style:family="text">
      <style:text-properties officeooo:rsid="0215426d"/>
    </style:style>
    <style:style style:name="T128" style:family="text">
      <style:text-properties officeooo:rsid="02244fbf"/>
    </style:style>
    <style:style style:name="T129" style:family="text">
      <style:text-properties officeooo:rsid="0228f443"/>
    </style:style>
    <style:style style:name="T130" style:family="text">
      <style:text-properties officeooo:rsid="022acc41"/>
    </style:style>
    <style:style style:name="T131" style:family="text">
      <style:text-properties officeooo:rsid="02377830"/>
    </style:style>
    <style:style style:name="T132" style:family="text">
      <style:text-properties officeooo:rsid="0239401b"/>
    </style:style>
    <style:style style:name="T133" style:family="text">
      <style:text-properties officeooo:rsid="023e9521"/>
    </style:style>
    <style:style style:name="T134" style:family="text">
      <style:text-properties officeooo:rsid="023f8a17"/>
    </style:style>
    <style:style style:name="T135" style:family="text">
      <style:text-properties officeooo:rsid="024c762d"/>
    </style:style>
    <style:style style:name="T136" style:family="text">
      <style:text-properties officeooo:rsid="0251160a"/>
    </style:style>
    <style:style style:name="T137" style:family="text">
      <style:text-properties officeooo:rsid="02565e45"/>
    </style:style>
    <style:style style:name="T138" style:family="text">
      <style:text-properties officeooo:rsid="025db54d"/>
    </style:style>
    <style:style style:name="T139" style:family="text">
      <style:text-properties officeooo:rsid="025eae18"/>
    </style:style>
    <style:style style:name="T140" style:family="text">
      <style:text-properties officeooo:rsid="025f8928"/>
    </style:style>
    <style:style style:name="T141" style:family="text">
      <style:text-properties officeooo:rsid="02631eaa"/>
    </style:style>
    <style:style style:name="T142" style:family="text">
      <style:text-properties officeooo:rsid="026525ac"/>
    </style:style>
    <style:style style:name="T143" style:family="text">
      <style:text-properties officeooo:rsid="0266dea2"/>
    </style:style>
    <style:style style:name="T144" style:family="text">
      <style:text-properties officeooo:rsid="0267880e"/>
    </style:style>
    <style:style style:name="T145" style:family="text">
      <style:text-properties officeooo:rsid="0268b135"/>
    </style:style>
    <style:style style:name="T146" style:family="text">
      <style:text-properties officeooo:rsid="026a9e83"/>
    </style:style>
    <style:style style:name="T147" style:family="text">
      <style:text-properties officeooo:rsid="027250e2"/>
    </style:style>
    <style:style style:name="T148" style:family="text">
      <style:text-properties officeooo:rsid="02746eff"/>
    </style:style>
    <style:style style:name="T149" style:family="text">
      <style:text-properties officeooo:rsid="0276f473"/>
    </style:style>
    <style:style style:name="T150" style:family="text">
      <style:text-properties officeooo:rsid="0281d96d"/>
    </style:style>
    <style:style style:name="T151" style:family="text">
      <style:text-properties officeooo:rsid="02838d50"/>
    </style:style>
    <style:style style:name="T152" style:family="text">
      <style:text-properties officeooo:rsid="0283ca45"/>
    </style:style>
    <style:style style:name="T153" style:family="text">
      <style:text-properties officeooo:rsid="0283ca78"/>
    </style:style>
    <style:style style:name="T154" style:family="text">
      <style:text-properties officeooo:rsid="028729b4"/>
    </style:style>
    <style:style style:name="T155" style:family="text">
      <style:text-properties officeooo:rsid="0287fddb"/>
    </style:style>
    <style:style style:name="T156" style:family="text">
      <style:text-properties officeooo:rsid="02890528"/>
    </style:style>
    <style:style style:name="T157" style:family="text">
      <style:text-properties officeooo:rsid="028aac80"/>
    </style:style>
    <style:style style:name="T158" style:family="text">
      <style:text-properties officeooo:rsid="029466db"/>
    </style:style>
    <style:style style:name="T159" style:family="text">
      <style:text-properties officeooo:rsid="0295c517"/>
    </style:style>
    <style:style style:name="T160" style:family="text">
      <style:text-properties officeooo:rsid="0297a2ec"/>
    </style:style>
    <style:style style:name="T161" style:family="text">
      <style:text-properties officeooo:rsid="01505984"/>
    </style:style>
    <style:style style:name="T162" style:family="text">
      <style:text-properties officeooo:rsid="02986553"/>
    </style:style>
    <style:style style:name="T163" style:family="text">
      <style:text-properties officeooo:rsid="0299b467"/>
    </style:style>
    <style:style style:name="T164" style:family="text">
      <style:text-properties officeooo:rsid="029c19fd"/>
    </style:style>
    <style:style style:name="T165" style:family="text">
      <style:text-properties officeooo:rsid="029df28d"/>
    </style:style>
    <style:style style:name="T166" style:family="text">
      <style:text-properties officeooo:rsid="029f98a4"/>
    </style:style>
    <style:style style:name="T167" style:family="text">
      <style:text-properties officeooo:rsid="029fc6cb"/>
    </style:style>
    <style:style style:name="T168" style:family="text">
      <style:text-properties officeooo:rsid="02a2ca21"/>
    </style:style>
    <style:style style:name="T169" style:family="text">
      <style:text-properties officeooo:rsid="02a53fda"/>
    </style:style>
    <style:style style:name="T170" style:family="text">
      <style:text-properties officeooo:rsid="02a70e6d"/>
    </style:style>
    <style:style style:name="T171" style:family="text">
      <style:text-properties officeooo:rsid="02a79946"/>
    </style:style>
    <style:style style:name="T172" style:family="text">
      <style:text-properties officeooo:rsid="02be9a0d"/>
    </style:style>
    <style:style style:name="T173" style:family="text">
      <style:text-properties officeooo:rsid="02c07daa"/>
    </style:style>
    <style:style style:name="T174" style:family="text">
      <style:text-properties officeooo:rsid="02c2042f"/>
    </style:style>
    <style:style style:name="T175" style:family="text">
      <style:text-properties officeooo:rsid="02d024a1"/>
    </style:style>
    <style:style style:name="T176" style:family="text">
      <style:text-properties officeooo:rsid="02d3a371"/>
    </style:style>
    <style:style style:name="T177" style:family="text">
      <style:text-properties officeooo:rsid="02d3aaee"/>
    </style:style>
    <style:style style:name="T178" style:family="text">
      <style:text-properties officeooo:rsid="02da1437"/>
    </style:style>
    <style:style style:name="T179" style:family="text">
      <style:text-properties officeooo:rsid="02dfcc9e"/>
    </style:style>
    <style:style style:name="T180" style:family="text">
      <style:text-properties officeooo:rsid="02e0be74"/>
    </style:style>
    <style:style style:name="T181" style:family="text">
      <style:text-properties officeooo:rsid="02e4333d"/>
    </style:style>
    <style:style style:name="T182" style:family="text">
      <style:text-properties officeooo:rsid="02e46acf"/>
    </style:style>
    <style:style style:name="T183" style:family="text">
      <style:text-properties fo:font-size="14pt" officeooo:rsid="02df2171" style:font-size-asian="14pt" style:font-size-complex="14pt"/>
    </style:style>
    <style:style style:name="T184" style:family="text">
      <style:text-properties officeooo:rsid="02ea4b09"/>
    </style:style>
    <style:style style:name="T185" style:family="text">
      <style:text-properties officeooo:rsid="02edba80"/>
    </style:style>
    <style:style style:name="T186" style:family="text">
      <style:text-properties fo:font-style="normal" style:font-style-asian="normal" style:font-style-complex="normal"/>
    </style:style>
    <style:style style:name="T187" style:family="text">
      <style:text-properties fo:font-style="normal" officeooo:rsid="02ef05d7" style:font-style-asian="normal" style:font-style-complex="normal"/>
    </style:style>
    <style:style style:name="T188" style:family="text">
      <style:text-properties fo:font-style="normal" fo:font-weight="normal" style:font-style-asian="normal" style:font-weight-asian="normal" style:font-style-complex="normal" style:font-weight-complex="normal"/>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officeooo:rsid="02ef05d7"/>
    </style:style>
    <style:style style:name="T191" style:family="text">
      <style:text-properties style:text-underline-style="solid" style:text-underline-width="auto" style:text-underline-color="font-color" fo:font-weight="normal" style:font-weight-asian="normal" style:font-weight-complex="normal"/>
    </style:style>
    <style:style style:name="T192" style:family="text">
      <style:text-properties style:text-underline-style="solid" style:text-underline-width="auto" style:text-underline-color="font-color" fo:font-weight="normal" officeooo:rsid="026a9e83" style:font-weight-asian="normal" style:font-weight-complex="normal"/>
    </style:style>
    <style:style style:name="T193" style:family="text">
      <style:text-properties style:text-underline-style="solid" style:text-underline-width="auto" style:text-underline-color="font-color" fo:font-weight="normal" officeooo:rsid="02f83353" style:font-weight-asian="normal" style:font-weight-complex="normal"/>
    </style:style>
    <style:style style:name="T194" style:family="text">
      <style:text-properties officeooo:rsid="02faa52e"/>
    </style:style>
    <style:style style:name="T195" style:family="text">
      <style:text-properties officeooo:rsid="02fb0ab2"/>
    </style:style>
    <style:style style:name="T196" style:family="text">
      <style:text-properties officeooo:rsid="02df2171"/>
    </style:style>
    <style:style style:name="T197" style:family="text">
      <style:text-properties officeooo:rsid="0308d950"/>
    </style:style>
    <style:style style:name="T198" style:family="text">
      <style:text-properties officeooo:rsid="030ab933"/>
    </style:style>
    <style:style style:name="T199" style:family="text">
      <style:text-properties officeooo:rsid="030adfef"/>
    </style:style>
    <style:style style:name="T200" style:family="text">
      <style:text-properties officeooo:rsid="030c7540"/>
    </style:style>
    <style:style style:name="T201" style:family="text">
      <style:text-properties officeooo:rsid="030efca2"/>
    </style:style>
    <style:style style:name="T202" style:family="text">
      <style:text-properties officeooo:rsid="0323231b"/>
    </style:style>
    <style:style style:name="T203" style:family="text">
      <style:text-properties officeooo:rsid="03259826"/>
    </style:style>
    <style:style style:name="T204" style:family="text">
      <style:text-properties officeooo:rsid="032e863a"/>
    </style:style>
    <style:style style:name="T205" style:family="text">
      <style:text-properties officeooo:rsid="03566c6f"/>
    </style:style>
    <style:style style:name="T206" style:family="text">
      <style:text-properties officeooo:rsid="035cee45"/>
    </style:style>
    <style:style style:name="T207" style:family="text">
      <style:text-properties officeooo:rsid="037796bf"/>
    </style:style>
    <style:style style:name="T208" style:family="text">
      <style:text-properties officeooo:rsid="0382e3ae"/>
    </style:style>
    <style:style style:name="T209" style:family="text">
      <style:text-properties officeooo:rsid="038448e3"/>
    </style:style>
    <style:style style:name="T210" style:family="text">
      <style:text-properties officeooo:rsid="03932546"/>
    </style:style>
    <style:style style:name="T211" style:family="text">
      <style:text-properties officeooo:rsid="03945e59"/>
    </style:style>
    <style:style style:name="T212" style:family="text">
      <style:text-properties officeooo:rsid="039593f4"/>
    </style:style>
    <style:style style:name="T213" style:family="text">
      <style:text-properties officeooo:rsid="02f3fdbf"/>
    </style:style>
    <style:style style:name="T214" style:family="text">
      <style:text-properties fo:font-size="10pt" fo:font-weight="bold" officeooo:rsid="0295c517" style:font-size-asian="10pt" style:font-weight-asian="bold" style:font-size-complex="10pt" style:font-weight-complex="bold"/>
    </style:style>
    <style:style style:name="T215" style:family="text">
      <style:text-properties officeooo:rsid="03b9a8a2"/>
    </style:style>
    <style:style style:name="T216" style:family="text">
      <style:text-properties officeooo:rsid="03c15d6f"/>
    </style:style>
    <style:style style:name="T217" style:family="text">
      <style:text-properties officeooo:rsid="03c1c98f"/>
    </style:style>
    <style:style style:name="T218" style:family="text">
      <style:text-properties officeooo:rsid="0171ea30"/>
    </style:style>
    <style:style style:name="T219" style:family="text">
      <style:text-properties style:font-name="Garamond-Math" fo:font-weight="bold" officeooo:rsid="03395dc4" style:font-weight-asian="bold" style:font-weight-complex="bold"/>
    </style:style>
    <style:style style:name="T220" style:family="text">
      <style:text-properties fo:font-size="11pt" style:font-size-asian="11pt" style:font-size-complex="11pt"/>
    </style:style>
    <style:style style:name="T221" style:family="text">
      <style:text-properties fo:font-size="12pt"/>
    </style:style>
    <style:style style:name="T222" style:family="text">
      <style:text-properties style:font-name="Garamond Libre" fo:font-size="14pt" style:font-size-complex="14pt"/>
    </style:style>
    <style:style style:name="T223" style:family="text">
      <style:text-properties style:font-name="Garamond Libre" fo:font-size="18pt" style:font-size-asian="18pt" style:font-size-complex="18pt"/>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021cm" svg:stroke-color="#000000" draw:marker-start="Arrowheads_20_1" draw:marker-start-width="0.353cm" draw:marker-end="Arrowheads_20_5" draw:marker-end-width="0.176cm" draw:fill-color="#000000" draw:textarea-horizontal-align="center" draw:textarea-vertical-align="middle" fo:padding-top="0.011cm" fo:padding-bottom="0.011cm" fo:padding-left="0.011cm" fo:padding-right="0.0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5cm" svg:stroke-color="#000000" draw:marker-start="" draw:marker-start-width="0.39cm" draw:marker-end="" draw:marker-end-width="0.39cm" draw:textarea-horizontal-align="center" draw:textarea-vertical-align="middle" fo:padding-top="0.012cm" fo:padding-bottom="0.012cm" fo:padding-left="0.012cm" fo:padding-right="0.012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solid" svg:stroke-width="0.025cm" svg:stroke-color="#000000" draw:marker-start-width="0.39cm" draw:marker-end-width="0.39cm" draw:fill="none" draw:fill-color="#ffffff" fo:min-height="1.655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25cm" svg:stroke-color="#000000" draw:marker-start-width="0.39cm" draw:marker-end-width="0.39cm" draw:fill="none" draw:fill-color="#ffffff" fo:min-height="4.41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25cm" svg:stroke-color="#000000" draw:marker-start-width="0.39cm" draw:marker-end-width="0.39cm" draw:fill="none" draw:fill-color="#ffffff" fo:min-height="13.94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25cm" svg:stroke-color="#000000" draw:marker-start-width="0.39cm" draw:marker-end-width="0.39cm" draw:fill="none" draw:fill-color="#ffffff" fo:min-height="7.44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25cm" svg:stroke-color="#000000" draw:marker-start-width="0.39cm" draw:marker-end-width="0.39cm" draw:fill="none" draw:fill-color="#ffffff" fo:min-height="2.813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25cm" svg:stroke-color="#000000" draw:marker-start-width="0.39cm" draw:marker-end-width="0.39cm" draw:fill="none" draw:fill-color="#ffffff" fo:min-height="18.38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ffffff" fo:min-height="2.8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25cm" svg:stroke-color="#000000" draw:marker-start-width="0.39cm" draw:marker-end-width="0.39cm" draw:fill="none" draw:fill-color="#ffffff" fo:min-height="10.428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25cm" svg:stroke-color="#000000" draw:marker-start-width="0.39cm" draw:marker-end-width="0.39cm" draw:fill="none" draw:fill-color="#ffffff" fo:min-height="9.165cm" fo:padding-top="0.012cm" fo:padding-bottom="0.012cm" fo:padding-left="0.012cm" fo:padding-right="0.012cm" loext:decorative="false" fo:margin-left="0cm" fo:margin-right="0cm" fo:margin-top="0cm" fo:margin-bottom="0.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25cm" svg:stroke-color="#000000" draw:marker-start-width="0.39cm" draw:marker-end-width="0.39cm" draw:fill="none" draw:fill-color="#ffffff" fo:min-height="8.827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025cm" svg:stroke-color="#000000" draw:marker-start-width="0.39cm" draw:marker-end-width="0.39cm" draw:fill="none" draw:fill-color="#ffffff" fo:min-height="8.008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color="#ffffff" draw:fill-color="#ffffff" draw:textarea-horizontal-align="justify" draw:textarea-vertical-align="middle" draw:auto-grow-height="false" fo:min-height="1.572cm" fo:min-width="1.1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25cm" svg:stroke-color="#000000" draw:marker-start-width="0.39cm" draw:marker-end-width="0.39cm" draw:fill="none" draw:fill-color="#ffffff" fo:min-height="5.276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solid" svg:stroke-width="0.025cm" svg:stroke-color="#000000" draw:marker-start-width="0.39cm" draw:marker-end-width="0.39cm" draw:fill="none" draw:fill-color="#ffffff" fo:min-height="9.604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draw:line text:anchor-type="page" text:anchor-page-number="1" draw:z-index="14" draw:name="Vertical line 1" draw:style-name="gr2" draw:text-style-name="P176" svg:x1="1.254cm" svg:y1="8.556cm" svg:x2="13.545cm" svg:y2="8.551cm">
        <text:p/>
      </draw:line>
      <text:p text:style-name="P133">Fellipe Augusto Ugliara</text:p>
      <text:p text:style-name="P101"/>
      <text:p text:style-name="P31"/>
      <text:p text:style-name="P31"/>
      <text:p text:style-name="P31"/>
      <text:p text:style-name="P154">.:</text:p>
      <text:p text:style-name="P127"/>
      <text:p text:style-name="P127"/>
      <text:p text:style-name="P127"/>
      <text:p text:style-name="P153"/>
      <text:p text:style-name="P132">Sistema <text:span text:style-name="T218">3P</text:span> Livro de Regras</text:p>
      <text:p text:style-name="P17"/>
      <text:p text:style-name="P17"/>
      <text:p text:style-name="P169"><text:span text:style-name="T220">Este trabalho está licenciado sob a Licença Creative Commons Attribution-ShareAlike 4.0 International. Para visualizar uma cópia desta licença, visite <text:s/>https://creativecommons.org/licenses/by-sa/4.0/deed.pt-br</text:span></text:p>
      <text:table-of-content text:style-name="Sect1" text:protected="true" text:name="Table of Contents1">
        <text:table-of-content-source text:outline-level="10">
          <text:index-title-template text:style-name="Title">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Title">Sumário</text:p>
          </text:index-title>
          <text:p text:style-name="P149"><text:a xlink:type="simple" xlink:href="#__RefHeading___Toc1415_3064034263" text:style-name="Index_20_Link" text:visited-style-name="Index_20_Link">Regras do Jogo<text:tab/>1</text:a></text:p>
          <text:p text:style-name="P150"><text:a xlink:type="simple" xlink:href="#__RefHeading___Toc1417_3064034263" text:style-name="Index_20_Link" text:visited-style-name="Index_20_Link">Termos do Jogo<text:tab/>1</text:a></text:p>
          <text:p text:style-name="P151"><text:a xlink:type="simple" xlink:href="#__RefHeading___Toc1419_3064034263" text:style-name="Index_20_Link" text:visited-style-name="Index_20_Link">Mestre<text:tab/>1</text:a></text:p>
          <text:p text:style-name="P151"><text:a xlink:type="simple" xlink:href="#__RefHeading___Toc1421_3064034263" text:style-name="Index_20_Link" text:visited-style-name="Index_20_Link">Jogadores<text:tab/>2</text:a></text:p>
          <text:p text:style-name="P151"><text:a xlink:type="simple" xlink:href="#__RefHeading___Toc1423_3064034263" text:style-name="Index_20_Link" text:visited-style-name="Index_20_Link">Materiais<text:tab/>2</text:a></text:p>
          <text:p text:style-name="P151"><text:a xlink:type="simple" xlink:href="#__RefHeading___Toc1425_3064034263" text:style-name="Index_20_Link" text:visited-style-name="Index_20_Link">Personagens<text:tab/>3</text:a></text:p>
          <text:p text:style-name="P151"><text:a xlink:type="simple" xlink:href="#__RefHeading___Toc1427_3064034263" text:style-name="Index_20_Link" text:visited-style-name="Index_20_Link">Ações e Reações<text:tab/>4</text:a></text:p>
          <text:p text:style-name="P151"><text:a xlink:type="simple" xlink:href="#__RefHeading___Toc1429_3064034263" text:style-name="Index_20_Link" text:visited-style-name="Index_20_Link">Cenas de Jogo<text:tab/>5</text:a></text:p>
          <text:p text:style-name="P151"><text:a xlink:type="simple" xlink:href="#__RefHeading___Toc1431_3064034263" text:style-name="Index_20_Link" text:visited-style-name="Index_20_Link">Testes e Disputas<text:tab/>6</text:a></text:p>
          <text:p text:style-name="P151"><text:a xlink:type="simple" xlink:href="#__RefHeading___Toc1433_3064034263" text:style-name="Index_20_Link" text:visited-style-name="Index_20_Link">Impactos<text:tab/>7</text:a></text:p>
          <text:p text:style-name="P151"><text:a xlink:type="simple" xlink:href="#__RefHeading___Toc1435_3064034263" text:style-name="Index_20_Link" text:visited-style-name="Index_20_Link">Traços<text:tab/>7</text:a></text:p>
          <text:p text:style-name="P151"><text:a xlink:type="simple" xlink:href="#__RefHeading___Toc1437_3064034263" text:style-name="Index_20_Link" text:visited-style-name="Index_20_Link">Equipamentos<text:tab/>8</text:a></text:p>
          <text:p text:style-name="P151"><text:a xlink:type="simple" xlink:href="#__RefHeading___Toc1439_3064034263" text:style-name="Index_20_Link" text:visited-style-name="Index_20_Link">Efeitos<text:tab/>9</text:a></text:p>
          <text:p text:style-name="P150"><text:a xlink:type="simple" xlink:href="#__RefHeading___Toc1441_3064034263" text:style-name="Index_20_Link" text:visited-style-name="Index_20_Link">Mecânicas do Jogo<text:tab/>10</text:a></text:p>
          <text:p text:style-name="P151"><text:a xlink:type="simple" xlink:href="#__RefHeading___Toc1443_3064034263" text:style-name="Index_20_Link" text:visited-style-name="Index_20_Link">Criação de Personagens<text:tab/>10</text:a></text:p>
          <text:p text:style-name="P151"><text:a xlink:type="simple" xlink:href="#__RefHeading___Toc1445_3064034263" text:style-name="Index_20_Link" text:visited-style-name="Index_20_Link">Evolução dos Personagens<text:tab/>11</text:a></text:p>
          <text:p text:style-name="P151"><text:a xlink:type="simple" xlink:href="#__RefHeading___Toc1451_3064034263" text:style-name="Index_20_Link" text:visited-style-name="Index_20_Link">Testando Ações e Reações<text:tab/>12</text:a></text:p>
          <text:p text:style-name="P151"><text:a xlink:type="simple" xlink:href="#__RefHeading___Toc1447_3064034263" text:style-name="Index_20_Link" text:visited-style-name="Index_20_Link">Jogando Dados<text:tab/>13</text:a></text:p>
          <text:p text:style-name="P151"><text:a xlink:type="simple" xlink:href="#__RefHeading___Toc1449_3064034263" text:style-name="Index_20_Link" text:visited-style-name="Index_20_Link">Disputa de Ordem<text:tab/>14</text:a></text:p>
          <text:p text:style-name="P151"><text:a xlink:type="simple" xlink:href="#__RefHeading___Toc1453_3064034263" text:style-name="Index_20_Link" text:visited-style-name="Index_20_Link">Ações de Movimento<text:tab/>16</text:a></text:p>
          <text:p text:style-name="P151"><text:a xlink:type="simple" xlink:href="#__RefHeading___Toc2485_1656552529" text:style-name="Index_20_Link" text:visited-style-name="Index_20_Link">Enfrentando Desafios<text:tab/>16</text:a></text:p>
          <text:p text:style-name="P150"><text:a xlink:type="simple" xlink:href="#__RefHeading___Toc3280_190082474" text:style-name="Index_20_Link" text:visited-style-name="Index_20_Link">Criando Cenários<text:tab/>18</text:a></text:p>
          <text:p text:style-name="P151"><text:a xlink:type="simple" xlink:href="#__RefHeading___Toc2904_1234307829" text:style-name="Index_20_Link" text:visited-style-name="Index_20_Link">Novos Elementos<text:tab/>18</text:a></text:p>
          <text:p text:style-name="P151"><text:a xlink:type="simple" xlink:href="#__RefHeading___Toc2906_1234307829" text:style-name="Index_20_Link" text:visited-style-name="Index_20_Link">Temas de Jogo<text:tab/>19</text:a></text:p>
          <text:p text:style-name="P150"><text:a xlink:type="simple" xlink:href="#__RefHeading___Toc3377_2234988715" text:style-name="Index_20_Link" text:visited-style-name="Index_20_Link">Aplicando as Regras<text:tab/>20</text:a></text:p>
          <text:p text:style-name="P151"><text:a xlink:type="simple" xlink:href="#__RefHeading___Toc3379_2234988715" text:style-name="Index_20_Link" text:visited-style-name="Index_20_Link">Mercadores e Trapaceiros<text:tab/>20</text:a></text:p>
        </text:index-body>
      </text:table-of-content>
      <text:p text:style-name="Standard"><text:soft-page-break/></text:p>
      <text:p text:style-name="P152"/>
      <text:p text:style-name="Standard"/>
      <text:p text:style-name="Standard"/>
      <text:p text:style-name="Standard"/>
      <text:p text:style-name="Standard"/>
      <text:p text:style-name="Standard"/>
      <text:p text:style-name="Standard"/>
      <text:p text:style-name="Standard"/>
      <text:p text:style-name="Standard"><draw:frame text:anchor-type="paragraph" draw:z-index="3" draw:name="Text Frame 3" draw:style-name="gr13" draw:text-style-name="P177" svg:width="12.172cm" svg:height="8.034cm" svg:x="0.023cm" svg:y="5.42cm"><draw:text-box><text:p><text:span text:style-name="T221"><text:s/></text:span></text:p><text:p><text:span text:style-name="T221"><text:s text:c="5"/></text:span><text:span text:style-name="T221">Ficha Catalográfica</text:span></text:p></draw:text-box></draw:frame><draw:custom-shape text:anchor-type="paragraph" draw:z-index="2" draw:name="Shape 1" draw:style-name="gr14" draw:text-style-name="P179" svg:width="1.167cm" svg:height="1.572cm" svg:x="5.299cm" svg:y="15.175cm"><text:p/><draw:enhanced-geometry svg:viewBox="0 0 21600 21600" draw:type="rectangle" draw:enhanced-path="M 0 0 L 21600 0 21600 21600 0 21600 0 0 Z N"/></draw:custom-shape><draw:frame text:anchor-type="paragraph" draw:z-index="0" draw:name="Text Frame 2" draw:style-name="gr16" draw:text-style-name="P177" svg:width="12.172cm" svg:height="9.63cm" svg:x="0.009cm" svg:y="-4.803cm"><draw:text-box><text:p><text:span text:style-name="T221"><text:s/></text:span></text:p><text:p><text:span text:style-name="T221"><text:s text:c="5"/></text:span></text:p></draw:text-box></draw:frame></text:p>
      <text:h text:style-name="P158" text:outline-level="1"><text:bookmark-start text:name="__RefHeading___Toc1415_3064034263"/>Regras do Jogo<text:bookmark-end text:name="__RefHeading___Toc1415_3064034263"/></text:h>
      <text:p text:style-name="P51"/>
      <text:p text:style-name="P61">RPG <text:span text:style-name="T18">(</text:span><text:span text:style-name="T19">Role-Playing Game</text:span><text:span text:style-name="T18">)</text:span> é um jogo de contar histórias, como todo jogo ele tem um <text:span text:style-name="T94">sistema</text:span> de regras para balancear as ações dos participantes, mas diferente de outros jogos não existem vencedores e perdedores. O sucesso está na construção de bons enredos, elaborados coletivamente p<text:span text:style-name="T94">or um grupo de</text:span> jogadores e <text:span text:style-name="T94">por</text:span> um mestre de jogo.</text:p>
      <text:p text:style-name="P61"/>
      <text:p text:style-name="P85"><text:span text:style-name="T38">A</text:span>s regras <text:span text:style-name="T38">são </text:span><text:span text:style-name="T39">apresentadas em duas partes, termos e mecânicas do jogo. <text:s/></text:span><text:span text:style-name="T41">Os termos definem</text:span> os elementos <text:span text:style-name="T38">e </text:span><text:span text:style-name="T39">as </text:span><text:span text:style-name="T38">estruturas </text:span><text:span text:style-name="T41">do</text:span> <text:span text:style-name="T42">jogo</text:span>. <text:span text:style-name="T41">As</text:span> mecânicas <text:span text:style-name="T39">explicam </text:span>como<text:span text:style-name="T40"> </text:span><text:span text:style-name="T42">esses elementos e estruturas </text:span><text:span text:style-name="T43">são utilizados.</text:span></text:p>
      <text:p text:style-name="P51"/>
      <text:h text:style-name="P159" text:outline-level="2"><text:bookmark-start text:name="__RefHeading___Toc1417_3064034263"/>Termos do Jogo<text:bookmark-end text:name="__RefHeading___Toc1417_3064034263"/></text:h>
      <text:p text:style-name="P51"/>
      <text:p text:style-name="P61">O jogo de RPG tem muitos termos próprios, antes de entrar nas <text:span text:style-name="T3">mecânicas de jogo</text:span> vamos explorar cada um desses termos, assim fica mais direta a definição das <text:span text:style-name="T3">mecânicas</text:span> e a compreensão de como usar <text:span text:style-name="T4">esse sistema de regras</text:span>.</text:p>
      <text:p text:style-name="P84"/>
      <text:h text:style-name="P161" text:outline-level="3"><text:bookmark-start text:name="__RefHeading___Toc1419_3064034263"/>Mestre<text:bookmark-end text:name="__RefHeading___Toc1419_3064034263"/></text:h>
      <text:p text:style-name="P51"/>
      <text:p text:style-name="P61">Guiar a história é responsabilidade do mestre de jogo, ele tem como objetivo dar vida a lugares, descrever os acontecimentos, elaborar os desafios, motivar a exploração, engajando os jogadores a participar ativamente da trama. </text:p>
      <text:p text:style-name="P61"/>
      <text:p text:style-name="P66">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66"/>
      <text:p text:style-name="P61"><draw:frame text:anchor-type="paragraph" draw:z-index="1" draw:name="Text Frame 4" draw:style-name="gr15" draw:text-style-name="P177" svg:width="12.187cm" svg:height="5.301cm" svg:x="0.007cm" svg:y="0.004cm"><draw:text-box><text:p><text:span text:style-name="T221"><text:s/></text:span></text:p><text:p><text:span text:style-name="T221"><text:s text:c="5"/></text:span></text:p></draw:text-box></draw:frame><text:soft-page-break/></text:p>
      <text:p text:style-name="P61">Em uma partida de RPG o mestre usará um cenário onde a história irá se desenrolar, com florestas, estradas sombrias, vilarejos, personagens e todos as coisas necessárias para que o mestre <text:span text:style-name="T168">conduza</text:span> a história em conjunto com os jogadores.</text:p>
      <text:p text:style-name="P61"/>
      <text:h text:style-name="P161" text:outline-level="3"><text:bookmark-start text:name="__RefHeading___Toc1421_3064034263"/>Jogadores<text:bookmark-end text:name="__RefHeading___Toc1421_3064034263"/></text:h>
      <text:p text:style-name="P51"/>
      <text:p text:style-name="P61">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51"/>
      <text:h text:style-name="P161" text:outline-level="3"><text:bookmark-start text:name="__RefHeading___Toc1423_3064034263"/>Materiais<text:bookmark-end text:name="__RefHeading___Toc1423_3064034263"/></text:h>
      <text:p text:style-name="P51"/>
      <text:p text:style-name="P61">Os materiais usados neste jogo serão: papeis, lápis, canetas, dados de seis lados. <text:span text:style-name="T56">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05"><text:soft-page-break/><text:span text:style-name="T76">Para facilitar as jogadas de dados o ideal é que se tenha dados de seis de duas cores diferentes, uma cor para </text:span><text:span text:style-name="T77">o</text:span><text:span text:style-name="T76">s </text:span><text:span text:style-name="T77">sucessos</text:span><text:span text:style-name="T76"> e uma cor para as </text:span><text:span text:style-name="T77">falhas</text:span><text:span text:style-name="T76">. Oito dados de cada </text:span><text:span text:style-name="T78">cor </text:span><text:span text:style-name="T76">são o suficiente na maioria dos jogos.</text:span></text:p>
      <text:p text:style-name="P51"/>
      <text:p text:style-name="P96">Dados d6 são a escolha padrão uma vez que eles são fáceis de adquirir, mas é possível jogar usando qualquer tipo de dado d4, d6, d8, d10, d12 e d20. O que não é permitido é misturar dados de tipos diferentes. <text:span text:style-name="T205">T</text:span>odos <text:span text:style-name="T205">os dados usados, durante um determinado teste ou disputa,</text:span> devem <text:span text:style-name="T205">ser do mesmo</text:span> tipo.</text:p>
      <text:p text:style-name="P51"/>
      <text:h text:style-name="P161" text:outline-level="3"><text:bookmark-start text:name="__RefHeading___Toc1425_3064034263"/>Personagens<text:bookmark-end text:name="__RefHeading___Toc1425_3064034263"/></text:h>
      <text:p text:style-name="P51"/>
      <text:p text:style-name="P62">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61"/>
      <text:p text:style-name="P65"><text:span text:style-name="T124">Cada</text:span><text:span text:style-name="T125"> </text:span><text:span text:style-name="T124">personagem</text:span><text:span text:style-name="T125"> é definido </text:span><text:span text:style-name="T121">pel</text:span><text:span text:style-name="T45">os </text:span><text:span text:style-name="T121">seguintes </text:span><text:span text:style-name="T45">campos:</text:span> uma lista de traços <text:span text:style-name="T1">que são características</text:span> <text:span text:style-name="T12">do</text:span> personage<text:span text:style-name="T2">m</text:span>; uma lista de efeitos <text:span text:style-name="T2">que </text:span><text:span text:style-name="T12">atribuem</text:span><text:span text:style-name="T2"> condições ao personagem</text:span>; uma lista de equipamentos que <text:span text:style-name="T2">o personagem carrega</text:span> consigo; o nome do personagem; e uma breve descrição a respeito <text:span text:style-name="T2">dele</text:span>. <text:span text:style-name="T95">Desenhos, miniaturas e outros assessórios são opcionais, mas ajudam a caracterizar os personagens.</text:span></text:p>
      <text:p text:style-name="P123"/>
      <table:table table:name="Personagem-Exemplo" table:style-name="Personagem-Exemplo">
        <table:table-column table:style-name="Personagem-Exemplo.A"/>
        <table:table-column table:style-name="Personagem-Exemplo.B"/>
        <table:table-row>
          <table:table-cell table:style-name="Personagem-Exemplo.A1" office:value-type="string">
            <text:p text:style-name="P2"><text:span text:style-name="T51">Traços .:</text:span> <text:span text:style-name="T130">Treinado em Combate, Atento a Tudo, </text:span></text:p>
          </table:table-cell>
          <table:table-cell table:style-name="Personagem-Exemplo.B1" office:value-type="string">
            <text:p text:style-name="P21">Efeitos .:<text:span text:style-name="T111"> </text:span><text:span text:style-name="T112">Com Fome</text:span><text:span text:style-name="T111">,</text:span></text:p>
          </table:table-cell>
        </table:table-row>
        <table:table-row>
          <table:table-cell table:style-name="Personagem-Exemplo.A2" office:value-type="string">
            <text:p text:style-name="P3">Corpulento, Divida <text:span text:style-name="T133">com o Feudo</text:span></text:p>
          </table:table-cell>
          <table:table-cell table:style-name="Personagem-Exemplo.B2" office:value-type="string">
            <text:p text:style-name="P2">Ferido Levemente,</text:p>
          </table:table-cell>
        </table:table-row>
        <table:table-row>
          <table:table-cell table:style-name="Personagem-Exemplo.A2" office:value-type="string">
            <text:p text:style-name="P2"/>
          </table:table-cell>
          <table:table-cell table:style-name="Personagem-Exemplo.B2" office:value-type="string">
            <text:p text:style-name="P3">Benção do Fogo</text:p>
          </table:table-cell>
        </table:table-row>
        <table:table-row>
          <table:table-cell table:style-name="Personagem-Exemplo.A2" office:value-type="string">
            <text:p text:style-name="P2"><text:span text:style-name="T51">Equipamentos .:</text:span> Espada curta, <text:span text:style-name="T130">Armadura Leve, </text:span></text:p>
          </table:table-cell>
          <table:table-cell table:style-name="Personagem-Exemplo.B2" office:value-type="string">
            <text:p text:style-name="P4"/>
          </table:table-cell>
        </table:table-row>
        <table:table-row>
          <table:table-cell table:style-name="Personagem-Exemplo.A2" office:value-type="string">
            <text:p text:style-name="P3">Tocha, Amuleto do <text:span text:style-name="T136">Fogo</text:span>, <text:span text:style-name="T134">Chave da Muralha</text:span></text:p>
          </table:table-cell>
          <table:table-cell table:style-name="Personagem-Exemplo.B2" office:value-type="string">
            <text:p text:style-name="P4"/>
          </table:table-cell>
        </table:table-row>
        <table:table-row>
          <table:table-cell table:style-name="Personagem-Exemplo.A2" office:value-type="string">
            <text:p text:style-name="P2"/>
          </table:table-cell>
          <table:table-cell table:style-name="Personagem-Exemplo.B2" office:value-type="string">
            <text:p text:style-name="P4"/>
          </table:table-cell>
        </table:table-row>
        <table:table-row>
          <table:table-cell table:style-name="Personagem-Exemplo.A7" office:value-type="string">
            <text:p text:style-name="P5"><text:span text:style-name="T52">Descrição .</text:span><text:span text:style-name="T51">:</text:span> <text:span text:style-name="T129">O </text:span><text:span text:style-name="T131">vigia</text:span><text:span text:style-name="T129"> d</text:span><text:span text:style-name="T132">a </text:span><text:span text:style-name="T138">T</text:span><text:span text:style-name="T132">orre </text:span><text:span text:style-name="T139">Norte</text:span></text:p>
          </table:table-cell>
          <table:table-cell table:style-name="Personagem-Exemplo.B7" office:value-type="string">
            <text:p text:style-name="P2"><text:span text:style-name="T51">Nome .:</text:span> <text:span text:style-name="T164">Guardião</text:span></text:p>
          </table:table-cell>
        </table:table-row>
      </table:table>
      <text:p text:style-name="P65"><text:soft-page-break/>Os personagens usados pelo mestre que não se envolve<text:span text:style-name="T128">m</text:span> em <text:span text:style-name="T124">testes e disputas</text:span> não precisam de uma <text:span text:style-name="T124">definição completa</text:span>, uma breve descrição do personagem feita pelo mestre é suficiente na maioria das vezes. O mestre também pode criar <text:span text:style-name="T124">descrições</text:span> simplificadas só para resolver <text:span text:style-name="T124">testes e disputas</text:span> específic<text:span text:style-name="T124">as</text:span>.</text:p>
      <text:p text:style-name="P53"/>
      <text:h text:style-name="P161" text:outline-level="3"><text:bookmark-start text:name="__RefHeading___Toc1427_3064034263"/>Ações e Reações<text:bookmark-end text:name="__RefHeading___Toc1427_3064034263"/></text:h>
      <text:p text:style-name="P52"/>
      <text:p text:style-name="P63">Os personagens realizam diferentes ações durante a história, no geral o mestre descreve os cenários e o que está acontecendo ao redor e os jogadores decidem como seus personagens irã<text:span text:style-name="T202">o</text:span> agir em relação ao que está ocorrendo. As ações que os personagens realizam <text:span text:style-name="T5">são sempre bem sucedidas a menos que uma reação </text:span><text:span text:style-name="T31">de imposição </text:span><text:span text:style-name="T145">ou uma disputa</text:span><text:span text:style-name="T31"> </text:span><text:span text:style-name="T5">aconteça</text:span><text:span text:style-name="T145">m</text:span><text:span text:style-name="T5">, exigindo um teste para definir se o resultado da ação será positivo ou negativo para o personagem que </text:span><text:span text:style-name="T11">propôs</text:span><text:span text:style-name="T6"> a açã</text:span><text:span text:style-name="T7">o</text:span><text:span text:style-name="T5">.</text:span></text:p>
      <text:p text:style-name="P63"><draw:frame text:anchor-type="paragraph" draw:z-index="5" draw:name="Text Frame 7" draw:style-name="gr11" draw:text-style-name="P177" svg:width="12.156cm" svg:height="9.191cm" svg:x="0.049cm" svg:y="0.557cm"><draw:text-box><text:p><text:span text:style-name="T221"><text:s/></text:span></text:p><text:p><text:span text:style-name="T221"><text:s text:c="5"/></text:span></text:p></draw:text-box></draw:frame></text:p>
      <text:p text:style-name="P60"><text:soft-page-break/>As reações são usadas <text:span text:style-name="T30">com duas finalidades:</text:span> para tentar evitar que uma ação se concretize, <text:span text:style-name="T30">e para tentar fortalecer uma ação aumentando sua chance de sucesso. Uma reação pode ser usada contra qualquer</text:span> açã<text:span text:style-name="T32">o</text:span>, <text:span text:style-name="T30">não importa se o alvo da ação é </text:span>o próprio personagem que está realizando a reação.</text:p>
      <text:p text:style-name="P60"/>
      <text:h text:style-name="P162" text:outline-level="3"><text:bookmark-start text:name="__RefHeading___Toc1429_3064034263"/>Cenas de Jogo<text:bookmark-end text:name="__RefHeading___Toc1429_3064034263"/></text:h>
      <text:p text:style-name="P32"/>
      <text:p text:style-name="P54">No decorrer da história se dois ou mais personagens pretendem agir simultaneamente em uma curta janela de tempo, será iniciada uma cena de jogo para definir como as ações e reações dos personagens serão <text:span text:style-name="T15">organizadas</text:span>. <text:span text:style-name="T13">A cena de jogo é dividida em rodadas, nas quais cada personagem terá direito a realizar uma ação e uma reação. </text:span></text:p>
      <text:p text:style-name="P54"/>
      <text:p text:style-name="P54"><text:span text:style-name="T13">O momento em que um personagem está realizando uma ação é chama</text:span><text:span text:style-name="T14">do</text:span><text:span text:style-name="T13"> de turno, e a ordem </text:span><text:span text:style-name="T16">dos</text:span><text:span text:style-name="T13"> turnos de cada personagem é definida </text:span><text:span text:style-name="T14">por uma disputa de </text:span><text:span text:style-name="T96">ordem</text:span><text:span text:style-name="T13">. </text:span><text:span text:style-name="T26">Cada personagem realiza </text:span><text:span text:style-name="T28">durante a rodada, uma ação durante o seu turno</text:span><text:span text:style-name="T26"> e </text:span><text:span text:style-name="T28">uma</text:span><text:span text:style-name="T26"> reação durante </text:span><text:span text:style-name="T28">o</text:span><text:span text:style-name="T26"> turno de </text:span><text:span text:style-name="T27">algum outro</text:span><text:span text:style-name="T26"> personage</text:span><text:span text:style-name="T28">m</text:span><text:span text:style-name="T26">.</text:span></text:p>
      <text:p text:style-name="P55"/>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102"/>
          </table:table-cell>
          <table:table-cell table:style-name="Cena-Sequencia.B1" table:number-columns-spanned="9" office:value-type="string">
            <text:p text:style-name="P103">Cena <text:span text:style-name="T62">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37">→</text:p>
            <text:p text:style-name="P38">→</text:p>
            <text:p text:style-name="P38">→</text:p>
            <text:p text:style-name="P38">→</text:p>
            <text:p text:style-name="P38">→</text:p>
            <text:p text:style-name="P38">→</text:p>
            <text:p text:style-name="P38">→</text:p>
            <text:p text:style-name="P38">→</text:p>
          </table:table-cell>
        </table:table-row>
        <table:table-row table:style-name="Cena-Sequencia.1">
          <table:covered-table-cell table:style-name="Cena-Sequencia.A1"/>
          <table:table-cell table:style-name="Cena-Sequencia.B2" table:number-columns-spanned="3" office:value-type="string">
            <text:p text:style-name="P109">Rodada 1</text:p>
          </table:table-cell>
          <table:covered-table-cell/>
          <table:covered-table-cell/>
          <table:table-cell table:style-name="Cena-Sequencia.E2" table:number-columns-spanned="3" office:value-type="string">
            <text:p text:style-name="P109">Rodada 2</text:p>
          </table:table-cell>
          <table:covered-table-cell/>
          <table:covered-table-cell/>
          <table:table-cell table:style-name="Cena-Sequencia.H2" table:number-columns-spanned="3" office:value-type="string">
            <text:p text:style-name="P109">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107">TurnoP1</text:p>
          </table:table-cell>
          <table:table-cell table:style-name="Cena-Sequencia.C3" office:value-type="string">
            <text:p text:style-name="P107">TurnoP2</text:p>
          </table:table-cell>
          <table:table-cell table:style-name="Cena-Sequencia.D3" office:value-type="string">
            <text:p text:style-name="P107">TurnoP3</text:p>
          </table:table-cell>
          <table:table-cell table:style-name="Cena-Sequencia.E3" office:value-type="string">
            <text:p text:style-name="P107">TurnoP1</text:p>
          </table:table-cell>
          <table:table-cell table:style-name="Cena-Sequencia.F3" office:value-type="string">
            <text:p text:style-name="P107">TurnoP2</text:p>
          </table:table-cell>
          <table:table-cell table:style-name="Cena-Sequencia.G3" office:value-type="string">
            <text:p text:style-name="P107">TurnoP3</text:p>
          </table:table-cell>
          <table:table-cell table:style-name="Cena-Sequencia.H3" office:value-type="string">
            <text:p text:style-name="P107">TurnoP1</text:p>
          </table:table-cell>
          <table:table-cell table:style-name="Cena-Sequencia.I3" office:value-type="string">
            <text:p text:style-name="P107">TurnoP2</text:p>
          </table:table-cell>
          <table:table-cell table:style-name="Cena-Sequencia.J3" office:value-type="string">
            <text:p text:style-name="P107">TurnoP3</text:p>
          </table:table-cell>
          <table:covered-table-cell table:style-name="Cena-Sequencia.K1"/>
        </table:table-row>
        <table:table-row table:style-name="Cena-Sequencia.1">
          <table:table-cell table:style-name="Cena-Sequencia.A4" office:value-type="string">
            <text:p text:style-name="P109">P1</text:p>
          </table:table-cell>
          <table:table-cell table:style-name="Cena-Sequencia.B4" office:value-type="string">
            <text:p text:style-name="P35">Ação</text:p>
          </table:table-cell>
          <table:table-cell table:style-name="Cena-Sequencia.C4" office:value-type="string">
            <text:p text:style-name="P36">Reação</text:p>
          </table:table-cell>
          <table:table-cell table:style-name="Cena-Sequencia.D4" office:value-type="string">
            <text:p text:style-name="P33"/>
          </table:table-cell>
          <table:table-cell table:style-name="Cena-Sequencia.A1" office:value-type="string">
            <text:p text:style-name="P34">Ação</text:p>
          </table:table-cell>
          <table:table-cell table:style-name="Cena-Sequencia.F4" office:value-type="string">
            <text:p text:style-name="P33"/>
          </table:table-cell>
          <table:table-cell table:style-name="Cena-Sequencia.G4" office:value-type="string">
            <text:p text:style-name="P36">Reação</text:p>
          </table:table-cell>
          <table:table-cell table:style-name="Cena-Sequencia.A1" office:value-type="string">
            <text:p text:style-name="P34">Ação</text:p>
          </table:table-cell>
          <table:table-cell table:style-name="Cena-Sequencia.I4" office:value-type="string">
            <text:p text:style-name="P33"/>
          </table:table-cell>
          <table:table-cell table:style-name="Cena-Sequencia.J4" office:value-type="string">
            <text:p text:style-name="P36">Reação</text:p>
          </table:table-cell>
          <table:covered-table-cell table:style-name="Cena-Sequencia.K1"/>
        </table:table-row>
        <table:table-row table:style-name="Cena-Sequencia.1">
          <table:table-cell table:style-name="Cena-Sequencia.A5" office:value-type="string">
            <text:p text:style-name="P109">P2</text:p>
          </table:table-cell>
          <table:table-cell table:style-name="Cena-Sequencia.B5" office:value-type="string">
            <text:p text:style-name="P33"/>
          </table:table-cell>
          <table:table-cell table:style-name="Cena-Sequencia.C5" office:value-type="string">
            <text:p text:style-name="P34">Ação</text:p>
          </table:table-cell>
          <table:table-cell table:style-name="Cena-Sequencia.D5" office:value-type="string">
            <text:p text:style-name="P36">Reação</text:p>
          </table:table-cell>
          <table:table-cell table:style-name="Cena-Sequencia.E5" office:value-type="string">
            <text:p text:style-name="P33"/>
          </table:table-cell>
          <table:table-cell table:style-name="Cena-Sequencia.F5" office:value-type="string">
            <text:p text:style-name="P34">Ação</text:p>
          </table:table-cell>
          <table:table-cell table:style-name="Cena-Sequencia.G5" office:value-type="string">
            <text:p text:style-name="P36">Reação</text:p>
          </table:table-cell>
          <table:table-cell table:style-name="Cena-Sequencia.H5" office:value-type="string">
            <text:p text:style-name="P36">Reação</text:p>
          </table:table-cell>
          <table:table-cell table:style-name="Cena-Sequencia.I5" office:value-type="string">
            <text:p text:style-name="P34">Ação</text:p>
          </table:table-cell>
          <table:table-cell table:style-name="Cena-Sequencia.J5" office:value-type="string">
            <text:p text:style-name="P33"/>
          </table:table-cell>
          <table:covered-table-cell table:style-name="Cena-Sequencia.K1"/>
        </table:table-row>
        <table:table-row table:style-name="Cena-Sequencia.1">
          <table:table-cell table:style-name="Cena-Sequencia.A6" office:value-type="string">
            <text:p text:style-name="P109">P3</text:p>
          </table:table-cell>
          <table:table-cell table:style-name="Cena-Sequencia.B6" office:value-type="string">
            <text:p text:style-name="P36">Reação</text:p>
          </table:table-cell>
          <table:table-cell table:style-name="Cena-Sequencia.C6" office:value-type="string">
            <text:p text:style-name="P33"/>
          </table:table-cell>
          <table:table-cell table:style-name="Cena-Sequencia.D6" office:value-type="string">
            <text:p text:style-name="P34">Ação</text:p>
          </table:table-cell>
          <table:table-cell table:style-name="Cena-Sequencia.E6" office:value-type="string">
            <text:p text:style-name="P33"/>
          </table:table-cell>
          <table:table-cell table:style-name="Cena-Sequencia.F6" office:value-type="string">
            <text:p text:style-name="P36">Reação</text:p>
          </table:table-cell>
          <table:table-cell table:style-name="Cena-Sequencia.G6" office:value-type="string">
            <text:p text:style-name="P34">Ação</text:p>
          </table:table-cell>
          <table:table-cell table:style-name="Cena-Sequencia.H6" office:value-type="string">
            <text:p text:style-name="P33"/>
          </table:table-cell>
          <table:table-cell table:style-name="Cena-Sequencia.I6" office:value-type="string">
            <text:p text:style-name="P36"/>
          </table:table-cell>
          <table:table-cell table:style-name="Cena-Sequencia.J6" office:value-type="string">
            <text:p text:style-name="P34">Ação</text:p>
          </table:table-cell>
          <table:covered-table-cell table:style-name="Cena-Sequencia.K1"/>
        </table:table-row>
      </table:table>
      <text:p text:style-name="P55"/>
      <text:p text:style-name="P99">As rodadas acontecem uma em sequência da outra até que a cena se resolva, o final da cena depende da história, por exemplo se estiver acontecendo uma cena de combate na história quando os oponentes não puderem mais lutar a cena termina.</text:p>
      <text:p text:style-name="Standard"/>
      <text:h text:style-name="P161" text:outline-level="3"><text:bookmark-start text:name="__RefHeading___Toc1431_3064034263"/><text:soft-page-break/>Teste<text:span text:style-name="T17">s e </text:span><text:span text:style-name="T82">Disputas</text:span><text:bookmark-end text:name="__RefHeading___Toc1431_3064034263"/></text:h>
      <text:p text:style-name="P56"/>
      <text:p text:style-name="P82">Testes são realizados quando uma ação é alvo de uma reação, o teste consiste no jogador que propôs a ação superar <text:span text:style-name="T82">um valor de </text:span><text:span text:style-name="T87">falha</text:span>. <text:span text:style-name="T82">Os dados </text:span><text:span text:style-name="T87">favoráveis a ação </text:span><text:span text:style-name="T82">produzem um valor de sucesso e os dados </text:span><text:span text:style-name="T87">contrários a ação</text:span><text:span text:style-name="T82"> um valor de falha</text:span>, se o <text:span text:style-name="T82">valor</text:span> de sucesso for igual ou maior <text:span text:style-name="T82">que o</text:span> <text:span text:style-name="T82">valor de falha a</text:span> ação é bem sucedida. O <text:span text:style-name="T82">n</text:span>úmero de dados <text:span text:style-name="T147">jogados </text:span><text:span text:style-name="T148">são</text:span><text:span text:style-name="T147"> definido</text:span><text:span text:style-name="T148">s</text:span><text:span text:style-name="T147"> pelos dados iniciais mais os dados de sucesso e falha adicionados pelos impactos </text:span><text:span text:style-name="T149">que afetarem o teste</text:span><text:span text:style-name="T147">.</text:span></text:p>
      <text:p text:style-name="P82"/>
      <text:p text:style-name="P80">Disputas são um tipo especial de teste, nelas os personagens se enfrentam para definir uma ordem, que pode ser usada para resolver situações em que não são declaradas ações diretamente, mas que é importante que se defina uma ordem <text:span text:style-name="T87">dentre os personagens envolvidos na disputa</text:span>. Como na definição da ordem dos turnos de uma cena, ou para definir o vitorioso de uma competição.</text:p>
      <text:p text:style-name="P56"><draw:frame text:anchor-type="paragraph" draw:z-index="4" draw:name="Text Frame 6" draw:style-name="gr12" draw:text-style-name="P177" svg:width="12.172cm" svg:height="8.852cm" svg:x="-0.004cm" svg:y="0.448cm"><draw:text-box><text:p><text:span text:style-name="T221"><text:s/></text:span></text:p><text:p><text:span text:style-name="T221"><text:s text:c="5"/></text:span></text:p></draw:text-box></draw:frame></text:p>
      <text:h text:style-name="P161" text:outline-level="3"><text:bookmark-start text:name="__RefHeading___Toc1433_3064034263"/><text:soft-page-break/>Impacto<text:span text:style-name="T85">s</text:span><text:bookmark-end text:name="__RefHeading___Toc1433_3064034263"/></text:h>
      <text:p text:style-name="P52"/>
      <text:p text:style-name="P83"><text:span text:style-name="T37">Cada </text:span>impacto pode adicionar um d6 ao teste, <text:span text:style-name="T82">alterando </text:span><text:span text:style-name="T150">o </text:span><text:span text:style-name="T82">número de dados de </text:span><text:span text:style-name="T86">sucesso</text:span><text:span text:style-name="T82"> e de </text:span><text:span text:style-name="T86">falha</text:span><text:span text:style-name="T82"> que serão usados naquele teste</text:span>. <text:span text:style-name="T86">As reações podem ser usadas para adicionar </text:span><text:span text:style-name="T207">tanto </text:span><text:span text:style-name="T86">dados de sucesso </text:span><text:span text:style-name="T207">como</text:span><text:span text:style-name="T86"> dados de falha. <text:s/></text:span><text:span text:style-name="T207">As</text:span><text:span text:style-name="T86"> reação contra</text:span><text:span text:style-name="T97">ria</text:span><text:span text:style-name="T207">s a ação adicionam dados de falha, e as reações</text:span><text:span text:style-name="T86"> favor</text:span><text:span text:style-name="T97">áve</text:span><text:span text:style-name="T207">is adicionam dados de sucesso</text:span><text:span text:style-name="T86">.</text:span></text:p>
      <text:p text:style-name="P83"/>
      <text:p text:style-name="P83"><text:span text:style-name="T83">Cada traço, equipamento </text:span><text:span text:style-name="T65">e efeito</text:span><text:span text:style-name="T83"> de um personagem pode causar somente um impacto em cada teste, quais traços e equipamentos devem ser considerados em uma ação ou reação vai depender da história. Os jogadores </text:span><text:span text:style-name="T36">sugerem</text:span><text:span text:style-name="T83"> impactos, e o mestre pode contestar </text:span><text:span text:style-name="T36">caso ele entenda que esses impactos não são coerentes com a história</text:span><text:span text:style-name="T83">. </text:span></text:p>
      <text:p text:style-name="P52"/>
      <table:table table:name="Exempl-Impacto" table:style-name="Exempl-Impacto">
        <table:table-column table:style-name="Exempl-Impacto.A"/>
        <table:table-row>
          <table:table-cell table:style-name="Exempl-Impacto.A1" office:value-type="string">
            <text:p text:style-name="P29"><text:span text:style-name="T53">Guardião</text:span><text:span text:style-name="T51"> .:</text:span> Ficarei de vigia a noite toda para alertar se os invasores se aproximam do feudo, <text:s/>vou me manter <text:span text:style-name="T191">Atendo a Tudo</text:span><text:span text:style-name="T51"> </text:span><text:span text:style-name="T113">(</text:span><text:span text:style-name="T114">um d6 de sucesso inicial + um d6 de Atento a Tudo, 2d6 de sucesso para esse teste</text:span><text:span text:style-name="T113">)</text:span>.</text:p>
            <text:p text:style-name="P29"><text:span text:style-name="T51">Mestre .:</text:span> <text:span text:style-name="T146">Para </text:span><text:span text:style-name="T165">o Guardião </text:span><text:span text:style-name="T146">a </text:span><text:span text:style-name="T141">noite </text:span><text:span text:style-name="T192">chuvosa</text:span><text:span text:style-name="T141"> é </text:span><text:span text:style-name="T146">um desafio para a tarefa de se manter atento e acordado</text:span><text:span text:style-name="T141"> (</text:span><text:span text:style-name="T146">um d6 de falha inicial + um d6 devido a chuva, 2d6 de falha para esse teste</text:span><text:span text:style-name="T141">).</text:span></text:p>
            <text:p text:style-name="P30"><text:span text:style-name="T51">Testando a Ação .:</text:span> O jogador rola 4d6 dois de cada cor para o teste, e soma os dados de mesma cor, os dados azuis somam 5 para o sucesso, e os dados amarelos somam 6 para a falha.</text:p>
            <text:p text:style-name="P30"><text:span text:style-name="T51">Mestre .:</text:span> <text:span text:style-name="T165">O Guardiã</text:span><text:span text:style-name="T166">o</text:span> pega no sono e não percebe se alguma batedor inimigo se aproximou do feudo para espionar sua muralha.</text:p>
          </table:table-cell>
        </table:table-row>
      </table:table>
      <text:p text:style-name="P125"/>
      <text:h text:style-name="P161" text:outline-level="3"><text:bookmark-start text:name="__RefHeading___Toc1435_3064034263"/>Traços<text:bookmark-end text:name="__RefHeading___Toc1435_3064034263"/></text:h>
      <text:p text:style-name="P126"/>
      <text:p text:style-name="P67">Definem as características dos personagens, os pontos positivos e negativos de cada um. Os traços indicam como cada personagem pode tirar vantagem de suas competências e com quais desvantagem ele terá de lidar ao causar impacto <text:span text:style-name="T122">em testes e disputas</text:span>.</text:p>
      <text:p text:style-name="P86"><text:soft-page-break/>Os traços são definidos <text:span text:style-name="T121">pel</text:span><text:span text:style-name="T45">os </text:span><text:span text:style-name="T121">seguintes </text:span><text:span text:style-name="T45">campos: </text:span><text:span text:style-name="T121">o </text:span><text:span text:style-name="T45">nome do traço, e </text:span><text:span text:style-name="T121">uma</text:span><text:span text:style-name="T50"> </text:span><text:span text:style-name="T45">descrição que detalha como esse traço influência as</text:span><text:span text:style-name="T98"> ações e reações </text:span><text:span text:style-name="T121">do personagem</text:span><text:span text:style-name="T98"> durante a história</text:span><text:span text:style-name="T45">.</text:span></text:p>
      <text:p text:style-name="P58"/>
      <table:table table:name="Traços-Exemplo" table:style-name="Traços-Exemplo">
        <table:table-column table:style-name="Traços-Exemplo.A"/>
        <table:table-column table:style-name="Traços-Exemplo.B"/>
        <table:table-row>
          <table:table-cell table:style-name="Traços-Exemplo.A1" office:value-type="string">
            <text:p text:style-name="P23">Traço</text:p>
          </table:table-cell>
          <table:table-cell table:style-name="Traços-Exemplo.B1" office:value-type="string">
            <text:p text:style-name="P23">Descrição</text:p>
          </table:table-cell>
        </table:table-row>
        <table:table-row>
          <table:table-cell table:style-name="Traços-Exemplo.A2" office:value-type="string">
            <text:p text:style-name="P15">Atento a Tudo</text:p>
          </table:table-cell>
          <table:table-cell table:style-name="Traços-Exemplo.B2" office:value-type="string">
            <text:p text:style-name="P14">Preparado para manter seu posto de observação por longos períodos de tempo.</text:p>
          </table:table-cell>
        </table:table-row>
        <table:table-row>
          <table:table-cell table:style-name="Traços-Exemplo.A2" office:value-type="string">
            <text:p text:style-name="P15">Corpulento</text:p>
          </table:table-cell>
          <table:table-cell table:style-name="Traços-Exemplo.B3" office:value-type="string">
            <text:p text:style-name="P14">Força acima da média, dificuldade em realizar movimentos sorrateiros.</text:p>
          </table:table-cell>
        </table:table-row>
        <table:table-row>
          <table:table-cell table:style-name="Traços-Exemplo.A4" office:value-type="string">
            <text:p text:style-name="P15">Divida com o Feudo</text:p>
          </table:table-cell>
          <table:table-cell table:style-name="Traços-Exemplo.B4" office:value-type="string">
            <text:p text:style-name="P14">Não pode deixar o feudo antes de pagar suas dividas, conhece cada canto do feudo em detalhe.</text:p>
          </table:table-cell>
        </table:table-row>
      </table:table>
      <text:p text:style-name="P58"/>
      <text:p text:style-name="P91">Cada cenário pode ter <text:span text:style-name="T123">uma</text:span> lista especifica de traços, determinadas características podem fazer sentido em um cenário <text:span text:style-name="T150">mas </text:span>e<text:span text:style-name="T150">m</text:span> outro não. Por exemplo as habilidades mágicas que em um cenário de fantasia são bem aceitas, <text:span text:style-name="T123">não fazem sentido</text:span> em um cenário realista.</text:p>
      <text:p text:style-name="P90"/>
      <text:h text:style-name="P161" text:outline-level="3"><text:bookmark-start text:name="__RefHeading___Toc1437_3064034263"/>Equipamentos<text:bookmark-end text:name="__RefHeading___Toc1437_3064034263"/></text:h>
      <text:p text:style-name="P56"/>
      <text:p text:style-name="P68">Os equipamentos são as coisas <text:span text:style-name="T34">que um personagem carrega consigo, eles permit</text:span><text:span text:style-name="T202">em</text:span><text:span text:style-name="T34"> que o personagem realize tarefas que antes eram difíceis ou até mesmo </text:span><text:span text:style-name="T99">im</text:span><text:span text:style-name="T34">possíveis. Cada equipamento </text:span><text:span text:style-name="T35">pode causar impacto as ações e reações </text:span><text:span text:style-name="T202">como os traços o fazem</text:span><text:span text:style-name="T35">.</text:span></text:p>
      <text:p text:style-name="P68"/>
      <text:p text:style-name="P69"><text:span text:style-name="T46">Quantos </text:span>equipamentos um personagem pode carregar é definido pela coerência, normalmente um personagem não pode usar duas armaduras ao mesmo tempo, na duvida o mestre define o que é ou não coerente no contexto da história.</text:p>
      <text:p text:style-name="P57"/>
      <text:p text:style-name="P87"><text:span text:style-name="T46">Cada equipamento </text:span>é definido <text:span text:style-name="T121">pel</text:span><text:span text:style-name="T45">os </text:span><text:span text:style-name="T121">seguintes </text:span><text:span text:style-name="T45">campos: nome do </text:span><text:span text:style-name="T46">equipamento,</text:span><text:span text:style-name="T45"> e </text:span><text:span text:style-name="T126">uma</text:span><text:span text:style-name="T45"> descrição </text:span><text:span text:style-name="T48">detalhada de</text:span><text:span text:style-name="T45"> como esse </text:span><text:span text:style-name="T46">equipamento</text:span><text:span text:style-name="T45"> </text:span><text:span text:style-name="T47">funciona </text:span><text:span text:style-name="T48">e </text:span><text:span text:style-name="T126">quais são </text:span><text:span text:style-name="T48">suas características</text:span><text:span text:style-name="T45">.</text:span></text:p>
      <text:p text:style-name="P87"/>
      <table:table table:name="Equipamentos-Exemplo" table:style-name="Equipamentos-Exemplo">
        <table:table-column table:style-name="Equipamentos-Exemplo.A"/>
        <table:table-column table:style-name="Equipamentos-Exemplo.B"/>
        <text:soft-page-break/>
        <table:table-row>
          <table:table-cell table:style-name="Equipamentos-Exemplo.A1" office:value-type="string">
            <text:p text:style-name="P28">Equipamento</text:p>
          </table:table-cell>
          <table:table-cell table:style-name="Equipamentos-Exemplo.B1" office:value-type="string">
            <text:p text:style-name="P24">Descrição</text:p>
          </table:table-cell>
        </table:table-row>
        <table:table-row>
          <table:table-cell table:style-name="Equipamentos-Exemplo.A2" office:value-type="string">
            <text:p text:style-name="P16">Espada Curta</text:p>
          </table:table-cell>
          <table:table-cell table:style-name="Equipamentos-Exemplo.B2" office:value-type="string">
            <text:p text:style-name="P16">Espada de corte rápido, leve para manusear, causa ferimentos<text:span text:style-name="T135">. </text:span><text:span text:style-name="T151">Custa 10 moedas.</text:span></text:p>
          </table:table-cell>
        </table:table-row>
        <table:table-row>
          <table:table-cell table:style-name="Equipamentos-Exemplo.A2" office:value-type="string">
            <text:p text:style-name="P16">Tocha</text:p>
          </table:table-cell>
          <table:table-cell table:style-name="Equipamentos-Exemplo.B3" office:value-type="string">
            <text:p text:style-name="P16">Ilumina as noites escuras, indispensável para quem pretende realizar longas vigílias. <text:span text:style-name="T151">Custa 5 moedas.</text:span></text:p>
          </table:table-cell>
        </table:table-row>
        <table:table-row>
          <table:table-cell table:style-name="Equipamentos-Exemplo.A4" office:value-type="string">
            <text:p text:style-name="P16">Chave da Muralha</text:p>
          </table:table-cell>
          <table:table-cell table:style-name="Equipamentos-Exemplo.B4" office:value-type="string">
            <text:p text:style-name="P16">Permite acessar os diferentes setores da muralha, e a sala de mecanismos do portão. <text:span text:style-name="T152">Não pode ser comprada.</text:span></text:p>
          </table:table-cell>
        </table:table-row>
      </table:table>
      <text:p text:style-name="P88"/>
      <text:p text:style-name="P93">Os equipamentos disponíveis aos personagens varia de acordo com o cenário utilizado para a história, em cenários medievais realistas não existiam metralhadoras e granadas.</text:p>
      <text:p text:style-name="P93"/>
      <text:h text:style-name="P163" text:outline-level="3"><text:bookmark-start text:name="__RefHeading___Toc1439_3064034263"/>Efeitos<text:bookmark-end text:name="__RefHeading___Toc1439_3064034263"/></text:h>
      <text:p text:style-name="P56"/>
      <text:p text:style-name="P70"><text:span text:style-name="T33">Os efeitos s</text:span>ão condições que afetam os personagens, <text:span text:style-name="T20">de modo temporário como: ferimento leve, </text:span><text:span text:style-name="T99">ferimento moderado,</text:span><text:span text:style-name="T20"> confusão, exaustão, concentração. </text:span><text:span text:style-name="T23">O</text:span><text:span text:style-name="T20">s efeitos </text:span><text:span text:style-name="T23">interferem no jogo e podem ser</text:span><text:span text:style-name="T20"> tanto positivos como negativos</text:span><text:span text:style-name="T21">, </text:span><text:span text:style-name="T23">eles</text:span><text:span text:style-name="T20"> </text:span><text:span text:style-name="T23">causam</text:span><text:span text:style-name="T20"> impactos </text:span><text:span text:style-name="T29">n</text:span><text:span text:style-name="T20">as jogadas de teste, e </text:span><text:span text:style-name="T23">condicionam</text:span><text:span text:style-name="T21"> a </text:span><text:span text:style-name="T22">possibilidade de </text:span><text:span text:style-name="T21">realiza</text:span><text:span text:style-name="T22">r </text:span><text:span text:style-name="T23">ou não</text:span><text:span text:style-name="T21"> </text:span><text:span text:style-name="T24">realizar </text:span><text:span text:style-name="T21">determinadas ações </text:span><text:span text:style-name="T25">e reações</text:span><text:span text:style-name="T20">. </text:span></text:p>
      <text:p text:style-name="P70"><draw:frame text:anchor-type="paragraph" draw:z-index="13" draw:name="Text Frame 14" draw:style-name="gr3" draw:text-style-name="P177" svg:width="12.156cm" svg:height="1.68cm" svg:x="0.035cm" svg:y="-6.8cm"><draw:text-box><text:p><text:span text:style-name="T221"><text:s/></text:span></text:p><text:p><text:span text:style-name="T221"><text:s text:c="5"/></text:span></text:p></draw:text-box></draw:frame></text:p>
      <text:p text:style-name="P70"><text:span text:style-name="T49">Todos o</text:span><text:span text:style-name="T26">s efeitos são adicionados ou removidos como resultado de ações dos personagens e de eventos que ocorrem durante a história, </text:span><text:span text:style-name="T34">r</text:span><text:span text:style-name="T26">eações não causam ou removem efeitos.</text:span><text:span text:style-name="T34"> </text:span></text:p>
      <text:p text:style-name="P70"/>
      <text:p text:style-name="P89"><text:span text:style-name="T50">Os efeitos</text:span> são definidos <text:span text:style-name="T121">pel</text:span><text:span text:style-name="T45">os </text:span><text:span text:style-name="T121">seguintes </text:span><text:span text:style-name="T45">campos: nome do </text:span><text:span text:style-name="T50">efeito,</text:span><text:span text:style-name="T45"> e </text:span><text:span text:style-name="T99">a uma </text:span><text:span text:style-name="T45">descrição </text:span><text:span text:style-name="T50">detalhada de</text:span><text:span text:style-name="T45"> como esse </text:span><text:span text:style-name="T50">efeito</text:span><text:span text:style-name="T45"> influência as </text:span><text:span text:style-name="T50">ações e reações</text:span><text:span text:style-name="T45"> do personagem </text:span><text:span text:style-name="T99">no decorrer da história.</text:span></text:p>
      <table:table table:name="Efeitos-Exemplo" table:style-name="Efeitos-Exemplo">
        <table:table-column table:style-name="Efeitos-Exemplo.A"/>
        <table:table-column table:style-name="Efeitos-Exemplo.B"/>
        <text:soft-page-break/>
        <table:table-row>
          <table:table-cell table:style-name="Efeitos-Exemplo.A1" office:value-type="string">
            <text:p text:style-name="P25">Efeito</text:p>
          </table:table-cell>
          <table:table-cell table:style-name="Efeitos-Exemplo.B1" office:value-type="string">
            <text:p text:style-name="P22">Descrição</text:p>
          </table:table-cell>
        </table:table-row>
        <table:table-row>
          <table:table-cell table:style-name="Efeitos-Exemplo.A2" office:value-type="string">
            <text:p text:style-name="P6">Com Fome</text:p>
          </table:table-cell>
          <table:table-cell table:style-name="Efeitos-Exemplo.B2" office:value-type="string">
            <text:p text:style-name="P7">E<text:span text:style-name="T202">n</text:span>quanto não se alimentar não poderá realizar tarefas pesadas de modo eficaz.</text:p>
          </table:table-cell>
        </table:table-row>
        <table:table-row>
          <table:table-cell table:style-name="Efeitos-Exemplo.A2" office:value-type="string">
            <text:p text:style-name="P6">Ferido Levemente</text:p>
          </table:table-cell>
          <table:table-cell table:style-name="Efeitos-Exemplo.B3" office:value-type="string">
            <text:p text:style-name="P7">Corte ou lesão de pouca importância, não afeta as capacidades do personagem, mas requer repouso.</text:p>
          </table:table-cell>
        </table:table-row>
        <table:table-row>
          <table:table-cell table:style-name="Efeitos-Exemplo.A4" office:value-type="string">
            <text:p text:style-name="P6">Benção do Fogo</text:p>
          </table:table-cell>
          <table:table-cell table:style-name="Efeitos-Exemplo.B4" office:value-type="string">
            <text:p text:style-name="P7">Graça dada aos vigias pelos sacerdotes do fogo, <text:span text:style-name="T137">a </text:span>tocha na mão de um abençoado não <text:span text:style-name="T137">apaga por nada.</text:span></text:p>
          </table:table-cell>
        </table:table-row>
      </table:table>
      <text:p text:style-name="P128"/>
      <text:p text:style-name="P108">Efeitos são definidos para cada cenário de jogo. Por exemplo, em histórias de horror é comum tratar condições como loucura e pavor. Contudo em cenários de gerra, ferimentos e motivação são condições que aparecem com maior frequência.</text:p>
      <text:p text:style-name="P129"/>
      <text:h text:style-name="P160" text:outline-level="2"><text:bookmark-start text:name="__RefHeading___Toc1441_3064034263"/>Mecânicas do Jogo<text:bookmark-end text:name="__RefHeading___Toc1441_3064034263"/></text:h>
      <text:p text:style-name="P97"/>
      <text:p text:style-name="P71">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4">influenciando na história</text:span>. <text:span text:style-name="T44">Elas</text:span> estabelecem diretrizes para <text:span text:style-name="T100">que </text:span><text:span text:style-name="T44">o mestre e os jogadores </text:span><text:span text:style-name="T55">lidem com diferentes situações de jogo</text:span><text:span text:style-name="T44">. </text:span></text:p>
      <text:p text:style-name="P130"/>
      <text:h text:style-name="P161" text:outline-level="3"><text:bookmark-start text:name="__RefHeading___Toc1443_3064034263"/>Criação de Personagens<text:bookmark-end text:name="__RefHeading___Toc1443_3064034263"/></text:h>
      <text:p text:style-name="P51"/>
      <text:p text:style-name="P61">Os personagens são criados iniciando pelos <text:span text:style-name="T56">traços. O jogador escolhe </text:span><text:span text:style-name="T208">para seu personagem</text:span><text:span text:style-name="T56"> </text:span><text:span text:style-name="T208">um número de</text:span><text:span text:style-name="T56"> traços </text:span><text:span text:style-name="T208">determinado pelo mestre</text:span><text:span text:style-name="T56">. Em seguida </text:span><text:span text:style-name="T167">o mestre </text:span><text:span text:style-name="T208">estipula</text:span><text:span text:style-name="T167"> </text:span><text:span text:style-name="T208">as moedas iniciais ou </text:span><text:span text:style-name="T167">quantos d6</text:span><text:span text:style-name="T127"> </text:span><text:span text:style-name="T167">serão jogados para definir </text:span><text:span text:style-name="T208">o número de moedas</text:span><text:span text:style-name="T167"> de cada</text:span><text:span text:style-name="T56"> jogado</text:span><text:span text:style-name="T167">r.</text:span><text:span text:style-name="T56"> </text:span><text:span text:style-name="T209">A</text:span><text:span text:style-name="T56"> soma dos </text:span><text:span text:style-name="T208">dados,</text:span><text:span text:style-name="T56"> </text:span><text:span text:style-name="T208">que cada jogador </text:span><text:span text:style-name="T209">obtém,</text:span><text:span text:style-name="T208"> </text:span><text:span text:style-name="T56">corresponde</text:span><text:span text:style-name="T209">m</text:span><text:span text:style-name="T56"> </text:span><text:span text:style-name="T167">a quantidade de moedas iniciais d</text:span><text:span text:style-name="T208">e seus personagens.</text:span><text:span text:style-name="T56"> </text:span><text:span text:style-name="T209">O</text:span><text:span text:style-name="T58"> jogador </text:span><text:span text:style-name="T56">pode usa</text:span><text:span text:style-name="T58">r essas moedas</text:span><text:span text:style-name="T56"> para </text:span><text:soft-page-break/><text:span text:style-name="T56">comprar </text:span><text:span text:style-name="T58">os</text:span><text:span text:style-name="T56"> equipamentos </text:span><text:span text:style-name="T58">do personagem ou manter as moedas para usar durante a história</text:span><text:span text:style-name="T56">. </text:span><text:span text:style-name="T59">Para finalizar a</text:span><text:span text:style-name="T57">dicione uma descrição e o nome do personagem e </text:span><text:span text:style-name="T60">ele</text:span><text:span text:style-name="T57"> está pronto para o jogo.</text:span></text:p>
      <text:p text:style-name="P51"/>
      <text:h text:style-name="P161" text:outline-level="3"><text:bookmark-start text:name="__RefHeading___Toc1445_3064034263"/>Evolução dos Personagens<text:bookmark-end text:name="__RefHeading___Toc1445_3064034263"/></text:h>
      <text:p text:style-name="P51"/>
      <text:p text:style-name="P61"><text:span text:style-name="T61">Traços </text:span>são adquiridos <text:span text:style-name="T61">e perdidos </text:span>durante o jogo exclusivamente pelas ações realizadas pelos personagens. <text:span text:style-name="T61">Conforme a história avança os jogadores podem requisitar ao mestre um novo traço para seu personagem, e o mestre a partir das ações do personagem aprova ou não o novo traço</text:span>. <text:span text:style-name="T61">O mestre também pode remover </text:span><text:span text:style-name="T101">ou adicionar </text:span><text:span text:style-name="T61">traços </text:span><text:span text:style-name="T153">aos personagens</text:span><text:span text:style-name="T61">, </text:span><text:span text:style-name="T101">com base </text:span><text:span text:style-name="T153">em como cada um deles participa da história</text:span><text:span text:style-name="T61">.</text:span></text:p>
      <text:p text:style-name="P61"><draw:frame text:anchor-type="paragraph" draw:z-index="6" draw:name="Text Frame 5" draw:style-name="gr10" draw:text-style-name="P177" svg:width="12.159cm" svg:height="10.454cm" svg:x="0.009cm" svg:y="0.418cm"><draw:text-box><text:p><text:span text:style-name="T221"><text:s/></text:span></text:p><text:p><text:span text:style-name="T221"><text:s text:c="5"/></text:span></text:p></draw:text-box></draw:frame></text:p>
      <text:p text:style-name="P61"><text:soft-page-break/>Mais moedas e equipamentos são conquistados durante o jogo, oportunidades de comprar, fabricar, <text:span text:style-name="T154">encontrar, </text:span><text:span text:style-name="T102">e </text:span>roubar, <text:span text:style-name="T102">mais </text:span>moedas e equipamentos são postas a frente dos personagens para que os jogadores definam <text:span text:style-name="T102">o que </text:span>eles farã<text:span text:style-name="T61">o</text:span> para adquirir <text:span text:style-name="T61">novos equipamentos</text:span> <text:span text:style-name="T102">e recursos</text:span>.</text:p>
      <text:p text:style-name="P61"/>
      <text:p text:style-name="P72">Equipamentos também podem ser perdidos caso acontece alguma coisa na história, como o personagem ser roubado, o equipamento pode ser vendido, ele <text:span text:style-name="T154">também </text:span>pode se quebrar devido ao uso, equipamentos vêm e vão durante a história.</text:p>
      <text:p text:style-name="P51"/>
      <text:h text:style-name="Heading_20_3" text:outline-level="3"><text:bookmark-start text:name="__RefHeading___Toc1451_3064034263"/>Testando Ações e Reações<text:bookmark-end text:name="__RefHeading___Toc1451_3064034263"/></text:h>
      <text:p text:style-name="P59"/>
      <text:p text:style-name="P76">Os testes acontecem em algumas etapas, <text:span text:style-name="T155">primeiro</text:span> <text:span text:style-name="T67">um personagem </text:span><text:span text:style-name="T107">ou desafio</text:span><text:span text:style-name="T67"> propõem uma ação, </text:span><text:span text:style-name="T155">em seguida </text:span>os <text:span text:style-name="T67">outros</text:span> personagens <text:span text:style-name="T92">e desafios </text:span>decidem se vão propor reações a favor ou contra a ação. <text:span text:style-name="T155">E</text:span>ntão a quantidade de dados <text:span text:style-name="T73">de </text:span><text:span text:style-name="T90">sucesso</text:span><text:span text:style-name="T73"> e </text:span><text:span text:style-name="T90">falha</text:span> são definidos com base nos impactos sugeridos, depois os dados <text:span text:style-name="T88">de cada tipo </text:span>são jogados <text:span text:style-name="T88">e somados </text:span><text:span text:style-name="T73">para definir o valor de sucesso e </text:span><text:span text:style-name="T88">o valor de </text:span><text:span text:style-name="T73">falha.</text:span> <text:span text:style-name="T155">C</text:span>aso o <text:span text:style-name="T73">valor</text:span> de sucesso <text:span text:style-name="T73">seja</text:span> igual ou maior ao valor <text:span text:style-name="T73">de falha</text:span> a ação é bem sucedida <text:span text:style-name="T143">podendo causar algum efeito</text:span>.</text:p>
      <text:p text:style-name="P131"/>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73">Etapa 1</text:p>
          </table:table-cell>
          <table:table-cell table:style-name="Squencia-do-Teste.B1" office:value-type="string">
            <text:p text:style-name="P172">A ação é proposta</text:p>
          </table:table-cell>
        </table:table-row>
        <table:table-row table:style-name="Squencia-do-Teste.1">
          <table:table-cell table:style-name="Squencia-do-Teste.A2" office:value-type="string">
            <text:p text:style-name="P173">Etapa 2</text:p>
          </table:table-cell>
          <table:table-cell table:style-name="Squencia-do-Teste.B2" office:value-type="string">
            <text:p text:style-name="P172">As reações são <text:span text:style-name="T67">declaradas a favor e contra a ação</text:span></text:p>
          </table:table-cell>
        </table:table-row>
        <table:table-row table:style-name="Squencia-do-Teste.1">
          <table:table-cell table:style-name="Squencia-do-Teste.A2" office:value-type="string">
            <text:p text:style-name="P173">Etapa 3</text:p>
          </table:table-cell>
          <table:table-cell table:style-name="Squencia-do-Teste.B2" office:value-type="string">
            <text:p text:style-name="P170">Os impactos são sugeridos para definir <text:span text:style-name="T73">o número de dados</text:span></text:p>
          </table:table-cell>
        </table:table-row>
        <table:table-row table:style-name="Squencia-do-Teste.1">
          <table:table-cell table:style-name="Squencia-do-Teste.A2" office:value-type="string">
            <text:p text:style-name="P173">Etapa 4</text:p>
          </table:table-cell>
          <table:table-cell table:style-name="Squencia-do-Teste.B2" office:value-type="string">
            <text:p text:style-name="P171">Os dados são jogados <text:span text:style-name="T73">p</text:span><text:span text:style-name="T75">ara definir os valores de sucesso e falha</text:span></text:p>
          </table:table-cell>
        </table:table-row>
        <table:table-row table:style-name="Squencia-do-Teste.1">
          <table:table-cell table:style-name="Squencia-do-Teste.A2" office:value-type="string">
            <text:p text:style-name="P173">Etapa 5</text:p>
          </table:table-cell>
          <table:table-cell table:style-name="Squencia-do-Teste.B2" office:value-type="string">
            <text:p text:style-name="P170">Caso o <text:span text:style-name="T73">valor</text:span> de sucesso <text:span text:style-name="T73">seja</text:span> igual ou maior que <text:span text:style-name="T73">o valor de falha</text:span> prossiga para a Etapa 6, do contrário para a Etapa 7</text:p>
          </table:table-cell>
        </table:table-row>
        <table:table-row table:style-name="Squencia-do-Teste.1">
          <table:table-cell table:style-name="Squencia-do-Teste.A2" office:value-type="string">
            <text:p text:style-name="P173">Etapa 6</text:p>
          </table:table-cell>
          <table:table-cell table:style-name="Squencia-do-Teste.B2" office:value-type="string">
            <text:p text:style-name="P170">Sucesso. A ação acontece e os efeitos são aplicados</text:p>
          </table:table-cell>
        </table:table-row>
        <table:table-row table:style-name="Squencia-do-Teste.1">
          <table:table-cell table:style-name="Squencia-do-Teste.A7" office:value-type="string">
            <text:p text:style-name="P174">Etapa 7</text:p>
          </table:table-cell>
          <table:table-cell table:style-name="Squencia-do-Teste.B7" office:value-type="string">
            <text:p text:style-name="P170">Falha. A ação fracassa e os efeitos não são aplicados</text:p>
          </table:table-cell>
        </table:table-row>
      </table:table>
      <text:p text:style-name="P78"><text:soft-page-break/>Nos teste<text:span text:style-name="T204">s</text:span> o número <text:span text:style-name="T80">mínimo </text:span>de dados <text:span text:style-name="T80">de sucesso</text:span> <text:span text:style-name="T80">e falha são</text:span> um <text:span text:style-name="T80">para cada lado</text:span>, <text:span text:style-name="T80">um d6 de sucesso</text:span> e um d6 <text:span text:style-name="T80">de falha</text:span>, <text:span text:style-name="T68">o</text:span>s impactos adicionam dados a <text:span text:style-name="T155">essa </text:span><text:span text:style-name="T89">quanti</text:span><text:span text:style-name="T155">d</text:span><text:span text:style-name="T89">a</text:span><text:span text:style-name="T155">de</text:span><text:span text:style-name="T89"> inicial</text:span>. <text:span text:style-name="T81">Reações contrarias adicionam dados de falha e reações favor</text:span><text:span text:style-name="T89">áveis</text:span><text:span text:style-name="T81"> adicionam dados de sucesso ao teste </text:span><text:span text:style-name="T144">com base nos impactos que as reações causam</text:span><text:span text:style-name="T81">. </text:span></text:p>
      <text:p text:style-name="P78"/>
      <text:p text:style-name="P78"><text:span text:style-name="T90">O valor de sucesso é a soma do</text:span><text:span text:style-name="T109">s</text:span><text:span text:style-name="T90"> resultados obtido </text:span><text:span text:style-name="T202">jogando</text:span><text:span text:style-name="T90"> os dados de sucesso, e o valor de falha é a soma do</text:span><text:span text:style-name="T109">s</text:span><text:span text:style-name="T90"> resultado</text:span><text:span text:style-name="T109">s</text:span><text:span text:style-name="T90"> obtido</text:span><text:span text:style-name="T144">s</text:span><text:span text:style-name="T90"> </text:span><text:span text:style-name="T202">jogando</text:span><text:span text:style-name="T90"> os dados de falha. </text:span></text:p>
      <text:p text:style-name="P77"/>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39">Impactos Causados</text:p>
          </table:table-cell>
          <table:covered-table-cell/>
          <table:table-cell table:style-name="Impactos-Causados.C1" office:value-type="string">
            <text:p text:style-name="P145">Jogador 1 (J1)</text:p>
          </table:table-cell>
          <table:table-cell table:style-name="Impactos-Causados.D1" office:value-type="string">
            <text:p text:style-name="P145">Mestre <text:span text:style-name="T66">(M)</text:span></text:p>
          </table:table-cell>
        </table:table-row>
        <table:table-row table:style-name="Impactos-Causados.1">
          <table:covered-table-cell table:style-name="Impactos-Causados.A1"/>
          <table:covered-table-cell/>
          <table:table-cell table:style-name="Impactos-Causados.C2" office:value-type="string">
            <text:p text:style-name="P146">Ação</text:p>
          </table:table-cell>
          <table:table-cell table:style-name="Impactos-Causados.D2" office:value-type="string">
            <text:p text:style-name="P146">Ação</text:p>
          </table:table-cell>
        </table:table-row>
        <table:table-row table:style-name="Impactos-Causados.1">
          <table:covered-table-cell table:style-name="Impactos-Causados.A1"/>
          <table:covered-table-cell/>
          <table:table-cell table:style-name="Impactos-Causados.C3" office:value-type="string">
            <text:p text:style-name="P146">J1 <text:span text:style-name="T81">adiciona dados de sucesso</text:span></text:p>
          </table:table-cell>
          <table:table-cell table:style-name="Impactos-Causados.D3" office:value-type="string">
            <text:p text:style-name="P147">M <text:span text:style-name="T81">adiciona dados de sucesso</text:span></text:p>
          </table:table-cell>
        </table:table-row>
        <table:table-row table:style-name="Impactos-Causados.1">
          <table:table-cell table:style-name="Impactos-Causados.C1" office:value-type="string">
            <text:p text:style-name="P144">Jogador 2 (J2)</text:p>
          </table:table-cell>
          <table:table-cell table:style-name="Impactos-Causados.B4" office:value-type="string">
            <text:p text:style-name="P144">Reação Contraria</text:p>
          </table:table-cell>
          <table:table-cell table:style-name="Impactos-Causados.D3" office:value-type="string">
            <text:p text:style-name="P148">J2 <text:span text:style-name="T81">adiciona dados de falha</text:span></text:p>
          </table:table-cell>
          <table:table-cell table:style-name="Impactos-Causados.D4" office:value-type="string">
            <text:p text:style-name="P147">J2 <text:span text:style-name="T81">adiciona dados de falha</text:span></text:p>
          </table:table-cell>
        </table:table-row>
        <table:table-row table:style-name="Impactos-Causados.1">
          <table:table-cell table:style-name="Impactos-Causados.A5" office:value-type="string">
            <text:p text:style-name="P143">Jogador 3 (J3)</text:p>
          </table:table-cell>
          <table:table-cell table:style-name="Impactos-Causados.B5" office:value-type="string">
            <text:p text:style-name="P144">Reação a Favor</text:p>
          </table:table-cell>
          <table:table-cell table:style-name="Impactos-Causados.D3" office:value-type="string">
            <text:p text:style-name="P148">J3 <text:span text:style-name="T81">adiciona dados de sucesso</text:span></text:p>
          </table:table-cell>
          <table:table-cell table:style-name="Impactos-Causados.D4" office:value-type="string">
            <text:p text:style-name="P147">J3 <text:span text:style-name="T81">adiciona dados de sucesso</text:span></text:p>
          </table:table-cell>
        </table:table-row>
        <table:table-row table:style-name="Impactos-Causados.1">
          <table:table-cell table:style-name="Impactos-Causados.C2" table:number-rows-spanned="2" office:value-type="string">
            <text:p text:style-name="P144">Mestre <text:span text:style-name="T66">(M)</text:span></text:p>
          </table:table-cell>
          <table:table-cell table:style-name="Impactos-Causados.B6" office:value-type="string">
            <text:p text:style-name="P144">Reação Contraria</text:p>
          </table:table-cell>
          <table:table-cell table:style-name="Impactos-Causados.D3" office:value-type="string">
            <text:p text:style-name="P142">M <text:span text:style-name="T81">adiciona dados de falha</text:span></text:p>
          </table:table-cell>
          <table:table-cell table:style-name="Impactos-Causados.D6" table:number-rows-spanned="2" office:value-type="string">
            <text:p text:style-name="P145">Não é testado o mestre decide</text:p>
          </table:table-cell>
        </table:table-row>
        <table:table-row table:style-name="Impactos-Causados.1">
          <table:covered-table-cell table:style-name="Impactos-Causados.C2"/>
          <table:table-cell table:style-name="Impactos-Causados.B7" office:value-type="string">
            <text:p text:style-name="P144">Reação a Favor</text:p>
          </table:table-cell>
          <table:table-cell table:style-name="Impactos-Causados.D2" office:value-type="string">
            <text:p text:style-name="P142">M <text:span text:style-name="T81">adiciona dados de sucesso</text:span></text:p>
          </table:table-cell>
          <table:covered-table-cell table:style-name="Impactos-Causados.D6"/>
        </table:table-row>
      </table:table>
      <text:h text:style-name="P165" text:outline-level="3"/>
      <text:h text:style-name="P165" text:outline-level="3"><text:bookmark-start text:name="__RefHeading___Toc1447_3064034263"/>Jogando Dados<text:bookmark-end text:name="__RefHeading___Toc1447_3064034263"/></text:h>
      <text:p text:style-name="P51"/>
      <text:p text:style-name="P98">Os jogadores preferencialmente jogam os dados, <text:span text:style-name="T69">a soma dos dados de </text:span><text:span text:style-name="T91">sucesso</text:span><text:span text:style-name="T69"> são o valor de sucesso e a soma dos dados de </text:span><text:span text:style-name="T91">falha</text:span><text:span text:style-name="T69"> são o valor de falha</text:span>. <text:span text:style-name="T69">Nas jogadas de teste </text:span><text:span text:style-name="T70">de ações e reações </text:span><text:span text:style-name="T69">são </text:span><text:span text:style-name="T91">prioritariamente</text:span><text:span text:style-name="T69"> os jogadores que </text:span><text:span text:style-name="T70">rolam</text:span><text:span text:style-name="T69"> os dados, já nas disputas de </text:span><text:span text:style-name="T91">ordem</text:span><text:span text:style-name="T69"> os jogadores </text:span><text:span text:style-name="T71">rolam</text:span><text:span text:style-name="T69"> os dados de seus personagens e o mestre </text:span><text:span text:style-name="T72">rola</text:span><text:span text:style-name="T69"> os dados dos personagens </text:span><text:span text:style-name="T72">restantes</text:span><text:span text:style-name="T69">.</text:span></text:p>
      <text:p text:style-name="P79"><draw:frame text:anchor-type="paragraph" draw:z-index="9" draw:name="Text Frame 10" draw:style-name="gr7" draw:text-style-name="P177" svg:width="12.156cm" svg:height="2.839cm" svg:x="0.035cm" svg:y="0.552cm"><draw:text-box><text:p><text:span text:style-name="T221"><text:s/></text:span></text:p><text:p><text:span text:style-name="T221"><text:s text:c="5"/></text:span></text:p></draw:text-box></draw:frame></text:p>
      <text:h text:style-name="Heading_20_3" text:outline-level="3"><text:bookmark-start text:name="__RefHeading___Toc1449_3064034263"/><text:soft-page-break/>Disputa de <text:span text:style-name="T82">Ordem</text:span><text:bookmark-end text:name="__RefHeading___Toc1449_3064034263"/></text:h>
      <text:p text:style-name="P73"/>
      <text:p text:style-name="P81">Disputas de ordem <text:span text:style-name="T84">são teste usados para definir dentre um grupo de personagens </text:span><text:span text:style-name="T103">qual a classificação de cada um em relação a alguma evento da história</text:span><text:span text:style-name="T84">, como em uma competição </text:span><text:span text:style-name="T104">no qual</text:span><text:span text:style-name="T84"> </text:span><text:span text:style-name="T104">os</text:span><text:span text:style-name="T84"> personage</text:span><text:span text:style-name="T104">ns</text:span><text:span text:style-name="T84"> disputa</text:span><text:span text:style-name="T104">m</text:span><text:span text:style-name="T84"> para saber </text:span><text:span text:style-name="T104">qual a ordem de classificação de cada um deles</text:span><text:span text:style-name="T84">. </text:span></text:p>
      <text:p text:style-name="P81"/>
      <text:p text:style-name="P81"><text:span text:style-name="T84">O caso mais comum é definir qual a ordem dos turnos </text:span><text:span text:style-name="T104">de cada personagem </text:span><text:span text:style-name="T156">durante o inicio de </text:span><text:span text:style-name="T84">uma cena. </text:span><text:span text:style-name="T161">Quando uma cena </text:span><text:span text:style-name="T157">começa</text:span><text:span text:style-name="T161"> os personagens envolvidos disputam para decidir qual será a ordem dos turnos, ordem </text:span><text:span text:style-name="T162">que </text:span><text:span text:style-name="T161">se repete a cada rodada durante toda a cena. </text:span></text:p>
      <text:p text:style-name="P81"/>
      <text:p text:style-name="P81"><draw:frame text:anchor-type="paragraph" draw:z-index="10" draw:name="Text Frame 11" draw:style-name="gr6" draw:text-style-name="P177" svg:width="12.143cm" svg:height="7.466cm" svg:x="0.005cm" svg:y="3.752cm"><draw:text-box><text:p><text:span text:style-name="T221"><text:s/></text:span></text:p><text:p><text:span text:style-name="T221"><text:s text:c="5"/></text:span></text:p></draw:text-box></draw:frame><text:span text:style-name="T162">As</text:span><text:span text:style-name="T161"> disputa</text:span><text:span text:style-name="T162">s</text:span><text:span text:style-name="T161"> </text:span><text:span text:style-name="T162">são</text:span><text:span text:style-name="T161"> resolvida</text:span><text:span text:style-name="T179">s</text:span><text:span text:style-name="T161"> jogando dados e somando os resultados, cada personagem joga </text:span><text:span text:style-name="T140">um</text:span><text:span text:style-name="T161">a quantidade de d6 e soma os valores </text:span><text:span text:style-name="T158">positivos e negativos </text:span><text:span text:style-name="T161">para definir </text:span><text:span text:style-name="T158">qual sua posição </text:span><text:span text:style-name="T161">nessa disputa </text:span><text:span text:style-name="T158">em relação aos outros personagens e desafios envolvidos</text:span><text:span text:style-name="T161">. Os </text:span><text:span text:style-name="T163">resultados</text:span><text:span text:style-name="T161"> são ordenados com base nos maiores valores para os menores valores </text:span><text:span text:style-name="T84">obtidos </text:span><text:span text:style-name="T159">por cada personagem na disputa</text:span><text:span text:style-name="T161">.</text:span></text:p>
      <text:p text:style-name="P75"/>
      <text:p text:style-name="P75"><text:soft-page-break/>A quantidade de dados a serem jogados <text:span text:style-name="T159">pelos personagens nessa disputa</text:span> é decidido com base na história, e no impacto que cada personagem consegue causar <text:span text:style-name="T64">com seus traços, equipamento e efeitos. </text:span><text:span text:style-name="T159">C</text:span><text:span text:style-name="T158">ada personagem inicia com um d6 de sucesso e</text:span> <text:span text:style-name="T64">o</text:span><text:span text:style-name="T142">s</text:span><text:span text:style-name="T64"> impacto</text:span><text:span text:style-name="T142">s</text:span><text:span text:style-name="T64"> </text:span><text:span text:style-name="T142">adicionam mais dados </text:span><text:span text:style-name="T158">de sucesso e </text:span><text:span text:style-name="T159">dados de</text:span><text:span text:style-name="T158"> falha</text:span>.</text:p>
      <text:p text:style-name="P124"/>
      <table:table table:name="Atencao-e-Reflexo" table:style-name="Atencao-e-Reflexo">
        <table:table-column table:style-name="Atencao-e-Reflexo.A"/>
        <table:table-column table:style-name="Atencao-e-Reflexo.B"/>
        <table:table-column table:style-name="Atencao-e-Reflexo.C"/>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138">P1</text:p>
          </table:table-cell>
          <table:table-cell table:style-name="Atencao-e-Reflexo.B1" office:value-type="string">
            <text:p text:style-name="P138">P2</text:p>
          </table:table-cell>
          <table:table-cell table:style-name="Atencao-e-Reflexo.D1" office:value-type="string">
            <text:p text:style-name="P138">P3</text:p>
          </table:table-cell>
        </table:table-row>
        <table:table-row table:style-name="Atencao-e-Reflexo.2">
          <table:table-cell table:style-name="Atencao-e-Reflexo.A2" office:value-type="string">
            <text:p text:style-name="P139">Resultado<text:span text:style-name="T216">s </text:span><text:span text:style-name="T217">obtidos nos dados</text:span></text:p>
          </table:table-cell>
          <table:table-cell table:style-name="Atencao-e-Reflexo.B2" office:value-type="string">
            <text:p text:style-name="P18"><text:span text:style-name="T105">2d6 </text:span><text:span text:style-name="T159">de sucesso</text:span><text:span text:style-name="T105"> </text:span><text:span text:style-name="T106">soma</text:span><text:span text:style-name="T109">ndo</text:span><text:span text:style-name="T106"> </text:span>5 <text:span text:style-name="T159">e 1d6 de falha somando 2, </text:span></text:p>
            <text:p text:style-name="P20">resultado 5 – 2 = 3</text:p>
          </table:table-cell>
          <table:table-cell table:style-name="Atencao-e-Reflexo.B2" office:value-type="string">
            <text:p text:style-name="P18"><text:span text:style-name="T105">2d6 </text:span><text:span text:style-name="T159">de sucesso </text:span><text:span text:style-name="T106">soma</text:span><text:span text:style-name="T109">ndo</text:span><text:span text:style-name="T105"> </text:span>10, <text:span text:style-name="T159">resultado 10</text:span></text:p>
          </table:table-cell>
          <table:table-cell table:style-name="Atencao-e-Reflexo.D2" office:value-type="string">
            <text:p text:style-name="P19"><text:span text:style-name="T159">1</text:span><text:span text:style-name="T105">d6 </text:span><text:span text:style-name="T159">de sucesso</text:span><text:span text:style-name="T105"> </text:span><text:span text:style-name="T106">soma</text:span><text:span text:style-name="T109">ndo</text:span><text:span text:style-name="T106"> </text:span><text:span text:style-name="T159">4</text:span> <text:span text:style-name="T159">e 2d6 de falha somando 8, </text:span></text:p>
            <text:p text:style-name="P20">resultado 4 – 8 = -4</text:p>
          </table:table-cell>
        </table:table-row>
        <table:table-row table:style-name="Atencao-e-Reflexo.1">
          <table:table-cell table:style-name="Atencao-e-Reflexo.A3" office:value-type="string">
            <text:p text:style-name="P137">Ordem <text:span text:style-name="T217">final de disputa</text:span></text:p>
          </table:table-cell>
          <table:table-cell table:style-name="Atencao-e-Reflexo.B3" office:value-type="string">
            <text:p text:style-name="P141"><draw:line text:anchor-type="paragraph" draw:z-index="15" draw:name="Horizontal line 1" draw:style-name="gr1" draw:text-style-name="P175" svg:x1="0.171cm" svg:y1="0.309cm" svg:x2="9.352cm" svg:y2="0.309cm"><text:p/></draw:line>P2 <text:span text:style-name="T159">(10)</text:span></text:p>
          </table:table-cell>
          <table:table-cell table:style-name="Atencao-e-Reflexo.B3" office:value-type="string">
            <text:p text:style-name="P140">P1 <text:span text:style-name="T159">(3)</text:span></text:p>
          </table:table-cell>
          <table:table-cell table:style-name="Atencao-e-Reflexo.D3" office:value-type="string">
            <text:p text:style-name="P140">P3 <text:span text:style-name="T159">(-4)</text:span><text:span text:style-name="T214"/></text:p>
          </table:table-cell>
        </table:table-row>
      </table:table>
      <text:p text:style-name="P130"/>
      <text:p text:style-name="P95"><text:span text:style-name="T163">Os dados de sucesso e falha </text:span>nas disputas funcionam diferente <text:span text:style-name="T180">do que foi visto nos testes de ação</text:span>, como os dados de sucesso e falha de um personagem não competem entre si mas disputam contra os <text:span text:style-name="T163">resultados</text:span> dos outros personagens, a soma dos <text:span text:style-name="T163">dados de </text:span>sucessos é subtraída da soma <text:span text:style-name="T163">dos dados </text:span>d<text:span text:style-name="T163">e</text:span> falhas para dar o resultado que cada personagem usará na disputa. </text:p>
      <text:p text:style-name="P95"/>
      <text:p text:style-name="P95"><text:span text:style-name="T160">Personagens que participam da disputa e decidem por realizar uma reação são movidos para as posições finais da disputa. </text:span><text:span text:style-name="T173">E</text:span><text:span text:style-name="T160">les abrem mão de obter uma melhor posição para</text:span><text:span text:style-name="T173"> favorecer ou atrapalhar</text:span><text:span text:style-name="T163"> algum outro jogador ou desafio</text:span><text:span text:style-name="T160">. </text:span><text:span text:style-name="T203">Os dados de reação são 1d6 mais os dados de impacto que podem ser adicionados a reação.</text:span></text:p>
      <text:p text:style-name="P74"/>
      <text:p text:style-name="P74"><text:span text:style-name="T63">Nas disputas de </text:span><text:span text:style-name="T84">ordem</text:span><text:span text:style-name="T63"> cada jogador joga os dados para seu personagem e o mestre joga os dados para os personagens restantes. </text:span>O mestre julga se os impactos são adequados e resolve qualquer impasse que acontece <text:span text:style-name="T159">ao</text:span> <text:span text:style-name="T159">final</text:span>, ele decide como resolver o impasse <text:span text:style-name="T159">caso dois resultados tenham o mesmo valor por exemplo</text:span>.</text:p>
      <text:h text:style-name="P164" text:outline-level="3"><text:bookmark-start text:name="__RefHeading___Toc1453_3064034263"/><text:soft-page-break/>Ações de <text:span text:style-name="T10">M</text:span>ovimento<text:bookmark-end text:name="__RefHeading___Toc1453_3064034263"/></text:h>
      <text:p text:style-name="P51"/>
      <text:p text:style-name="P64">O deslocamento dos personagens quase todo tempo é livre, o jogador precisa somente <text:span text:style-name="T9">declarar</text:span> como o personagem vai se deslocar. <text:span text:style-name="T9">Quando o movimento acontecer dentro de uma cena de jogo, ele será parte de uma ação e pode sofrer reações. </text:span>O mestre pode barrar o movimento de um personagem caso ele seja exagerado, como no caso d<text:span text:style-name="T8">e</text:span> atravessar um imenso salão <text:span text:style-name="T8">em uma única ação</text:span>.</text:p>
      <text:p text:style-name="P61"/>
      <text:p text:style-name="P61">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61"/>
      <text:p text:style-name="P61">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51"/>
      <text:h text:style-name="Heading_20_3" text:outline-level="3"><text:bookmark-start text:name="__RefHeading___Toc2485_1656552529"/><text:span text:style-name="T110">Enfrentando </text:span>Desafios<text:bookmark-end text:name="__RefHeading___Toc2485_1656552529"/></text:h>
      <text:p text:style-name="Standard"/>
      <text:p text:style-name="P104">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08">Ou uma armadilha que acionada propõem uma ação contra um jogador que pode definir uma reação.</text:span></text:p>
      <text:p text:style-name="P104"/>
      <text:p text:style-name="P104"><text:soft-page-break/><text:span text:style-name="T108">Nas</text:span> disputas <text:span text:style-name="T108">os</text:span> desafios também <text:span text:style-name="T108">são </text:span>tratamos como um personagem, em que ele terá um número de dados para jogar permitindo que o desafio entre na classificação com os demais personagens. Jogos esportivos <text:span text:style-name="T93">como correr atrás de um queijo rolando morro abaixo é um exemplo dessas disputas, algum personagem pode pegar o queijo, mas o queijo pode chegar ao final do morro e ninguém o alcançar</text:span>.</text:p>
      <text:p text:style-name="P104"><draw:frame text:anchor-type="paragraph" draw:z-index="11" draw:name="Text Frame 12" draw:style-name="gr5" draw:text-style-name="P177" svg:width="12.172cm" svg:height="13.974cm" svg:x="0.023cm" svg:y="0.573cm"><draw:text-box><text:p><text:span text:style-name="T221"><text:s/></text:span></text:p><text:p><text:span text:style-name="T221"><text:s text:c="5"/></text:span></text:p></draw:text-box></draw:frame></text:p>
      <text:h text:style-name="Heading_20_2" text:outline-level="2"><text:bookmark-start text:name="__RefHeading___Toc3280_190082474"/><text:soft-page-break/>Criando Cenários<text:bookmark-end text:name="__RefHeading___Toc3280_190082474"/></text:h>
      <text:p text:style-name="P92"/>
      <text:p text:style-name="P94">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94"/>
      <text:p text:style-name="P94">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94"/>
      <text:p text:style-name="P110"><text:span text:style-name="T74">São por meio dessas definições que os personagens serão criados, e com base nelas que as ações e reações d</text:span><text:span text:style-name="T79">esses</text:span><text:span text:style-name="T74"> personagens serão moderadas pelo mestre durante o decorrer de uma história.</text:span></text:p>
      <text:p text:style-name="P100"/>
      <text:h text:style-name="Heading_20_3" text:outline-level="3"><draw:frame text:anchor-type="paragraph" draw:z-index="12" draw:name="Text Frame 13" draw:style-name="gr4" draw:text-style-name="P177" svg:width="12.156cm" svg:height="4.444cm" svg:x="0.023cm" svg:y="-7.149cm"><draw:text-box><text:p><text:span text:style-name="T221"><text:s/></text:span></text:p><text:p><text:span text:style-name="T221"><text:s text:c="5"/></text:span></text:p></draw:text-box></draw:frame><text:bookmark-start text:name="__RefHeading___Toc2904_1234307829"/>Novos Elementos<text:bookmark-end text:name="__RefHeading___Toc2904_1234307829"/></text:h>
      <text:p text:style-name="P112"/>
      <text:p text:style-name="P112">Estender as regras para além dos personagens não é tarefa complicada, basta escolher o que se deseja representar dentro do jogo como exércitos, naves espaciais, robôs gigantes, <text:span text:style-name="T169">caravanas</text:span> e definir os traços, equipamentos e efeitos referentes <text:span text:style-name="T181">aos </text:span>novos elementos de jogo.</text:p>
      <text:p text:style-name="P114"><text:soft-page-break/>O restante das regras se mantêm iguais, <text:span text:style-name="T181">os </text:span>teste e <text:span text:style-name="T181">as </text:span>disputas podem ser <text:span text:style-name="T181">aplicados a</text:span> esses novos elementos de jogo <text:span text:style-name="T181">do mesmo modo que são aplicados aos personagens. Os novos elementos também podem ser conduzidos tanto pelo mestre como pelos jogadores caso o mestre julgue conveniente.</text:span></text:p>
      <text:p text:style-name="P114"/>
      <text:p text:style-name="P116">O mestre tem a liberdade para <text:span text:style-name="T177">inventar e </text:span>construir o que ele quiser, <text:span text:style-name="T177">o importante é </text:span>mante<text:span text:style-name="T177">r o </text:span>cenário e <text:span text:style-name="T177">a</text:span> história <text:span text:style-name="T177">coerentes</text:span>, <text:span text:style-name="T170">nem sempre fará </text:span>sentido <text:span text:style-name="T170">compartilhar </text:span>traços, equipamentos e efeitos <text:span text:style-name="T170">entre elementos de jogo </text:span><text:span text:style-name="T178">que são</text:span><text:span text:style-name="T170"> </text:span><text:span text:style-name="T182">demasiado </text:span><text:span text:style-name="T170">diferentes. </text:span><text:span text:style-name="T175">P</text:span><text:span text:style-name="T170">or exemplo usar traços </text:span>defini<text:span text:style-name="T170">dos</text:span> <text:span text:style-name="T170">para</text:span> nave<text:span text:style-name="T170">s</text:span> espacia<text:span text:style-name="T170">is</text:span> <text:span text:style-name="T170">na construção de uma caravana </text:span><text:span text:style-name="T171">do deserto, </text:span><text:span text:style-name="T176">provavelmente não </text:span><text:span text:style-name="T184">seja adequado</text:span><text:span text:style-name="T176">.</text:span></text:p>
      <text:p text:style-name="P111"/>
      <text:h text:style-name="P166" text:outline-level="3" text:is-list-header="true"><text:bookmark-start text:name="__RefHeading___Toc2906_1234307829"/>Temas de Jogo<text:bookmark-end text:name="__RefHeading___Toc2906_1234307829"/></text:h>
      <text:p text:style-name="P113"/>
      <text:p text:style-name="P115">Os temas de jogo são muito variados, ao escolher um tema o mestre deve levar em consideração os jogadores que irão participar da história, cada grupo tera <text:span text:style-name="T174">seus </text:span>temas <text:span text:style-name="T174">favoritos</text:span>. Alguns temas também podem ser inadequados para determinados grupos devido a faixa etária dos jogadores, cabe ao mestre escolher de modo adequado levando em conta as características de cada grupo de jogo.</text:p>
      <text:p text:style-name="P113"/>
      <table:table table:name="Temas" table:style-name="Temas">
        <table:table-column table:style-name="Temas.A"/>
        <table:table-column table:style-name="Temas.B"/>
        <table:table-row>
          <table:table-cell table:style-name="Temas.A1" office:value-type="string">
            <text:p text:style-name="P26">Tema</text:p>
          </table:table-cell>
          <table:table-cell table:style-name="Temas.B1" office:value-type="string">
            <text:p text:style-name="P26">Descrição</text:p>
          </table:table-cell>
        </table:table-row>
        <table:table-row>
          <table:table-cell table:style-name="Temas.A2" office:value-type="string">
            <text:p text:style-name="P12">Fantasia Sombria</text:p>
          </table:table-cell>
          <table:table-cell table:style-name="Temas.B2" office:value-type="string">
            <text:p text:style-name="P8">Composto de florestas, desfiladeiros, vilarejos esquecidos, locais cercados de mistérios, boatos, lendas antigas e criaturas a espreita.</text:p>
          </table:table-cell>
        </table:table-row>
        <table:table-row>
          <table:table-cell table:style-name="Temas.A2" office:value-type="string">
            <text:p text:style-name="P12">Exploração Espacial</text:p>
          </table:table-cell>
          <table:table-cell table:style-name="Temas.B3" office:value-type="string">
            <text:p text:style-name="P8">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11">Horror Vitoriano</text:p>
          </table:table-cell>
          <table:table-cell table:style-name="Temas.B4" office:value-type="string">
            <text:p text:style-name="P10">Nas ruas sujas e enevoadas um assassino faz vitimas a cada noite, cabe aos jogadores perseguir e por fim a esses crimes, antes que eles mesmos sejam as vitimas.</text:p>
          </table:table-cell>
        </table:table-row>
        <table:table-row>
          <table:table-cell table:style-name="Temas.A5" office:value-type="string">
            <text:p text:style-name="P9">Conspirações</text:p>
          </table:table-cell>
          <table:table-cell table:style-name="Temas.B5" office:value-type="string">
            <text:p text:style-name="P8">Alienígenas, grupos do governo, os jogadores participa<text:span text:style-name="T212">m</text:span> de uma trama <text:span text:style-name="T172">em meio aos interesses ocultos desses grupos.</text:span></text:p>
          </table:table-cell>
        </table:table-row>
      </table:table>
      <text:h text:style-name="Heading_20_2" text:outline-level="2"><text:bookmark-start text:name="__RefHeading___Toc3377_2234988715"/><text:soft-page-break/>Aplicando as Regras<text:bookmark-end text:name="__RefHeading___Toc3377_2234988715"/></text:h>
      <text:p text:style-name="P113"/>
      <text:p text:style-name="P118">Descrever <text:span text:style-name="T197">como acontece</text:span> um <text:span text:style-name="T197">trecho de uma </text:span>partida de RPG usando o sistema 3P, facilita a compreensão geral de como a história se entrelaça com as regras durante o jogo. <text:span text:style-name="T198">Essa sessão é destinada a fazer isso, </text:span>para por em prática as regras de jogos em diferentes contextos, <text:span text:style-name="T215">a</text:span> história usada de exemplo é <text:span text:style-name="T199">o roubo </text:span>de uma joia por um grupo de trapaceiros de um mercador <text:span text:style-name="T199">do bazar central</text:span>.</text:p>
      <text:p text:style-name="P117"/>
      <text:h text:style-name="Heading_20_3" text:outline-level="3"><text:bookmark-start text:name="__RefHeading___Toc3379_2234988715"/>Mercador<text:span text:style-name="T185">es</text:span> e Trapaceiros <text:bookmark-end text:name="__RefHeading___Toc3379_2234988715"/></text:h>
      <text:p text:style-name="P41"/>
      <text:p text:style-name="P119"><text:span text:style-name="T200">Nessa história o</text:span> mercador e os guardas do <text:span text:style-name="T194">b</text:span>azar são guiados pelo mestre. Os guardas tem como objetivo manter as mercadorias a salvo e proteger os mercadores do local.</text:p>
      <text:p text:style-name="P40"/>
      <table:table table:name="Personagens-Exemplo" table:style-name="Personagens-Exemplo">
        <table:table-column table:style-name="Personagens-Exemplo.A"/>
        <table:table-column table:style-name="Personagens-Exemplo.B"/>
        <table:table-row>
          <table:table-cell table:style-name="Personagens-Exemplo.A1" office:value-type="string">
            <text:p text:style-name="P27">Personagem</text:p>
          </table:table-cell>
          <table:table-cell table:style-name="Personagens-Exemplo.B1" office:value-type="string">
            <text:p text:style-name="P27">Definição</text:p>
          </table:table-cell>
        </table:table-row>
        <table:table-row table:style-name="Personagens-Exemplo.2">
          <table:table-cell table:style-name="Personagens-Exemplo.A2" office:value-type="string">
            <text:p text:style-name="P13">Mercador</text:p>
          </table:table-cell>
          <table:table-cell table:style-name="Personagens-Exemplo.B2" office:value-type="string">
            <text:p text:style-name="P13"><text:span text:style-name="T188">Traços </text:span><text:span text:style-name="T189">.:</text:span><text:span text:style-name="T186"> </text:span><text:span text:style-name="T187">Bom de Papo, Atento </text:span><text:line-break/><text:span text:style-name="T111">Equipamentos </text:span><text:span text:style-name="T51">.:</text:span> <text:span text:style-name="T190">Apito, Túnica Colorida</text:span></text:p>
          </table:table-cell>
        </table:table-row>
        <table:table-row table:style-name="Personagens-Exemplo.3">
          <table:table-cell table:style-name="Personagens-Exemplo.A2" office:value-type="string">
            <text:p text:style-name="P13">Guarda</text:p>
          </table:table-cell>
          <table:table-cell table:style-name="Personagens-Exemplo.B2" office:value-type="string">
            <text:p text:style-name="P13"><text:span text:style-name="T188">Traços </text:span><text:span text:style-name="T189">.:</text:span><text:span text:style-name="T186"> </text:span><text:span text:style-name="T187">Localizar, Força Bruta</text:span><text:line-break/><text:span text:style-name="T111">Equipamentos </text:span><text:span text:style-name="T51">.:</text:span> <text:span text:style-name="T190">Porrete, Cota de Malha</text:span></text:p>
          </table:table-cell>
        </table:table-row>
        <table:table-row>
          <table:table-cell table:style-name="Personagens-Exemplo.A4" office:value-type="string">
            <text:p text:style-name="P13">Trapaceiro</text:p>
          </table:table-cell>
          <table:table-cell table:style-name="Personagens-Exemplo.B4" office:value-type="string">
            <text:p text:style-name="P13"><text:span text:style-name="T188">Traços </text:span><text:span text:style-name="T189">.:</text:span><text:span text:style-name="T186"> </text:span><text:span text:style-name="T187">Distração, Mãos Leves, Criar Contratempo</text:span><text:line-break/><text:span text:style-name="T111">Equipamentos </text:span><text:span text:style-name="T51">.:</text:span> <text:span text:style-name="T190">Bolsa de Couro, Roupas Cotidianas</text:span></text:p>
          </table:table-cell>
        </table:table-row>
      </table:table>
      <text:p text:style-name="P40"/>
      <text:p text:style-name="P120">Os jogadores por sua vez guiam dois trapaceiros, <text:span text:style-name="T210">Rato</text:span> e <text:span text:style-name="T211">Sapo</text:span>. Obter joias em exibição é o objetivo dos trapaceiros, que não tem moedas suficientes para realizar uma compra honesta. <text:span text:style-name="T213">Tudo se passa no maior mercado aberto da cidade. O movimento de pessoas é grande, os guardas circulam pelo local verificando se tudo está bem, devido aos guardas os mercadores não parecem preocupados.</text:span></text:p>
      <text:p text:style-name="P106"/>
      <text:p text:style-name="P121">Os personagens estão dentro da galeria, próximos a um comerciante de joias. <text:span text:style-name="T195">Antes de entrar em ação os jogadores questiona</text:span><text:span text:style-name="T197">m</text:span><text:span text:style-name="T195"> o mestre </text:span><text:span text:style-name="T201">pedindo</text:span><text:span text:style-name="T195"> uma descrição detalhada do lugar</text:span>.</text:p>
      <text:p text:style-name="P134"><text:bookmark-start text:name="__RefHeading___Toc3892_1278716021"/><text:soft-page-break/><text:span text:style-name="T219">Trecho de uma partida de RPG</text:span><text:bookmark-end text:name="__RefHeading___Toc3892_1278716021"/></text:p>
      <text:p text:style-name="P50"/>
      <text:p text:style-name="P43"><text:span text:style-name="T54">Sapo</text:span><text:span text:style-name="T51"> .:</text:span> quais opções temos para realizar uma fuga se necessário?</text:p>
      <text:p text:style-name="P44"><text:span text:style-name="T51">Mestre .:</text:span> a galeria do mercado possui dois portões de acesso, ela tem formato de corredor que vai de um portão a outro fazendo uma curva suave. Vocês podem avistar janelas abertas e provavelmente os telhados podem ser alcançados subindo pelas pilhas de mercadorias.</text:p>
      <text:p text:style-name="P45"><text:span text:style-name="T54">Sapo</text:span><text:span text:style-name="T51"> .:</text:span> me aproximo da joia e vou pegá-la sem que o vendedor perceba já que tenho <text:span text:style-name="T191">Mãos Leves</text:span> e sorrateiras.</text:p>
      <text:p text:style-name="P45"><text:span text:style-name="T51">Mestre .:</text:span> o vendedor vai impor uma reação como ele está sempre <text:span text:style-name="T191">Atento</text:span><text:span text:style-name="T111"> e os guardas </text:span><text:span text:style-name="T116">estão observando ao</text:span><text:span text:style-name="T111"> redor </text:span><text:span text:style-name="T116">o que aumenta o</text:span><text:span text:style-name="T111"> </text:span><text:span text:style-name="T193">Desafio</text:span><text:span text:style-name="T111">, você deve realizar um teste.</text:span></text:p>
      <text:p text:style-name="P45"><text:span text:style-name="T54">Rato</text:span><text:span text:style-name="T51"> .:</text:span><text:span text:style-name="T111"> não vou ficar fora dessa, vou reagir </text:span><text:span text:style-name="T193">Distraindo</text:span><text:span text:style-name="T115"> o mercador chamando ele.</text:span></text:p>
      <text:p text:style-name="P45"><text:span text:style-name="T51">Testando a Ação .:</text:span><text:span text:style-name="T111"> o jogador que guia </text:span><text:span text:style-name="T120">Sapo</text:span><text:span text:style-name="T111"> deve rolar </text:span><text:span text:style-name="T115">3</text:span><text:span text:style-name="T111">d6 de sucesso (d6 inicial + </text:span><text:span text:style-name="T115">d6 mãos leves + d6 da distração de </text:span><text:span text:style-name="T120">Rato</text:span><text:span text:style-name="T111">) e 3d6 de falha </text:span><text:span text:style-name="T115">(d6 inicial + d6 Atento + d6 guardas). O resultado da jogada é 7 para dados de sucesso e 9 para dados de falha.</text:span></text:p>
      <text:p text:style-name="P46"><text:span text:style-name="T51">Mestre .:</text:span><text:span text:style-name="T111"> o mercador percebe a ação de </text:span><text:span text:style-name="T120">Sapo</text:span><text:span text:style-name="T111"> e usa seu apito para avisar os guardas. Todos devem participar de uma disputa de ordem para iniciar uma cena.</text:span></text:p>
      <text:p text:style-name="P47"><text:span text:style-name="T54">Rato</text:span><text:span text:style-name="T51"> .:</text:span><text:span text:style-name="T111"> tudo bem mas eu vou abrir mão da minha posição para realizar uma reação </text:span><text:span text:style-name="T117">c</text:span><text:span text:style-name="T111">riando </text:span><text:span text:style-name="T117">um </text:span><text:span text:style-name="T191">Contratempo</text:span><text:span text:style-name="T111"> para os </text:span><text:span text:style-name="T117">g</text:span><text:span text:style-name="T111">uardas.</text:span></text:p>
      <text:p text:style-name="P48"><text:span text:style-name="T51">Disputa de Ordem .: </text:span><text:span text:style-name="T111">o mercador joga um d6 (inicial), </text:span><text:span text:style-name="T120">Sapo</text:span><text:span text:style-name="T111"> joga um d6 (inicial), o guarda mais próximo joga 2d6 de sucesso e </text:span><text:span text:style-name="T119">2</text:span><text:span text:style-name="T111">d6 de falha (d6 inicial + d6 Localizar <text:s/>– </text:span><text:span text:style-name="T119">d6 reação </text:span><text:span text:style-name="T111">–</text:span><text:span text:style-name="T119"> </text:span><text:span text:style-name="T111">d6 Contratempo), </text:span><text:span text:style-name="T120">Rato</text:span><text:span text:style-name="T111"> não joga porque escolheu realizar uma reação. O mercador tira 2, </text:span><text:span text:style-name="T120">Sapo</text:span><text:span text:style-name="T111"> tira 6, o guarda tira +</text:span><text:span text:style-name="T119">3</text:span><text:span text:style-name="T111"> +4 – 1 – </text:span><text:span text:style-name="T119">2</text:span><text:span text:style-name="T111"> total de 4. Portanto a ordem d</text:span><text:span text:style-name="T117">a</text:span><text:span text:style-name="T111"> disputa é</text:span><text:span text:style-name="T117">:</text:span><text:span text:style-name="T111"> </text:span><text:span text:style-name="T120">Sapo</text:span><text:span text:style-name="T111">, guarda, mercador, e </text:span><text:span text:style-name="T120">Rato</text:span><text:span text:style-name="T111">.</text:span></text:p>
      <text:p text:style-name="P49"><text:span text:style-name="T54">Sapo</text:span><text:span text:style-name="T51"> .:</text:span><text:span text:style-name="T111"> eu saio correndo o mais rápido que posso, na direção do portão.</text:span></text:p>
      <text:p text:style-name="P49"><text:span text:style-name="T51">Mestre</text:span> <text:span text:style-name="T51">.:</text:span><text:span text:style-name="T111"> o mercador que está próximo de você tenta segurá-lo. Para fugir você precisa realizar um teste. Como </text:span><text:span text:style-name="T120">Rato</text:span><text:span text:style-name="T111"> e o guarda estão distantes eles não conseguem participar do teste </text:span><text:span text:style-name="T118">impondo</text:span><text:span text:style-name="T111"> reações.</text:span></text:p>
      <text:p text:style-name="P42"><text:span text:style-name="T111"/></text:p>
      <text:p text:style-name="P135"><text:span text:style-name="T183">.:</text:span><text:span text:style-name="T196"> Versão </text:span><text:span text:style-name="T206">2.0</text:span></text:p>
      <text:p text:style-name="P136"/>
      <text:p text:style-name="P122"><draw:frame text:anchor-type="paragraph" draw:z-index="8" draw:name="Text Frame 8" draw:style-name="gr8" draw:text-style-name="P177" svg:width="12.172cm" svg:height="18.414cm" svg:x="-0.004cm" svg:y="-0.002cm"><draw:text-box><text:p><text:span text:style-name="T221"><text:s/></text:span></text:p><text:p><text:span text:style-name="T221"><text:s text:c="5"/></text:span></text:p></draw:text-box></draw:frame><draw:frame text:anchor-type="paragraph" draw:z-index="7" draw:name="Text Frame 9" draw:style-name="gr9" draw:text-style-name="P178" svg:width="1.588cm" svg:height="2.832cm" svg:x="-6.844cm" svg:y="16.692cm"><draw:text-box><text:p text:style-name="P176"><text:span text:style-name="T222"/></text:p><text:p text:style-name="P176"><text:span text:style-name="T222"/></text:p><text:p text:style-name="P176"><text:span text:style-name="T222"/></text:p><text:p text:style-name="P176"><text:span text:style-name="T223">.:</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marker draw:name="Arrowheads_20_1" draw:display-name="Arrowheads 1" svg:viewBox="0 0 836 110" svg:d="M0 0h278 278 280v36 36 38h-278-278-280v-36-36z"/>
    <draw:marker draw:name="Arrowheads_20_5" draw:display-name="Arrowheads 5" svg:viewBox="0 0 2239 2244" svg:d="M1125 0l-45 9-38 25-21 30-1009 2010-11 34-1 34 12 41 27 32 23 15 23 9 26 4 37-5 31-15 23-21 15-23 905-1804 899 1804 10 17 12 14 15 13 15 9 21 8 30 4 20-2 15-4 17-7 16-10 12-10 13-15 12-21 7-22 3-27-2-20-11-30-998-2012-24-33-36-2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Garamond-Math1" fo:font-family="Garamond-Math" style:font-style-name="Bold" style:font-pitch="variable" fo:font-size="1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left="0cm" fo:text-indent="0cm" style:auto-text-indent="false" style:page-number="auto">
        <style:tab-stops>
          <style:tab-stop style:position="13cm" style:type="right" style:leader-style="dotted" style:leader-text="."/>
        </style:tab-stops>
      </style:paragraph-properties>
      <style:text-properties fo:font-size="14pt"/>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fo:font-size="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able_20_Contents">
      <style:paragraph-properties fo:text-align="center" style:justify-single-word="false"/>
      <style:text-properties officeooo:paragraph-rsid="034a66fb"/>
    </style:style>
    <style:style style:name="MP2" style:family="paragraph" style:parent-style-name="Standard">
      <style:text-properties fo:font-size="11pt" officeooo:paragraph-rsid="034e419f" style:font-size-asian="11pt" style:font-size-complex="11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2cm" fo:margin-left="0cm" fo:margin-right="0cm" fo:margin-top="0.31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footer-first>
        <text:p text:style-name="MP2">Copyright 2024 Fellipe Augusto Ugliara. Licenciado sob a CC BY-SA 4.0</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9-03T08:49:36.731254385</dc:date>
    <meta:editing-duration>P1DT18H55M31S</meta:editing-duration>
    <meta:editing-cycles>642</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9-02T13:54:08.306370362</meta:print-date>
    <meta:document-statistic meta:table-count="11" meta:image-count="0" meta:object-count="0" meta:page-count="24" meta:paragraph-count="281" meta:word-count="4594" meta:character-count="26972" meta:non-whitespace-character-count="22631"/>
  </office:meta>
</office:document-meta>
</file>